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background-color="#ffff00"/>
    </style:style>
    <style:style style:name="ce3" style:family="table-cell" style:parent-style-name="Default">
      <style:map style:condition="cell-content()=21" style:apply-style-name="Untitled1" style:base-cell-address="ekodom.C1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36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kod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retenc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z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01" calcext:value-type="date">
            <text:p>1.01.2022</text:p>
          </table:table-cell>
          <table:table-cell office:value-type="float" office:value="0" calcext:value-type="float">
            <text:p>0</text:p>
          </table:table-cell>
          <table:table-cell table:formula="of:=IF([.B2]=0; [.C1]+1; 0)" office:value-type="float" office:value="1" calcext:value-type="float">
            <text:p>1</text:p>
          </table:table-cell>
          <table:table-cell/>
          <table:table-cell table:formula="of:= IF(WEEKDAY([.A2])=4; IF([.E1]&lt;0; [.B2]-260-300*[.D2]; [.E1]+[.B2]-260-300*[.D2]); IF([.E1]&lt;0; [.B2]-190-300*[.D2]; [.E1]+[.B2]-190-300*[.D2]))" office:value-type="float" office:value="4810" calcext:value-type="float">
            <text:p>4810</text:p>
          </table:table-cell>
          <table:table-cell table:number-columns-repeated="2"/>
          <table:table-cell office:value-type="string" calcext:value-type="string">
            <text:p>Zad 4.1a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01-02" calcext:value-type="date">
            <text:p>2.01.2022</text:p>
          </table:table-cell>
          <table:table-cell office:value-type="float" office:value="0" calcext:value-type="float">
            <text:p>0</text:p>
          </table:table-cell>
          <table:table-cell table:formula="of:=IF([.B3]=0; [.C2]+1; 0)" office:value-type="float" office:value="2" calcext:value-type="float">
            <text:p>2</text:p>
          </table:table-cell>
          <table:table-cell/>
          <table:table-cell table:formula="of:= IF(WEEKDAY([.A3])=4; IF([.E2]&lt;0; [.B3]-260-300*[.D3]; [.E2]+[.B3]-260-300*[.D3]); IF([.E2]&lt;0; [.B3]-190-300*[.D3]; [.E2]+[.B3]-190-300*[.D3]))" office:value-type="float" office:value="4620" calcext:value-type="float">
            <text:p>4620</text:p>
          </table:table-cell>
          <table:table-cell table:number-columns-repeated="2"/>
          <table:table-cell table:formula="of:=MAX([.C1:.C1000])" office:value-type="float" office:value="21" calcext:value-type="float">
            <text:p>21</text:p>
          </table:table-cell>
          <table:table-cell office:value-type="string" calcext:value-type="string">
            <text:p>Od 12.08.2022</text:p>
          </table:table-cell>
          <table:table-cell office:value-type="string" calcext:value-type="string">
            <text:p><text:s/>Do 01.09.2022</text:p>
          </table:table-cell>
        </table:table-row>
        <table:table-row table:style-name="ro1">
          <table:table-cell table:style-name="ce1" office:value-type="date" office:date-value="2022-01-03" calcext:value-type="date">
            <text:p>3.01.2022</text:p>
          </table:table-cell>
          <table:table-cell office:value-type="float" office:value="0" calcext:value-type="float">
            <text:p>0</text:p>
          </table:table-cell>
          <table:table-cell table:formula="of:=IF([.B4]=0; [.C3]+1; 0)" office:value-type="float" office:value="3" calcext:value-type="float">
            <text:p>3</text:p>
          </table:table-cell>
          <table:table-cell/>
          <table:table-cell table:formula="of:= IF(WEEKDAY([.A4])=4; IF([.E3]&lt;0; [.B4]-260-300*[.D4]; [.E3]+[.B4]-260-300*[.D4]); IF([.E3]&lt;0; [.B4]-190-300*[.D4]; [.E3]+[.B4]-190-300*[.D4]))" office:value-type="float" office:value="4430" calcext:value-type="float">
            <text:p>4430</text:p>
          </table:table-cell>
          <table:table-cell table:number-columns-repeated="2"/>
          <table:table-cell office:value-type="string" calcext:value-type="string">
            <text:p>Zad 4.1b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01-04" calcext:value-type="date">
            <text:p>4.01.2022</text:p>
          </table:table-cell>
          <table:table-cell office:value-type="float" office:value="0" calcext:value-type="float">
            <text:p>0</text:p>
          </table:table-cell>
          <table:table-cell table:formula="of:=IF([.B5]=0; [.C4]+1; 0)" office:value-type="float" office:value="4" calcext:value-type="float">
            <text:p>4</text:p>
          </table:table-cell>
          <table:table-cell/>
          <table:table-cell table:formula="of:= IF(WEEKDAY([.A5])=4; IF([.E4]&lt;0; [.B5]-260-300*[.D5]; [.E4]+[.B5]-260-300*[.D5]); IF([.E4]&lt;0; [.B5]-190-300*[.D5]; [.E4]+[.B5]-190-300*[.D5]))" office:value-type="float" office:value="4240" calcext:value-type="float">
            <text:p>4240</text:p>
          </table:table-cell>
          <table:table-cell table:number-columns-repeated="2"/>
          <table:table-cell table:formula="of:=SUM([.D1:.D1000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01-05" calcext:value-type="date">
            <text:p>5.01.2022</text:p>
          </table:table-cell>
          <table:table-cell office:value-type="float" office:value="0" calcext:value-type="float">
            <text:p>0</text:p>
          </table:table-cell>
          <table:table-cell table:formula="of:=IF([.B6]=0; [.C5]+1; 0)" office:value-type="float" office:value="5" calcext:value-type="float">
            <text:p>5</text:p>
          </table:table-cell>
          <table:table-cell/>
          <table:table-cell table:formula="of:= IF(WEEKDAY([.A6])=4; IF([.E5]&lt;0; [.B6]-260-300*[.D6]; [.E5]+[.B6]-260-300*[.D6]); IF([.E5]&lt;0; [.B6]-190-300*[.D6]; [.E5]+[.B6]-190-300*[.D6]))" office:value-type="float" office:value="3980" calcext:value-type="float">
            <text:p>398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06" calcext:value-type="date">
            <text:p>6.01.2022</text:p>
          </table:table-cell>
          <table:table-cell office:value-type="float" office:value="0" calcext:value-type="float">
            <text:p>0</text:p>
          </table:table-cell>
          <table:table-cell table:formula="of:=IF([.B7]=0; [.C6]+1; 0)" office:value-type="float" office:value="6" calcext:value-type="float">
            <text:p>6</text:p>
          </table:table-cell>
          <table:table-cell/>
          <table:table-cell table:formula="of:= IF(WEEKDAY([.A7])=4; IF([.E6]&lt;0; [.B7]-260-300*[.D7]; [.E6]+[.B7]-260-300*[.D7]); IF([.E6]&lt;0; [.B7]-190-300*[.D7]; [.E6]+[.B7]-190-300*[.D7]))" office:value-type="float" office:value="3790" calcext:value-type="float">
            <text:p>3790</text:p>
          </table:table-cell>
          <table:table-cell table:number-columns-repeated="2"/>
          <table:table-cell office:value-type="string" calcext:value-type="string">
            <text:p>Zad 4.3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01-07" calcext:value-type="date">
            <text:p>7.01.2022</text:p>
          </table:table-cell>
          <table:table-cell office:value-type="float" office:value="0" calcext:value-type="float">
            <text:p>0</text:p>
          </table:table-cell>
          <table:table-cell table:formula="of:=IF([.B8]=0; [.C7]+1; 0)" office:value-type="float" office:value="7" calcext:value-type="float">
            <text:p>7</text:p>
          </table:table-cell>
          <table:table-cell/>
          <table:table-cell table:formula="of:= IF(WEEKDAY([.A8])=4; IF([.E7]&lt;0; [.B8]-260-300*[.D8]; [.E7]+[.B8]-260-300*[.D8]); IF([.E7]&lt;0; [.B8]-190-300*[.D8]; [.E7]+[.B8]-190-300*[.D8]))" office:value-type="float" office:value="3600" calcext:value-type="float">
            <text:p>3600</text:p>
          </table:table-cell>
          <table:table-cell table:number-columns-repeated="2"/>
          <table:table-cell table:formula="of:=COUNTIF([.E1:.E1000]; &quot;&lt;0&quot;)" office:value-type="float" office:value="93" calcext:value-type="float">
            <text:p>93</text:p>
          </table:table-cell>
          <table:table-cell table:formula="of:=ABS(SUMIF([.E1:.E1000]; &quot;&lt;0&quot;))" office:value-type="float" office:value="19152" calcext:value-type="float">
            <text:p>19152</text:p>
          </table:table-cell>
          <table:table-cell/>
        </table:table-row>
        <table:table-row table:style-name="ro1">
          <table:table-cell table:style-name="ce1" office:value-type="date" office:date-value="2022-01-08" calcext:value-type="date">
            <text:p>8.01.2022</text:p>
          </table:table-cell>
          <table:table-cell office:value-type="float" office:value="41" calcext:value-type="float">
            <text:p>41</text:p>
          </table:table-cell>
          <table:table-cell table:formula="of:=IF([.B9]=0; [.C8]+1; 0)" office:value-type="float" office:value="0" calcext:value-type="float">
            <text:p>0</text:p>
          </table:table-cell>
          <table:table-cell/>
          <table:table-cell table:formula="of:= IF(WEEKDAY([.A9])=4; IF([.E8]&lt;0; [.B9]-260-300*[.D9]; [.E8]+[.B9]-260-300*[.D9]); IF([.E8]&lt;0; [.B9]-190-300*[.D9]; [.E8]+[.B9]-190-300*[.D9]))" office:value-type="float" office:value="3451" calcext:value-type="float">
            <text:p>345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09" calcext:value-type="date">
            <text:p>9.01.2022</text:p>
          </table:table-cell>
          <table:table-cell office:value-type="float" office:value="79" calcext:value-type="float">
            <text:p>79</text:p>
          </table:table-cell>
          <table:table-cell table:formula="of:=IF([.B10]=0; [.C9]+1; 0)" office:value-type="float" office:value="0" calcext:value-type="float">
            <text:p>0</text:p>
          </table:table-cell>
          <table:table-cell/>
          <table:table-cell table:formula="of:= IF(WEEKDAY([.A10])=4; IF([.E9]&lt;0; [.B10]-260-300*[.D10]; [.E9]+[.B10]-260-300*[.D10]); IF([.E9]&lt;0; [.B10]-190-300*[.D10]; [.E9]+[.B10]-190-300*[.D10]))" office:value-type="float" office:value="3340" calcext:value-type="float">
            <text:p>334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10" calcext:value-type="date">
            <text:p>10.01.2022</text:p>
          </table:table-cell>
          <table:table-cell office:value-type="float" office:value="163" calcext:value-type="float">
            <text:p>163</text:p>
          </table:table-cell>
          <table:table-cell table:formula="of:=IF([.B11]=0; [.C10]+1; 0)" office:value-type="float" office:value="0" calcext:value-type="float">
            <text:p>0</text:p>
          </table:table-cell>
          <table:table-cell/>
          <table:table-cell table:formula="of:= IF(WEEKDAY([.A11])=4; IF([.E10]&lt;0; [.B11]-260-300*[.D11]; [.E10]+[.B11]-260-300*[.D11]); IF([.E10]&lt;0; [.B11]-190-300*[.D11]; [.E10]+[.B11]-190-300*[.D11]))" office:value-type="float" office:value="3313" calcext:value-type="float">
            <text:p>331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11" calcext:value-type="date">
            <text:p>11.01.2022</text:p>
          </table:table-cell>
          <table:table-cell office:value-type="float" office:value="259" calcext:value-type="float">
            <text:p>259</text:p>
          </table:table-cell>
          <table:table-cell table:formula="of:=IF([.B12]=0; [.C11]+1; 0)" office:value-type="float" office:value="0" calcext:value-type="float">
            <text:p>0</text:p>
          </table:table-cell>
          <table:table-cell/>
          <table:table-cell table:formula="of:= IF(WEEKDAY([.A12])=4; IF([.E11]&lt;0; [.B12]-260-300*[.D12]; [.E11]+[.B12]-260-300*[.D12]); IF([.E11]&lt;0; [.B12]-190-300*[.D12]; [.E11]+[.B12]-190-300*[.D12]))" office:value-type="float" office:value="3382" calcext:value-type="float">
            <text:p>338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12" calcext:value-type="date">
            <text:p>12.01.2022</text:p>
          </table:table-cell>
          <table:table-cell office:value-type="float" office:value="368" calcext:value-type="float">
            <text:p>368</text:p>
          </table:table-cell>
          <table:table-cell table:formula="of:=IF([.B13]=0; [.C12]+1; 0)" office:value-type="float" office:value="0" calcext:value-type="float">
            <text:p>0</text:p>
          </table:table-cell>
          <table:table-cell/>
          <table:table-cell table:formula="of:= IF(WEEKDAY([.A13])=4; IF([.E12]&lt;0; [.B13]-260-300*[.D13]; [.E12]+[.B13]-260-300*[.D13]); IF([.E12]&lt;0; [.B13]-190-300*[.D13]; [.E12]+[.B13]-190-300*[.D13]))" office:value-type="float" office:value="3490" calcext:value-type="float">
            <text:p>34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13" calcext:value-type="date">
            <text:p>13.01.2022</text:p>
          </table:table-cell>
          <table:table-cell office:value-type="float" office:value="45" calcext:value-type="float">
            <text:p>45</text:p>
          </table:table-cell>
          <table:table-cell table:formula="of:=IF([.B14]=0; [.C13]+1; 0)" office:value-type="float" office:value="0" calcext:value-type="float">
            <text:p>0</text:p>
          </table:table-cell>
          <table:table-cell/>
          <table:table-cell table:formula="of:= IF(WEEKDAY([.A14])=4; IF([.E13]&lt;0; [.B14]-260-300*[.D14]; [.E13]+[.B14]-260-300*[.D14]); IF([.E13]&lt;0; [.B14]-190-300*[.D14]; [.E13]+[.B14]-190-300*[.D14]))" office:value-type="float" office:value="3345" calcext:value-type="float">
            <text:p>334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14" calcext:value-type="date">
            <text:p>14.01.2022</text:p>
          </table:table-cell>
          <table:table-cell office:value-type="float" office:value="0" calcext:value-type="float">
            <text:p>0</text:p>
          </table:table-cell>
          <table:table-cell table:formula="of:=IF([.B15]=0; [.C14]+1; 0)" office:value-type="float" office:value="1" calcext:value-type="float">
            <text:p>1</text:p>
          </table:table-cell>
          <table:table-cell/>
          <table:table-cell table:formula="of:= IF(WEEKDAY([.A15])=4; IF([.E14]&lt;0; [.B15]-260-300*[.D15]; [.E14]+[.B15]-260-300*[.D15]); IF([.E14]&lt;0; [.B15]-190-300*[.D15]; [.E14]+[.B15]-190-300*[.D15]))" office:value-type="float" office:value="3155" calcext:value-type="float">
            <text:p>315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15" calcext:value-type="date">
            <text:p>15.01.2022</text:p>
          </table:table-cell>
          <table:table-cell office:value-type="float" office:value="0" calcext:value-type="float">
            <text:p>0</text:p>
          </table:table-cell>
          <table:table-cell table:formula="of:=IF([.B16]=0; [.C15]+1; 0)" office:value-type="float" office:value="2" calcext:value-type="float">
            <text:p>2</text:p>
          </table:table-cell>
          <table:table-cell/>
          <table:table-cell table:formula="of:= IF(WEEKDAY([.A16])=4; IF([.E15]&lt;0; [.B16]-260-300*[.D16]; [.E15]+[.B16]-260-300*[.D16]); IF([.E15]&lt;0; [.B16]-190-300*[.D16]; [.E15]+[.B16]-190-300*[.D16]))" office:value-type="float" office:value="2965" calcext:value-type="float">
            <text:p>296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16" calcext:value-type="date">
            <text:p>16.01.2022</text:p>
          </table:table-cell>
          <table:table-cell office:value-type="float" office:value="0" calcext:value-type="float">
            <text:p>0</text:p>
          </table:table-cell>
          <table:table-cell table:formula="of:=IF([.B17]=0; [.C16]+1; 0)" office:value-type="float" office:value="3" calcext:value-type="float">
            <text:p>3</text:p>
          </table:table-cell>
          <table:table-cell/>
          <table:table-cell table:formula="of:= IF(WEEKDAY([.A17])=4; IF([.E16]&lt;0; [.B17]-260-300*[.D17]; [.E16]+[.B17]-260-300*[.D17]); IF([.E16]&lt;0; [.B17]-190-300*[.D17]; [.E16]+[.B17]-190-300*[.D17]))" office:value-type="float" office:value="2775" calcext:value-type="float">
            <text:p>277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17" calcext:value-type="date">
            <text:p>17.01.2022</text:p>
          </table:table-cell>
          <table:table-cell office:value-type="float" office:value="0" calcext:value-type="float">
            <text:p>0</text:p>
          </table:table-cell>
          <table:table-cell table:formula="of:=IF([.B18]=0; [.C17]+1; 0)" office:value-type="float" office:value="4" calcext:value-type="float">
            <text:p>4</text:p>
          </table:table-cell>
          <table:table-cell/>
          <table:table-cell table:formula="of:= IF(WEEKDAY([.A18])=4; IF([.E17]&lt;0; [.B18]-260-300*[.D18]; [.E17]+[.B18]-260-300*[.D18]); IF([.E17]&lt;0; [.B18]-190-300*[.D18]; [.E17]+[.B18]-190-300*[.D18]))" office:value-type="float" office:value="2585" calcext:value-type="float">
            <text:p>258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18" calcext:value-type="date">
            <text:p>18.01.2022</text:p>
          </table:table-cell>
          <table:table-cell office:value-type="float" office:value="0" calcext:value-type="float">
            <text:p>0</text:p>
          </table:table-cell>
          <table:table-cell table:formula="of:=IF([.B19]=0; [.C18]+1; 0)" office:value-type="float" office:value="5" calcext:value-type="float">
            <text:p>5</text:p>
          </table:table-cell>
          <table:table-cell/>
          <table:table-cell table:formula="of:= IF(WEEKDAY([.A19])=4; IF([.E18]&lt;0; [.B19]-260-300*[.D19]; [.E18]+[.B19]-260-300*[.D19]); IF([.E18]&lt;0; [.B19]-190-300*[.D19]; [.E18]+[.B19]-190-300*[.D19]))" office:value-type="float" office:value="2395" calcext:value-type="float">
            <text:p>239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19" calcext:value-type="date">
            <text:p>19.01.2022</text:p>
          </table:table-cell>
          <table:table-cell office:value-type="float" office:value="0" calcext:value-type="float">
            <text:p>0</text:p>
          </table:table-cell>
          <table:table-cell table:formula="of:=IF([.B20]=0; [.C19]+1; 0)" office:value-type="float" office:value="6" calcext:value-type="float">
            <text:p>6</text:p>
          </table:table-cell>
          <table:table-cell/>
          <table:table-cell table:formula="of:= IF(WEEKDAY([.A20])=4; IF([.E19]&lt;0; [.B20]-260-300*[.D20]; [.E19]+[.B20]-260-300*[.D20]); IF([.E19]&lt;0; [.B20]-190-300*[.D20]; [.E19]+[.B20]-190-300*[.D20]))" office:value-type="float" office:value="2135" calcext:value-type="float">
            <text:p>213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20" calcext:value-type="date">
            <text:p>20.01.2022</text:p>
          </table:table-cell>
          <table:table-cell office:value-type="float" office:value="0" calcext:value-type="float">
            <text:p>0</text:p>
          </table:table-cell>
          <table:table-cell table:formula="of:=IF([.B21]=0; [.C20]+1; 0)" office:value-type="float" office:value="7" calcext:value-type="float">
            <text:p>7</text:p>
          </table:table-cell>
          <table:table-cell/>
          <table:table-cell table:formula="of:= IF(WEEKDAY([.A21])=4; IF([.E20]&lt;0; [.B21]-260-300*[.D21]; [.E20]+[.B21]-260-300*[.D21]); IF([.E20]&lt;0; [.B21]-190-300*[.D21]; [.E20]+[.B21]-190-300*[.D21]))" office:value-type="float" office:value="1945" calcext:value-type="float">
            <text:p>194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21" calcext:value-type="date">
            <text:p>21.01.2022</text:p>
          </table:table-cell>
          <table:table-cell office:value-type="float" office:value="0" calcext:value-type="float">
            <text:p>0</text:p>
          </table:table-cell>
          <table:table-cell table:formula="of:=IF([.B22]=0; [.C21]+1; 0)" office:value-type="float" office:value="8" calcext:value-type="float">
            <text:p>8</text:p>
          </table:table-cell>
          <table:table-cell/>
          <table:table-cell table:formula="of:= IF(WEEKDAY([.A22])=4; IF([.E21]&lt;0; [.B22]-260-300*[.D22]; [.E21]+[.B22]-260-300*[.D22]); IF([.E21]&lt;0; [.B22]-190-300*[.D22]; [.E21]+[.B22]-190-300*[.D22]))" office:value-type="float" office:value="1755" calcext:value-type="float">
            <text:p>175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22" calcext:value-type="date">
            <text:p>22.01.2022</text:p>
          </table:table-cell>
          <table:table-cell office:value-type="float" office:value="0" calcext:value-type="float">
            <text:p>0</text:p>
          </table:table-cell>
          <table:table-cell table:formula="of:=IF([.B23]=0; [.C22]+1; 0)" office:value-type="float" office:value="9" calcext:value-type="float">
            <text:p>9</text:p>
          </table:table-cell>
          <table:table-cell/>
          <table:table-cell table:formula="of:= IF(WEEKDAY([.A23])=4; IF([.E22]&lt;0; [.B23]-260-300*[.D23]; [.E22]+[.B23]-260-300*[.D23]); IF([.E22]&lt;0; [.B23]-190-300*[.D23]; [.E22]+[.B23]-190-300*[.D23]))" office:value-type="float" office:value="1565" calcext:value-type="float">
            <text:p>156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23" calcext:value-type="date">
            <text:p>23.01.2022</text:p>
          </table:table-cell>
          <table:table-cell office:value-type="float" office:value="33" calcext:value-type="float">
            <text:p>33</text:p>
          </table:table-cell>
          <table:table-cell table:formula="of:=IF([.B24]=0; [.C23]+1; 0)" office:value-type="float" office:value="0" calcext:value-type="float">
            <text:p>0</text:p>
          </table:table-cell>
          <table:table-cell/>
          <table:table-cell table:formula="of:= IF(WEEKDAY([.A24])=4; IF([.E23]&lt;0; [.B24]-260-300*[.D24]; [.E23]+[.B24]-260-300*[.D24]); IF([.E23]&lt;0; [.B24]-190-300*[.D24]; [.E23]+[.B24]-190-300*[.D24]))" office:value-type="float" office:value="1408" calcext:value-type="float">
            <text:p>140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24" calcext:value-type="date">
            <text:p>24.01.2022</text:p>
          </table:table-cell>
          <table:table-cell office:value-type="float" office:value="75" calcext:value-type="float">
            <text:p>75</text:p>
          </table:table-cell>
          <table:table-cell table:formula="of:=IF([.B25]=0; [.C24]+1; 0)" office:value-type="float" office:value="0" calcext:value-type="float">
            <text:p>0</text:p>
          </table:table-cell>
          <table:table-cell/>
          <table:table-cell table:formula="of:= IF(WEEKDAY([.A25])=4; IF([.E24]&lt;0; [.B25]-260-300*[.D25]; [.E24]+[.B25]-260-300*[.D25]); IF([.E24]&lt;0; [.B25]-190-300*[.D25]; [.E24]+[.B25]-190-300*[.D25]))" office:value-type="float" office:value="1293" calcext:value-type="float">
            <text:p>129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25" calcext:value-type="date">
            <text:p>25.01.2022</text:p>
          </table:table-cell>
          <table:table-cell office:value-type="float" office:value="537" calcext:value-type="float">
            <text:p>537</text:p>
          </table:table-cell>
          <table:table-cell table:formula="of:=IF([.B26]=0; [.C25]+1; 0)" office:value-type="float" office:value="0" calcext:value-type="float">
            <text:p>0</text:p>
          </table:table-cell>
          <table:table-cell/>
          <table:table-cell table:formula="of:= IF(WEEKDAY([.A26])=4; IF([.E25]&lt;0; [.B26]-260-300*[.D26]; [.E25]+[.B26]-260-300*[.D26]); IF([.E25]&lt;0; [.B26]-190-300*[.D26]; [.E25]+[.B26]-190-300*[.D26]))" office:value-type="float" office:value="1640" calcext:value-type="float">
            <text:p>164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26" calcext:value-type="date">
            <text:p>26.01.2022</text:p>
          </table:table-cell>
          <table:table-cell office:value-type="float" office:value="826" calcext:value-type="float">
            <text:p>826</text:p>
          </table:table-cell>
          <table:table-cell table:formula="of:=IF([.B27]=0; [.C26]+1; 0)" office:value-type="float" office:value="0" calcext:value-type="float">
            <text:p>0</text:p>
          </table:table-cell>
          <table:table-cell/>
          <table:table-cell table:formula="of:= IF(WEEKDAY([.A27])=4; IF([.E26]&lt;0; [.B27]-260-300*[.D27]; [.E26]+[.B27]-260-300*[.D27]); IF([.E26]&lt;0; [.B27]-190-300*[.D27]; [.E26]+[.B27]-190-300*[.D27]))" office:value-type="float" office:value="2206" calcext:value-type="float">
            <text:p>2206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float" office:value="26" calcext:value-type="float">
            <text:p>26</text:p>
          </table:table-cell>
          <table:table-cell table:formula="of:=IF([.B28]=0; [.C27]+1; 0)" office:value-type="float" office:value="0" calcext:value-type="float">
            <text:p>0</text:p>
          </table:table-cell>
          <table:table-cell/>
          <table:table-cell table:formula="of:= IF(WEEKDAY([.A28])=4; IF([.E27]&lt;0; [.B28]-260-300*[.D28]; [.E27]+[.B28]-260-300*[.D28]); IF([.E27]&lt;0; [.B28]-190-300*[.D28]; [.E27]+[.B28]-190-300*[.D28]))" office:value-type="float" office:value="2042" calcext:value-type="float">
            <text:p>204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28" calcext:value-type="date">
            <text:p>28.01.2022</text:p>
          </table:table-cell>
          <table:table-cell office:value-type="float" office:value="0" calcext:value-type="float">
            <text:p>0</text:p>
          </table:table-cell>
          <table:table-cell table:formula="of:=IF([.B29]=0; [.C28]+1; 0)" office:value-type="float" office:value="1" calcext:value-type="float">
            <text:p>1</text:p>
          </table:table-cell>
          <table:table-cell/>
          <table:table-cell table:formula="of:= IF(WEEKDAY([.A29])=4; IF([.E28]&lt;0; [.B29]-260-300*[.D29]; [.E28]+[.B29]-260-300*[.D29]); IF([.E28]&lt;0; [.B29]-190-300*[.D29]; [.E28]+[.B29]-190-300*[.D29]))" office:value-type="float" office:value="1852" calcext:value-type="float">
            <text:p>185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29" calcext:value-type="date">
            <text:p>29.01.2022</text:p>
          </table:table-cell>
          <table:table-cell office:value-type="float" office:value="0" calcext:value-type="float">
            <text:p>0</text:p>
          </table:table-cell>
          <table:table-cell table:formula="of:=IF([.B30]=0; [.C29]+1; 0)" office:value-type="float" office:value="2" calcext:value-type="float">
            <text:p>2</text:p>
          </table:table-cell>
          <table:table-cell/>
          <table:table-cell table:formula="of:= IF(WEEKDAY([.A30])=4; IF([.E29]&lt;0; [.B30]-260-300*[.D30]; [.E29]+[.B30]-260-300*[.D30]); IF([.E29]&lt;0; [.B30]-190-300*[.D30]; [.E29]+[.B30]-190-300*[.D30]))" office:value-type="float" office:value="1662" calcext:value-type="float">
            <text:p>166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30" calcext:value-type="date">
            <text:p>30.01.2022</text:p>
          </table:table-cell>
          <table:table-cell office:value-type="float" office:value="0" calcext:value-type="float">
            <text:p>0</text:p>
          </table:table-cell>
          <table:table-cell table:formula="of:=IF([.B31]=0; [.C30]+1; 0)" office:value-type="float" office:value="3" calcext:value-type="float">
            <text:p>3</text:p>
          </table:table-cell>
          <table:table-cell/>
          <table:table-cell table:formula="of:= IF(WEEKDAY([.A31])=4; IF([.E30]&lt;0; [.B31]-260-300*[.D31]; [.E30]+[.B31]-260-300*[.D31]); IF([.E30]&lt;0; [.B31]-190-300*[.D31]; [.E30]+[.B31]-190-300*[.D31]))" office:value-type="float" office:value="1472" calcext:value-type="float">
            <text:p>147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1-31" calcext:value-type="date">
            <text:p>31.01.2022</text:p>
          </table:table-cell>
          <table:table-cell office:value-type="float" office:value="0" calcext:value-type="float">
            <text:p>0</text:p>
          </table:table-cell>
          <table:table-cell table:formula="of:=IF([.B32]=0; [.C31]+1; 0)" office:value-type="float" office:value="4" calcext:value-type="float">
            <text:p>4</text:p>
          </table:table-cell>
          <table:table-cell/>
          <table:table-cell table:formula="of:= IF(WEEKDAY([.A32])=4; IF([.E31]&lt;0; [.B32]-260-300*[.D32]; [.E31]+[.B32]-260-300*[.D32]); IF([.E31]&lt;0; [.B32]-190-300*[.D32]; [.E31]+[.B32]-190-300*[.D32]))" office:value-type="float" office:value="1282" calcext:value-type="float">
            <text:p>128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01" calcext:value-type="date">
            <text:p>1.02.2022</text:p>
          </table:table-cell>
          <table:table-cell office:value-type="float" office:value="0" calcext:value-type="float">
            <text:p>0</text:p>
          </table:table-cell>
          <table:table-cell table:formula="of:=IF([.B33]=0; [.C32]+1; 0)" office:value-type="float" office:value="5" calcext:value-type="float">
            <text:p>5</text:p>
          </table:table-cell>
          <table:table-cell/>
          <table:table-cell table:formula="of:= IF(WEEKDAY([.A33])=4; IF([.E32]&lt;0; [.B33]-260-300*[.D33]; [.E32]+[.B33]-260-300*[.D33]); IF([.E32]&lt;0; [.B33]-190-300*[.D33]; [.E32]+[.B33]-190-300*[.D33]))"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02" calcext:value-type="date">
            <text:p>2.02.2022</text:p>
          </table:table-cell>
          <table:table-cell office:value-type="float" office:value="0" calcext:value-type="float">
            <text:p>0</text:p>
          </table:table-cell>
          <table:table-cell table:formula="of:=IF([.B34]=0; [.C33]+1; 0)" office:value-type="float" office:value="6" calcext:value-type="float">
            <text:p>6</text:p>
          </table:table-cell>
          <table:table-cell/>
          <table:table-cell table:formula="of:= IF(WEEKDAY([.A34])=4; IF([.E33]&lt;0; [.B34]-260-300*[.D34]; [.E33]+[.B34]-260-300*[.D34]); IF([.E33]&lt;0; [.B34]-190-300*[.D34]; [.E33]+[.B34]-190-300*[.D34]))" office:value-type="float" office:value="832" calcext:value-type="float">
            <text:p>83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03" calcext:value-type="date">
            <text:p>3.02.2022</text:p>
          </table:table-cell>
          <table:table-cell office:value-type="float" office:value="0" calcext:value-type="float">
            <text:p>0</text:p>
          </table:table-cell>
          <table:table-cell table:formula="of:=IF([.B35]=0; [.C34]+1; 0)" office:value-type="float" office:value="7" calcext:value-type="float">
            <text:p>7</text:p>
          </table:table-cell>
          <table:table-cell/>
          <table:table-cell table:formula="of:= IF(WEEKDAY([.A35])=4; IF([.E34]&lt;0; [.B35]-260-300*[.D35]; [.E34]+[.B35]-260-300*[.D35]); IF([.E34]&lt;0; [.B35]-190-300*[.D35]; [.E34]+[.B35]-190-300*[.D35]))" office:value-type="float" office:value="642" calcext:value-type="float">
            <text:p>64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04" calcext:value-type="date">
            <text:p>4.02.2022</text:p>
          </table:table-cell>
          <table:table-cell office:value-type="float" office:value="0" calcext:value-type="float">
            <text:p>0</text:p>
          </table:table-cell>
          <table:table-cell table:formula="of:=IF([.B36]=0; [.C35]+1; 0)" office:value-type="float" office:value="8" calcext:value-type="float">
            <text:p>8</text:p>
          </table:table-cell>
          <table:table-cell/>
          <table:table-cell table:formula="of:= IF(WEEKDAY([.A36])=4; IF([.E35]&lt;0; [.B36]-260-300*[.D36]; [.E35]+[.B36]-260-300*[.D36]); IF([.E35]&lt;0; [.B36]-190-300*[.D36]; [.E35]+[.B36]-190-300*[.D36]))" office:value-type="float" office:value="452" calcext:value-type="float">
            <text:p>45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05" calcext:value-type="date">
            <text:p>5.02.2022</text:p>
          </table:table-cell>
          <table:table-cell office:value-type="float" office:value="97" calcext:value-type="float">
            <text:p>97</text:p>
          </table:table-cell>
          <table:table-cell table:formula="of:=IF([.B37]=0; [.C36]+1; 0)" office:value-type="float" office:value="0" calcext:value-type="float">
            <text:p>0</text:p>
          </table:table-cell>
          <table:table-cell/>
          <table:table-cell table:formula="of:= IF(WEEKDAY([.A37])=4; IF([.E36]&lt;0; [.B37]-260-300*[.D37]; [.E36]+[.B37]-260-300*[.D37]); IF([.E36]&lt;0; [.B37]-190-300*[.D37]; [.E36]+[.B37]-190-300*[.D37]))"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06" calcext:value-type="date">
            <text:p>6.02.2022</text:p>
          </table:table-cell>
          <table:table-cell office:value-type="float" office:value="0" calcext:value-type="float">
            <text:p>0</text:p>
          </table:table-cell>
          <table:table-cell table:formula="of:=IF([.B38]=0; [.C37]+1; 0)" office:value-type="float" office:value="1" calcext:value-type="float">
            <text:p>1</text:p>
          </table:table-cell>
          <table:table-cell/>
          <table:table-cell table:formula="of:= IF(WEEKDAY([.A38])=4; IF([.E37]&lt;0; [.B38]-260-300*[.D38]; [.E37]+[.B38]-260-300*[.D38]); IF([.E37]&lt;0; [.B38]-190-300*[.D38]; [.E37]+[.B38]-190-300*[.D38])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07" calcext:value-type="date">
            <text:p>7.02.2022</text:p>
          </table:table-cell>
          <table:table-cell office:value-type="float" office:value="99" calcext:value-type="float">
            <text:p>99</text:p>
          </table:table-cell>
          <table:table-cell table:formula="of:=IF([.B39]=0; [.C38]+1; 0)" office:value-type="float" office:value="0" calcext:value-type="float">
            <text:p>0</text:p>
          </table:table-cell>
          <table:table-cell/>
          <table:table-cell table:formula="of:= IF(WEEKDAY([.A39])=4; IF([.E38]&lt;0; [.B39]-260-300*[.D39]; [.E38]+[.B39]-260-300*[.D39]); IF([.E38]&lt;0; [.B39]-190-300*[.D39]; [.E38]+[.B39]-190-300*[.D39]))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08" calcext:value-type="date">
            <text:p>8.02.2022</text:p>
          </table:table-cell>
          <table:table-cell office:value-type="float" office:value="0" calcext:value-type="float">
            <text:p>0</text:p>
          </table:table-cell>
          <table:table-cell table:formula="of:=IF([.B40]=0; [.C39]+1; 0)" office:value-type="float" office:value="1" calcext:value-type="float">
            <text:p>1</text:p>
          </table:table-cell>
          <table:table-cell/>
          <table:table-cell table:formula="of:= IF(WEEKDAY([.A40])=4; IF([.E39]&lt;0; [.B40]-260-300*[.D40]; [.E39]+[.B40]-260-300*[.D40]); IF([.E39]&lt;0; [.B40]-190-300*[.D40]; [.E39]+[.B40]-190-300*[.D40]))" office:value-type="float" office:value="-112" calcext:value-type="float">
            <text:p>-11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09" calcext:value-type="date">
            <text:p>9.02.2022</text:p>
          </table:table-cell>
          <table:table-cell office:value-type="float" office:value="0" calcext:value-type="float">
            <text:p>0</text:p>
          </table:table-cell>
          <table:table-cell table:formula="of:=IF([.B41]=0; [.C40]+1; 0)" office:value-type="float" office:value="2" calcext:value-type="float">
            <text:p>2</text:p>
          </table:table-cell>
          <table:table-cell/>
          <table:table-cell table:formula="of:= IF(WEEKDAY([.A41])=4; IF([.E40]&lt;0; [.B41]-260-300*[.D41]; [.E40]+[.B41]-260-300*[.D41]); IF([.E40]&lt;0; [.B41]-190-300*[.D41]; [.E40]+[.B41]-190-300*[.D41]))" office:value-type="float" office:value="-260" calcext:value-type="float">
            <text:p>-2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10" calcext:value-type="date">
            <text:p>10.02.2022</text:p>
          </table:table-cell>
          <table:table-cell office:value-type="float" office:value="0" calcext:value-type="float">
            <text:p>0</text:p>
          </table:table-cell>
          <table:table-cell table:formula="of:=IF([.B42]=0; [.C41]+1; 0)" office:value-type="float" office:value="3" calcext:value-type="float">
            <text:p>3</text:p>
          </table:table-cell>
          <table:table-cell/>
          <table:table-cell table:formula="of:= IF(WEEKDAY([.A42])=4; IF([.E41]&lt;0; [.B42]-260-300*[.D42]; [.E41]+[.B42]-260-300*[.D42]); IF([.E41]&lt;0; [.B42]-190-300*[.D42]; [.E41]+[.B42]-190-300*[.D42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11" calcext:value-type="date">
            <text:p>11.02.2022</text:p>
          </table:table-cell>
          <table:table-cell office:value-type="float" office:value="97" calcext:value-type="float">
            <text:p>97</text:p>
          </table:table-cell>
          <table:table-cell table:formula="of:=IF([.B43]=0; [.C42]+1; 0)" office:value-type="float" office:value="0" calcext:value-type="float">
            <text:p>0</text:p>
          </table:table-cell>
          <table:table-cell/>
          <table:table-cell table:formula="of:= IF(WEEKDAY([.A43])=4; IF([.E42]&lt;0; [.B43]-260-300*[.D43]; [.E42]+[.B43]-260-300*[.D43]); IF([.E42]&lt;0; [.B43]-190-300*[.D43]; [.E42]+[.B43]-190-300*[.D43]))" office:value-type="float" office:value="-93" calcext:value-type="float">
            <text:p>-9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12" calcext:value-type="date">
            <text:p>12.02.2022</text:p>
          </table:table-cell>
          <table:table-cell office:value-type="float" office:value="83" calcext:value-type="float">
            <text:p>83</text:p>
          </table:table-cell>
          <table:table-cell table:formula="of:=IF([.B44]=0; [.C43]+1; 0)" office:value-type="float" office:value="0" calcext:value-type="float">
            <text:p>0</text:p>
          </table:table-cell>
          <table:table-cell/>
          <table:table-cell table:formula="of:= IF(WEEKDAY([.A44])=4; IF([.E43]&lt;0; [.B44]-260-300*[.D44]; [.E43]+[.B44]-260-300*[.D44]); IF([.E43]&lt;0; [.B44]-190-300*[.D44]; [.E43]+[.B44]-190-300*[.D44]))" office:value-type="float" office:value="-107" calcext:value-type="float">
            <text:p>-10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13" calcext:value-type="date">
            <text:p>13.02.2022</text:p>
          </table:table-cell>
          <table:table-cell office:value-type="float" office:value="77" calcext:value-type="float">
            <text:p>77</text:p>
          </table:table-cell>
          <table:table-cell table:formula="of:=IF([.B45]=0; [.C44]+1; 0)" office:value-type="float" office:value="0" calcext:value-type="float">
            <text:p>0</text:p>
          </table:table-cell>
          <table:table-cell/>
          <table:table-cell table:formula="of:= IF(WEEKDAY([.A45])=4; IF([.E44]&lt;0; [.B45]-260-300*[.D45]; [.E44]+[.B45]-260-300*[.D45]); IF([.E44]&lt;0; [.B45]-190-300*[.D45]; [.E44]+[.B45]-190-300*[.D45]))" office:value-type="float" office:value="-113" calcext:value-type="float">
            <text:p>-11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14" calcext:value-type="date">
            <text:p>14.02.2022</text:p>
          </table:table-cell>
          <table:table-cell office:value-type="float" office:value="195" calcext:value-type="float">
            <text:p>195</text:p>
          </table:table-cell>
          <table:table-cell table:formula="of:=IF([.B46]=0; [.C45]+1; 0)" office:value-type="float" office:value="0" calcext:value-type="float">
            <text:p>0</text:p>
          </table:table-cell>
          <table:table-cell/>
          <table:table-cell table:formula="of:= IF(WEEKDAY([.A46])=4; IF([.E45]&lt;0; [.B46]-260-300*[.D46]; [.E45]+[.B46]-260-300*[.D46]); IF([.E45]&lt;0; [.B46]-190-300*[.D46]; [.E45]+[.B46]-190-300*[.D46]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15" calcext:value-type="date">
            <text:p>15.02.2022</text:p>
          </table:table-cell>
          <table:table-cell office:value-type="float" office:value="145" calcext:value-type="float">
            <text:p>145</text:p>
          </table:table-cell>
          <table:table-cell table:formula="of:=IF([.B47]=0; [.C46]+1; 0)" office:value-type="float" office:value="0" calcext:value-type="float">
            <text:p>0</text:p>
          </table:table-cell>
          <table:table-cell/>
          <table:table-cell table:formula="of:= IF(WEEKDAY([.A47])=4; IF([.E46]&lt;0; [.B47]-260-300*[.D47]; [.E46]+[.B47]-260-300*[.D47]); IF([.E46]&lt;0; [.B47]-190-300*[.D47]; [.E46]+[.B47]-190-300*[.D47]))" office:value-type="float" office:value="-40" calcext:value-type="float">
            <text:p>-4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16" calcext:value-type="date">
            <text:p>16.02.2022</text:p>
          </table:table-cell>
          <table:table-cell office:value-type="float" office:value="90" calcext:value-type="float">
            <text:p>90</text:p>
          </table:table-cell>
          <table:table-cell table:formula="of:=IF([.B48]=0; [.C47]+1; 0)" office:value-type="float" office:value="0" calcext:value-type="float">
            <text:p>0</text:p>
          </table:table-cell>
          <table:table-cell/>
          <table:table-cell table:formula="of:= IF(WEEKDAY([.A48])=4; IF([.E47]&lt;0; [.B48]-260-300*[.D48]; [.E47]+[.B48]-260-300*[.D48]); IF([.E47]&lt;0; [.B48]-190-300*[.D48]; [.E47]+[.B48]-190-300*[.D48]))" office:value-type="float" office:value="-170" calcext:value-type="float">
            <text:p>-17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17" calcext:value-type="date">
            <text:p>17.02.2022</text:p>
          </table:table-cell>
          <table:table-cell office:value-type="float" office:value="0" calcext:value-type="float">
            <text:p>0</text:p>
          </table:table-cell>
          <table:table-cell table:formula="of:=IF([.B49]=0; [.C48]+1; 0)" office:value-type="float" office:value="1" calcext:value-type="float">
            <text:p>1</text:p>
          </table:table-cell>
          <table:table-cell/>
          <table:table-cell table:formula="of:= IF(WEEKDAY([.A49])=4; IF([.E48]&lt;0; [.B49]-260-300*[.D49]; [.E48]+[.B49]-260-300*[.D49]); IF([.E48]&lt;0; [.B49]-190-300*[.D49]; [.E48]+[.B49]-190-300*[.D49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18" calcext:value-type="date">
            <text:p>18.02.2022</text:p>
          </table:table-cell>
          <table:table-cell office:value-type="float" office:value="0" calcext:value-type="float">
            <text:p>0</text:p>
          </table:table-cell>
          <table:table-cell table:formula="of:=IF([.B50]=0; [.C49]+1; 0)" office:value-type="float" office:value="2" calcext:value-type="float">
            <text:p>2</text:p>
          </table:table-cell>
          <table:table-cell/>
          <table:table-cell table:formula="of:= IF(WEEKDAY([.A50])=4; IF([.E49]&lt;0; [.B50]-260-300*[.D50]; [.E49]+[.B50]-260-300*[.D50]); IF([.E49]&lt;0; [.B50]-190-300*[.D50]; [.E49]+[.B50]-190-300*[.D50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19" calcext:value-type="date">
            <text:p>19.02.2022</text:p>
          </table:table-cell>
          <table:table-cell office:value-type="float" office:value="93" calcext:value-type="float">
            <text:p>93</text:p>
          </table:table-cell>
          <table:table-cell table:formula="of:=IF([.B51]=0; [.C50]+1; 0)" office:value-type="float" office:value="0" calcext:value-type="float">
            <text:p>0</text:p>
          </table:table-cell>
          <table:table-cell/>
          <table:table-cell table:formula="of:= IF(WEEKDAY([.A51])=4; IF([.E50]&lt;0; [.B51]-260-300*[.D51]; [.E50]+[.B51]-260-300*[.D51]); IF([.E50]&lt;0; [.B51]-190-300*[.D51]; [.E50]+[.B51]-190-300*[.D51]))" office:value-type="float" office:value="-97" calcext:value-type="float">
            <text:p>-9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20" calcext:value-type="date">
            <text:p>20.02.2022</text:p>
          </table:table-cell>
          <table:table-cell office:value-type="float" office:value="0" calcext:value-type="float">
            <text:p>0</text:p>
          </table:table-cell>
          <table:table-cell table:formula="of:=IF([.B52]=0; [.C51]+1; 0)" office:value-type="float" office:value="1" calcext:value-type="float">
            <text:p>1</text:p>
          </table:table-cell>
          <table:table-cell/>
          <table:table-cell table:formula="of:= IF(WEEKDAY([.A52])=4; IF([.E51]&lt;0; [.B52]-260-300*[.D52]; [.E51]+[.B52]-260-300*[.D52]); IF([.E51]&lt;0; [.B52]-190-300*[.D52]; [.E51]+[.B52]-190-300*[.D52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21" calcext:value-type="date">
            <text:p>21.02.2022</text:p>
          </table:table-cell>
          <table:table-cell office:value-type="float" office:value="0" calcext:value-type="float">
            <text:p>0</text:p>
          </table:table-cell>
          <table:table-cell table:formula="of:=IF([.B53]=0; [.C52]+1; 0)" office:value-type="float" office:value="2" calcext:value-type="float">
            <text:p>2</text:p>
          </table:table-cell>
          <table:table-cell/>
          <table:table-cell table:formula="of:= IF(WEEKDAY([.A53])=4; IF([.E52]&lt;0; [.B53]-260-300*[.D53]; [.E52]+[.B53]-260-300*[.D53]); IF([.E52]&lt;0; [.B53]-190-300*[.D53]; [.E52]+[.B53]-190-300*[.D53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22" calcext:value-type="date">
            <text:p>22.02.2022</text:p>
          </table:table-cell>
          <table:table-cell office:value-type="float" office:value="93" calcext:value-type="float">
            <text:p>93</text:p>
          </table:table-cell>
          <table:table-cell table:formula="of:=IF([.B54]=0; [.C53]+1; 0)" office:value-type="float" office:value="0" calcext:value-type="float">
            <text:p>0</text:p>
          </table:table-cell>
          <table:table-cell/>
          <table:table-cell table:formula="of:= IF(WEEKDAY([.A54])=4; IF([.E53]&lt;0; [.B54]-260-300*[.D54]; [.E53]+[.B54]-260-300*[.D54]); IF([.E53]&lt;0; [.B54]-190-300*[.D54]; [.E53]+[.B54]-190-300*[.D54]))" office:value-type="float" office:value="-97" calcext:value-type="float">
            <text:p>-9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23" calcext:value-type="date">
            <text:p>23.02.2022</text:p>
          </table:table-cell>
          <table:table-cell office:value-type="float" office:value="0" calcext:value-type="float">
            <text:p>0</text:p>
          </table:table-cell>
          <table:table-cell table:formula="of:=IF([.B55]=0; [.C54]+1; 0)" office:value-type="float" office:value="1" calcext:value-type="float">
            <text:p>1</text:p>
          </table:table-cell>
          <table:table-cell/>
          <table:table-cell table:formula="of:= IF(WEEKDAY([.A55])=4; IF([.E54]&lt;0; [.B55]-260-300*[.D55]; [.E54]+[.B55]-260-300*[.D55]); IF([.E54]&lt;0; [.B55]-190-300*[.D55]; [.E54]+[.B55]-190-300*[.D55]))" office:value-type="float" office:value="-260" calcext:value-type="float">
            <text:p>-2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24" calcext:value-type="date">
            <text:p>24.02.2022</text:p>
          </table:table-cell>
          <table:table-cell office:value-type="float" office:value="0" calcext:value-type="float">
            <text:p>0</text:p>
          </table:table-cell>
          <table:table-cell table:formula="of:=IF([.B56]=0; [.C55]+1; 0)" office:value-type="float" office:value="2" calcext:value-type="float">
            <text:p>2</text:p>
          </table:table-cell>
          <table:table-cell/>
          <table:table-cell table:formula="of:= IF(WEEKDAY([.A56])=4; IF([.E55]&lt;0; [.B56]-260-300*[.D56]; [.E55]+[.B56]-260-300*[.D56]); IF([.E55]&lt;0; [.B56]-190-300*[.D56]; [.E55]+[.B56]-190-300*[.D56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25" calcext:value-type="date">
            <text:p>25.02.2022</text:p>
          </table:table-cell>
          <table:table-cell office:value-type="float" office:value="0" calcext:value-type="float">
            <text:p>0</text:p>
          </table:table-cell>
          <table:table-cell table:formula="of:=IF([.B57]=0; [.C56]+1; 0)" office:value-type="float" office:value="3" calcext:value-type="float">
            <text:p>3</text:p>
          </table:table-cell>
          <table:table-cell/>
          <table:table-cell table:formula="of:= IF(WEEKDAY([.A57])=4; IF([.E56]&lt;0; [.B57]-260-300*[.D57]; [.E56]+[.B57]-260-300*[.D57]); IF([.E56]&lt;0; [.B57]-190-300*[.D57]; [.E56]+[.B57]-190-300*[.D57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26" calcext:value-type="date">
            <text:p>26.02.2022</text:p>
          </table:table-cell>
          <table:table-cell office:value-type="float" office:value="228" calcext:value-type="float">
            <text:p>228</text:p>
          </table:table-cell>
          <table:table-cell table:formula="of:=IF([.B58]=0; [.C57]+1; 0)" office:value-type="float" office:value="0" calcext:value-type="float">
            <text:p>0</text:p>
          </table:table-cell>
          <table:table-cell/>
          <table:table-cell table:formula="of:= IF(WEEKDAY([.A58])=4; IF([.E57]&lt;0; [.B58]-260-300*[.D58]; [.E57]+[.B58]-260-300*[.D58]); IF([.E57]&lt;0; [.B58]-190-300*[.D58]; [.E57]+[.B58]-190-300*[.D58])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27" calcext:value-type="date">
            <text:p>27.02.2022</text:p>
          </table:table-cell>
          <table:table-cell office:value-type="float" office:value="0" calcext:value-type="float">
            <text:p>0</text:p>
          </table:table-cell>
          <table:table-cell table:formula="of:=IF([.B59]=0; [.C58]+1; 0)" office:value-type="float" office:value="1" calcext:value-type="float">
            <text:p>1</text:p>
          </table:table-cell>
          <table:table-cell/>
          <table:table-cell table:formula="of:= IF(WEEKDAY([.A59])=4; IF([.E58]&lt;0; [.B59]-260-300*[.D59]; [.E58]+[.B59]-260-300*[.D59]); IF([.E58]&lt;0; [.B59]-190-300*[.D59]; [.E58]+[.B59]-190-300*[.D59]))" office:value-type="float" office:value="-152" calcext:value-type="float">
            <text:p>-15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2-28" calcext:value-type="date">
            <text:p>28.02.2022</text:p>
          </table:table-cell>
          <table:table-cell office:value-type="float" office:value="84" calcext:value-type="float">
            <text:p>84</text:p>
          </table:table-cell>
          <table:table-cell table:formula="of:=IF([.B60]=0; [.C59]+1; 0)" office:value-type="float" office:value="0" calcext:value-type="float">
            <text:p>0</text:p>
          </table:table-cell>
          <table:table-cell/>
          <table:table-cell table:formula="of:= IF(WEEKDAY([.A60])=4; IF([.E59]&lt;0; [.B60]-260-300*[.D60]; [.E59]+[.B60]-260-300*[.D60]); IF([.E59]&lt;0; [.B60]-190-300*[.D60]; [.E59]+[.B60]-190-300*[.D60]))" office:value-type="float" office:value="-106" calcext:value-type="float">
            <text:p>-106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01" calcext:value-type="date">
            <text:p>1.03.2022</text:p>
          </table:table-cell>
          <table:table-cell office:value-type="float" office:value="90" calcext:value-type="float">
            <text:p>90</text:p>
          </table:table-cell>
          <table:table-cell table:formula="of:=IF([.B61]=0; [.C60]+1; 0)" office:value-type="float" office:value="0" calcext:value-type="float">
            <text:p>0</text:p>
          </table:table-cell>
          <table:table-cell/>
          <table:table-cell table:formula="of:= IF(WEEKDAY([.A61])=4; IF([.E60]&lt;0; [.B61]-260-300*[.D61]; [.E60]+[.B61]-260-300*[.D61]); IF([.E60]&lt;0; [.B61]-190-300*[.D61]; [.E60]+[.B61]-190-300*[.D61]))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02" calcext:value-type="date">
            <text:p>2.03.2022</text:p>
          </table:table-cell>
          <table:table-cell office:value-type="float" office:value="0" calcext:value-type="float">
            <text:p>0</text:p>
          </table:table-cell>
          <table:table-cell table:formula="of:=IF([.B62]=0; [.C61]+1; 0)" office:value-type="float" office:value="1" calcext:value-type="float">
            <text:p>1</text:p>
          </table:table-cell>
          <table:table-cell/>
          <table:table-cell table:formula="of:= IF(WEEKDAY([.A62])=4; IF([.E61]&lt;0; [.B62]-260-300*[.D62]; [.E61]+[.B62]-260-300*[.D62]); IF([.E61]&lt;0; [.B62]-190-300*[.D62]; [.E61]+[.B62]-190-300*[.D62]))" office:value-type="float" office:value="-260" calcext:value-type="float">
            <text:p>-2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03" calcext:value-type="date">
            <text:p>3.03.2022</text:p>
          </table:table-cell>
          <table:table-cell office:value-type="float" office:value="93" calcext:value-type="float">
            <text:p>93</text:p>
          </table:table-cell>
          <table:table-cell table:formula="of:=IF([.B63]=0; [.C62]+1; 0)" office:value-type="float" office:value="0" calcext:value-type="float">
            <text:p>0</text:p>
          </table:table-cell>
          <table:table-cell/>
          <table:table-cell table:formula="of:= IF(WEEKDAY([.A63])=4; IF([.E62]&lt;0; [.B63]-260-300*[.D63]; [.E62]+[.B63]-260-300*[.D63]); IF([.E62]&lt;0; [.B63]-190-300*[.D63]; [.E62]+[.B63]-190-300*[.D63]))" office:value-type="float" office:value="-97" calcext:value-type="float">
            <text:p>-9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04" calcext:value-type="date">
            <text:p>4.03.2022</text:p>
          </table:table-cell>
          <table:table-cell office:value-type="float" office:value="1189" calcext:value-type="float">
            <text:p>1189</text:p>
          </table:table-cell>
          <table:table-cell table:formula="of:=IF([.B64]=0; [.C63]+1; 0)" office:value-type="float" office:value="0" calcext:value-type="float">
            <text:p>0</text:p>
          </table:table-cell>
          <table:table-cell/>
          <table:table-cell table:formula="of:= IF(WEEKDAY([.A64])=4; IF([.E63]&lt;0; [.B64]-260-300*[.D64]; [.E63]+[.B64]-260-300*[.D64]); IF([.E63]&lt;0; [.B64]-190-300*[.D64]; [.E63]+[.B64]-190-300*[.D64]))"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05" calcext:value-type="date">
            <text:p>5.03.2022</text:p>
          </table:table-cell>
          <table:table-cell office:value-type="float" office:value="139" calcext:value-type="float">
            <text:p>139</text:p>
          </table:table-cell>
          <table:table-cell table:formula="of:=IF([.B65]=0; [.C64]+1; 0)" office:value-type="float" office:value="0" calcext:value-type="float">
            <text:p>0</text:p>
          </table:table-cell>
          <table:table-cell/>
          <table:table-cell table:formula="of:= IF(WEEKDAY([.A65])=4; IF([.E64]&lt;0; [.B65]-260-300*[.D65]; [.E64]+[.B65]-260-300*[.D65]); IF([.E64]&lt;0; [.B65]-190-300*[.D65]; [.E64]+[.B65]-190-300*[.D65]))" office:value-type="float" office:value="948" calcext:value-type="float">
            <text:p>94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06" calcext:value-type="date">
            <text:p>6.03.2022</text:p>
          </table:table-cell>
          <table:table-cell office:value-type="float" office:value="0" calcext:value-type="float">
            <text:p>0</text:p>
          </table:table-cell>
          <table:table-cell table:formula="of:=IF([.B66]=0; [.C65]+1; 0)" office:value-type="float" office:value="1" calcext:value-type="float">
            <text:p>1</text:p>
          </table:table-cell>
          <table:table-cell/>
          <table:table-cell table:formula="of:= IF(WEEKDAY([.A66])=4; IF([.E65]&lt;0; [.B66]-260-300*[.D66]; [.E65]+[.B66]-260-300*[.D66]); IF([.E65]&lt;0; [.B66]-190-300*[.D66]; [.E65]+[.B66]-190-300*[.D66]))" office:value-type="float" office:value="758" calcext:value-type="float">
            <text:p>75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07" calcext:value-type="date">
            <text:p>7.03.2022</text:p>
          </table:table-cell>
          <table:table-cell office:value-type="float" office:value="0" calcext:value-type="float">
            <text:p>0</text:p>
          </table:table-cell>
          <table:table-cell table:formula="of:=IF([.B67]=0; [.C66]+1; 0)" office:value-type="float" office:value="2" calcext:value-type="float">
            <text:p>2</text:p>
          </table:table-cell>
          <table:table-cell/>
          <table:table-cell table:formula="of:= IF(WEEKDAY([.A67])=4; IF([.E66]&lt;0; [.B67]-260-300*[.D67]; [.E66]+[.B67]-260-300*[.D67]); IF([.E66]&lt;0; [.B67]-190-300*[.D67]; [.E66]+[.B67]-190-300*[.D67]))" office:value-type="float" office:value="568" calcext:value-type="float">
            <text:p>56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08" calcext:value-type="date">
            <text:p>8.03.2022</text:p>
          </table:table-cell>
          <table:table-cell office:value-type="float" office:value="75" calcext:value-type="float">
            <text:p>75</text:p>
          </table:table-cell>
          <table:table-cell table:formula="of:=IF([.B68]=0; [.C67]+1; 0)" office:value-type="float" office:value="0" calcext:value-type="float">
            <text:p>0</text:p>
          </table:table-cell>
          <table:table-cell/>
          <table:table-cell table:formula="of:= IF(WEEKDAY([.A68])=4; IF([.E67]&lt;0; [.B68]-260-300*[.D68]; [.E67]+[.B68]-260-300*[.D68]); IF([.E67]&lt;0; [.B68]-190-300*[.D68]; [.E67]+[.B68]-190-300*[.D68]))" office:value-type="float" office:value="453" calcext:value-type="float">
            <text:p>45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09" calcext:value-type="date">
            <text:p>9.03.2022</text:p>
          </table:table-cell>
          <table:table-cell office:value-type="float" office:value="612" calcext:value-type="float">
            <text:p>612</text:p>
          </table:table-cell>
          <table:table-cell table:formula="of:=IF([.B69]=0; [.C68]+1; 0)" office:value-type="float" office:value="0" calcext:value-type="float">
            <text:p>0</text:p>
          </table:table-cell>
          <table:table-cell/>
          <table:table-cell table:formula="of:= IF(WEEKDAY([.A69])=4; IF([.E68]&lt;0; [.B69]-260-300*[.D69]; [.E68]+[.B69]-260-300*[.D69]); IF([.E68]&lt;0; [.B69]-190-300*[.D69]; [.E68]+[.B69]-190-300*[.D69]))" office:value-type="float" office:value="805" calcext:value-type="float">
            <text:p>80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10" calcext:value-type="date">
            <text:p>10.03.2022</text:p>
          </table:table-cell>
          <table:table-cell office:value-type="float" office:value="0" calcext:value-type="float">
            <text:p>0</text:p>
          </table:table-cell>
          <table:table-cell table:formula="of:=IF([.B70]=0; [.C69]+1; 0)" office:value-type="float" office:value="1" calcext:value-type="float">
            <text:p>1</text:p>
          </table:table-cell>
          <table:table-cell/>
          <table:table-cell table:formula="of:= IF(WEEKDAY([.A70])=4; IF([.E69]&lt;0; [.B70]-260-300*[.D70]; [.E69]+[.B70]-260-300*[.D70]); IF([.E69]&lt;0; [.B70]-190-300*[.D70]; [.E69]+[.B70]-190-300*[.D70]))" office:value-type="float" office:value="615" calcext:value-type="float">
            <text:p>61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11" calcext:value-type="date">
            <text:p>11.03.2022</text:p>
          </table:table-cell>
          <table:table-cell office:value-type="float" office:value="137" calcext:value-type="float">
            <text:p>137</text:p>
          </table:table-cell>
          <table:table-cell table:formula="of:=IF([.B71]=0; [.C70]+1; 0)" office:value-type="float" office:value="0" calcext:value-type="float">
            <text:p>0</text:p>
          </table:table-cell>
          <table:table-cell/>
          <table:table-cell table:formula="of:= IF(WEEKDAY([.A71])=4; IF([.E70]&lt;0; [.B71]-260-300*[.D71]; [.E70]+[.B71]-260-300*[.D71]); IF([.E70]&lt;0; [.B71]-190-300*[.D71]; [.E70]+[.B71]-190-300*[.D71]))" office:value-type="float" office:value="562" calcext:value-type="float">
            <text:p>56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12" calcext:value-type="date">
            <text:p>12.03.2022</text:p>
          </table:table-cell>
          <table:table-cell office:value-type="float" office:value="122" calcext:value-type="float">
            <text:p>122</text:p>
          </table:table-cell>
          <table:table-cell table:formula="of:=IF([.B72]=0; [.C71]+1; 0)" office:value-type="float" office:value="0" calcext:value-type="float">
            <text:p>0</text:p>
          </table:table-cell>
          <table:table-cell/>
          <table:table-cell table:formula="of:= IF(WEEKDAY([.A72])=4; IF([.E71]&lt;0; [.B72]-260-300*[.D72]; [.E71]+[.B72]-260-300*[.D72]); IF([.E71]&lt;0; [.B72]-190-300*[.D72]; [.E71]+[.B72]-190-300*[.D72]))"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13" calcext:value-type="date">
            <text:p>13.03.2022</text:p>
          </table:table-cell>
          <table:table-cell office:value-type="float" office:value="0" calcext:value-type="float">
            <text:p>0</text:p>
          </table:table-cell>
          <table:table-cell table:formula="of:=IF([.B73]=0; [.C72]+1; 0)" office:value-type="float" office:value="1" calcext:value-type="float">
            <text:p>1</text:p>
          </table:table-cell>
          <table:table-cell/>
          <table:table-cell table:formula="of:= IF(WEEKDAY([.A73])=4; IF([.E72]&lt;0; [.B73]-260-300*[.D73]; [.E72]+[.B73]-260-300*[.D73]); IF([.E72]&lt;0; [.B73]-190-300*[.D73]; [.E72]+[.B73]-190-300*[.D73]))"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14" calcext:value-type="date">
            <text:p>14.03.2022</text:p>
          </table:table-cell>
          <table:table-cell office:value-type="float" office:value="0" calcext:value-type="float">
            <text:p>0</text:p>
          </table:table-cell>
          <table:table-cell table:formula="of:=IF([.B74]=0; [.C73]+1; 0)" office:value-type="float" office:value="2" calcext:value-type="float">
            <text:p>2</text:p>
          </table:table-cell>
          <table:table-cell/>
          <table:table-cell table:formula="of:= IF(WEEKDAY([.A74])=4; IF([.E73]&lt;0; [.B74]-260-300*[.D74]; [.E73]+[.B74]-260-300*[.D74]); IF([.E73]&lt;0; [.B74]-190-300*[.D74]; [.E73]+[.B74]-190-300*[.D74]))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15" calcext:value-type="date">
            <text:p>15.03.2022</text:p>
          </table:table-cell>
          <table:table-cell office:value-type="float" office:value="88" calcext:value-type="float">
            <text:p>88</text:p>
          </table:table-cell>
          <table:table-cell table:formula="of:=IF([.B75]=0; [.C74]+1; 0)" office:value-type="float" office:value="0" calcext:value-type="float">
            <text:p>0</text:p>
          </table:table-cell>
          <table:table-cell/>
          <table:table-cell table:formula="of:= IF(WEEKDAY([.A75])=4; IF([.E74]&lt;0; [.B75]-260-300*[.D75]; [.E74]+[.B75]-260-300*[.D75]); IF([.E74]&lt;0; [.B75]-190-300*[.D75]; [.E74]+[.B75]-190-300*[.D75]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16" calcext:value-type="date">
            <text:p>16.03.2022</text:p>
          </table:table-cell>
          <table:table-cell office:value-type="float" office:value="112" calcext:value-type="float">
            <text:p>112</text:p>
          </table:table-cell>
          <table:table-cell table:formula="of:=IF([.B76]=0; [.C75]+1; 0)" office:value-type="float" office:value="0" calcext:value-type="float">
            <text:p>0</text:p>
          </table:table-cell>
          <table:table-cell/>
          <table:table-cell table:formula="of:= IF(WEEKDAY([.A76])=4; IF([.E75]&lt;0; [.B76]-260-300*[.D76]; [.E75]+[.B76]-260-300*[.D76]); IF([.E75]&lt;0; [.B76]-190-300*[.D76]; [.E75]+[.B76]-190-300*[.D76]))" office:value-type="float" office:value="-136" calcext:value-type="float">
            <text:p>-136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17" calcext:value-type="date">
            <text:p>17.03.2022</text:p>
          </table:table-cell>
          <table:table-cell office:value-type="float" office:value="82" calcext:value-type="float">
            <text:p>82</text:p>
          </table:table-cell>
          <table:table-cell table:formula="of:=IF([.B77]=0; [.C76]+1; 0)" office:value-type="float" office:value="0" calcext:value-type="float">
            <text:p>0</text:p>
          </table:table-cell>
          <table:table-cell/>
          <table:table-cell table:formula="of:= IF(WEEKDAY([.A77])=4; IF([.E76]&lt;0; [.B77]-260-300*[.D77]; [.E76]+[.B77]-260-300*[.D77]); IF([.E76]&lt;0; [.B77]-190-300*[.D77]; [.E76]+[.B77]-190-300*[.D77]))" office:value-type="float" office:value="-108" calcext:value-type="float">
            <text:p>-10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18" calcext:value-type="date">
            <text:p>18.03.2022</text:p>
          </table:table-cell>
          <table:table-cell office:value-type="float" office:value="174" calcext:value-type="float">
            <text:p>174</text:p>
          </table:table-cell>
          <table:table-cell table:formula="of:=IF([.B78]=0; [.C77]+1; 0)" office:value-type="float" office:value="0" calcext:value-type="float">
            <text:p>0</text:p>
          </table:table-cell>
          <table:table-cell/>
          <table:table-cell table:formula="of:= IF(WEEKDAY([.A78])=4; IF([.E77]&lt;0; [.B78]-260-300*[.D78]; [.E77]+[.B78]-260-300*[.D78]); IF([.E77]&lt;0; [.B78]-190-300*[.D78]; [.E77]+[.B78]-190-300*[.D78]))" office:value-type="float" office:value="-16" calcext:value-type="float">
            <text:p>-16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19" calcext:value-type="date">
            <text:p>19.03.2022</text:p>
          </table:table-cell>
          <table:table-cell office:value-type="float" office:value="279" calcext:value-type="float">
            <text:p>279</text:p>
          </table:table-cell>
          <table:table-cell table:formula="of:=IF([.B79]=0; [.C78]+1; 0)" office:value-type="float" office:value="0" calcext:value-type="float">
            <text:p>0</text:p>
          </table:table-cell>
          <table:table-cell/>
          <table:table-cell table:formula="of:= IF(WEEKDAY([.A79])=4; IF([.E78]&lt;0; [.B79]-260-300*[.D79]; [.E78]+[.B79]-260-300*[.D79]); IF([.E78]&lt;0; [.B79]-190-300*[.D79]; [.E78]+[.B79]-190-300*[.D79])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20" calcext:value-type="date">
            <text:p>20.03.2022</text:p>
          </table:table-cell>
          <table:table-cell office:value-type="float" office:value="125" calcext:value-type="float">
            <text:p>125</text:p>
          </table:table-cell>
          <table:table-cell table:formula="of:=IF([.B80]=0; [.C79]+1; 0)" office:value-type="float" office:value="0" calcext:value-type="float">
            <text:p>0</text:p>
          </table:table-cell>
          <table:table-cell/>
          <table:table-cell table:formula="of:= IF(WEEKDAY([.A80])=4; IF([.E79]&lt;0; [.B80]-260-300*[.D80]; [.E79]+[.B80]-260-300*[.D80]); IF([.E79]&lt;0; [.B80]-190-300*[.D80]; [.E79]+[.B80]-190-300*[.D80]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21" calcext:value-type="date">
            <text:p>21.03.2022</text:p>
          </table:table-cell>
          <table:table-cell office:value-type="float" office:value="123" calcext:value-type="float">
            <text:p>123</text:p>
          </table:table-cell>
          <table:table-cell table:formula="of:=IF([.B81]=0; [.C80]+1; 0)" office:value-type="float" office:value="0" calcext:value-type="float">
            <text:p>0</text:p>
          </table:table-cell>
          <table:table-cell/>
          <table:table-cell table:formula="of:= IF(WEEKDAY([.A81])=4; IF([.E80]&lt;0; [.B81]-260-300*[.D81]; [.E80]+[.B81]-260-300*[.D81]); IF([.E80]&lt;0; [.B81]-190-300*[.D81]; [.E80]+[.B81]-190-300*[.D81]))" office:value-type="float" office:value="-43" calcext:value-type="float">
            <text:p>-4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22" calcext:value-type="date">
            <text:p>22.03.2022</text:p>
          </table:table-cell>
          <table:table-cell office:value-type="float" office:value="108" calcext:value-type="float">
            <text:p>108</text:p>
          </table:table-cell>
          <table:table-cell table:formula="of:=IF([.B82]=0; [.C81]+1; 0)" office:value-type="float" office:value="0" calcext:value-type="float">
            <text:p>0</text:p>
          </table:table-cell>
          <table:table-cell/>
          <table:table-cell table:formula="of:= IF(WEEKDAY([.A82])=4; IF([.E81]&lt;0; [.B82]-260-300*[.D82]; [.E81]+[.B82]-260-300*[.D82]); IF([.E81]&lt;0; [.B82]-190-300*[.D82]; [.E81]+[.B82]-190-300*[.D82]))" office:value-type="float" office:value="-82" calcext:value-type="float">
            <text:p>-8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23" calcext:value-type="date">
            <text:p>23.03.2022</text:p>
          </table:table-cell>
          <table:table-cell office:value-type="float" office:value="0" calcext:value-type="float">
            <text:p>0</text:p>
          </table:table-cell>
          <table:table-cell table:formula="of:=IF([.B83]=0; [.C82]+1; 0)" office:value-type="float" office:value="1" calcext:value-type="float">
            <text:p>1</text:p>
          </table:table-cell>
          <table:table-cell/>
          <table:table-cell table:formula="of:= IF(WEEKDAY([.A83])=4; IF([.E82]&lt;0; [.B83]-260-300*[.D83]; [.E82]+[.B83]-260-300*[.D83]); IF([.E82]&lt;0; [.B83]-190-300*[.D83]; [.E82]+[.B83]-190-300*[.D83]))" office:value-type="float" office:value="-260" calcext:value-type="float">
            <text:p>-2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24" calcext:value-type="date">
            <text:p>24.03.2022</text:p>
          </table:table-cell>
          <table:table-cell office:value-type="float" office:value="0" calcext:value-type="float">
            <text:p>0</text:p>
          </table:table-cell>
          <table:table-cell table:formula="of:=IF([.B84]=0; [.C83]+1; 0)" office:value-type="float" office:value="2" calcext:value-type="float">
            <text:p>2</text:p>
          </table:table-cell>
          <table:table-cell/>
          <table:table-cell table:formula="of:= IF(WEEKDAY([.A84])=4; IF([.E83]&lt;0; [.B84]-260-300*[.D84]; [.E83]+[.B84]-260-300*[.D84]); IF([.E83]&lt;0; [.B84]-190-300*[.D84]; [.E83]+[.B84]-190-300*[.D84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25" calcext:value-type="date">
            <text:p>25.03.2022</text:p>
          </table:table-cell>
          <table:table-cell office:value-type="float" office:value="0" calcext:value-type="float">
            <text:p>0</text:p>
          </table:table-cell>
          <table:table-cell table:formula="of:=IF([.B85]=0; [.C84]+1; 0)" office:value-type="float" office:value="3" calcext:value-type="float">
            <text:p>3</text:p>
          </table:table-cell>
          <table:table-cell/>
          <table:table-cell table:formula="of:= IF(WEEKDAY([.A85])=4; IF([.E84]&lt;0; [.B85]-260-300*[.D85]; [.E84]+[.B85]-260-300*[.D85]); IF([.E84]&lt;0; [.B85]-190-300*[.D85]; [.E84]+[.B85]-190-300*[.D85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26" calcext:value-type="date">
            <text:p>26.03.2022</text:p>
          </table:table-cell>
          <table:table-cell office:value-type="float" office:value="0" calcext:value-type="float">
            <text:p>0</text:p>
          </table:table-cell>
          <table:table-cell table:formula="of:=IF([.B86]=0; [.C85]+1; 0)" office:value-type="float" office:value="4" calcext:value-type="float">
            <text:p>4</text:p>
          </table:table-cell>
          <table:table-cell/>
          <table:table-cell table:formula="of:= IF(WEEKDAY([.A86])=4; IF([.E85]&lt;0; [.B86]-260-300*[.D86]; [.E85]+[.B86]-260-300*[.D86]); IF([.E85]&lt;0; [.B86]-190-300*[.D86]; [.E85]+[.B86]-190-300*[.D86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27" calcext:value-type="date">
            <text:p>27.03.2022</text:p>
          </table:table-cell>
          <table:table-cell office:value-type="float" office:value="0" calcext:value-type="float">
            <text:p>0</text:p>
          </table:table-cell>
          <table:table-cell table:formula="of:=IF([.B87]=0; [.C86]+1; 0)" office:value-type="float" office:value="5" calcext:value-type="float">
            <text:p>5</text:p>
          </table:table-cell>
          <table:table-cell/>
          <table:table-cell table:formula="of:= IF(WEEKDAY([.A87])=4; IF([.E86]&lt;0; [.B87]-260-300*[.D87]; [.E86]+[.B87]-260-300*[.D87]); IF([.E86]&lt;0; [.B87]-190-300*[.D87]; [.E86]+[.B87]-190-300*[.D87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28" calcext:value-type="date">
            <text:p>28.03.2022</text:p>
          </table:table-cell>
          <table:table-cell office:value-type="float" office:value="0" calcext:value-type="float">
            <text:p>0</text:p>
          </table:table-cell>
          <table:table-cell table:formula="of:=IF([.B88]=0; [.C87]+1; 0)" office:value-type="float" office:value="6" calcext:value-type="float">
            <text:p>6</text:p>
          </table:table-cell>
          <table:table-cell/>
          <table:table-cell table:formula="of:= IF(WEEKDAY([.A88])=4; IF([.E87]&lt;0; [.B88]-260-300*[.D88]; [.E87]+[.B88]-260-300*[.D88]); IF([.E87]&lt;0; [.B88]-190-300*[.D88]; [.E87]+[.B88]-190-300*[.D88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29" calcext:value-type="date">
            <text:p>29.03.2022</text:p>
          </table:table-cell>
          <table:table-cell office:value-type="float" office:value="0" calcext:value-type="float">
            <text:p>0</text:p>
          </table:table-cell>
          <table:table-cell table:formula="of:=IF([.B89]=0; [.C88]+1; 0)" office:value-type="float" office:value="7" calcext:value-type="float">
            <text:p>7</text:p>
          </table:table-cell>
          <table:table-cell/>
          <table:table-cell table:formula="of:= IF(WEEKDAY([.A89])=4; IF([.E88]&lt;0; [.B89]-260-300*[.D89]; [.E88]+[.B89]-260-300*[.D89]); IF([.E88]&lt;0; [.B89]-190-300*[.D89]; [.E88]+[.B89]-190-300*[.D89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30" calcext:value-type="date">
            <text:p>30.03.2022</text:p>
          </table:table-cell>
          <table:table-cell office:value-type="float" office:value="0" calcext:value-type="float">
            <text:p>0</text:p>
          </table:table-cell>
          <table:table-cell table:formula="of:=IF([.B90]=0; [.C89]+1; 0)" office:value-type="float" office:value="8" calcext:value-type="float">
            <text:p>8</text:p>
          </table:table-cell>
          <table:table-cell/>
          <table:table-cell table:formula="of:= IF(WEEKDAY([.A90])=4; IF([.E89]&lt;0; [.B90]-260-300*[.D90]; [.E89]+[.B90]-260-300*[.D90]); IF([.E89]&lt;0; [.B90]-190-300*[.D90]; [.E89]+[.B90]-190-300*[.D90]))" office:value-type="float" office:value="-260" calcext:value-type="float">
            <text:p>-2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3-31" calcext:value-type="date">
            <text:p>31.03.2022</text:p>
          </table:table-cell>
          <table:table-cell office:value-type="float" office:value="207" calcext:value-type="float">
            <text:p>207</text:p>
          </table:table-cell>
          <table:table-cell table:formula="of:=IF([.B91]=0; [.C90]+1; 0)" office:value-type="float" office:value="0" calcext:value-type="float">
            <text:p>0</text:p>
          </table:table-cell>
          <table:table-cell/>
          <table:table-cell table:formula="of:= IF(WEEKDAY([.A91])=4; IF([.E90]&lt;0; [.B91]-260-300*[.D91]; [.E90]+[.B91]-260-300*[.D91]); IF([.E90]&lt;0; [.B91]-190-300*[.D91]; [.E90]+[.B91]-190-300*[.D91])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01" calcext:value-type="date">
            <text:p>1.04.2022</text:p>
          </table:table-cell>
          <table:table-cell office:value-type="float" office:value="1299" calcext:value-type="float">
            <text:p>1299</text:p>
          </table:table-cell>
          <table:table-cell table:formula="of:=IF([.B92]=0; [.C91]+1; 0)" office:value-type="float" office:value="0" calcext:value-type="float">
            <text:p>0</text:p>
          </table:table-cell>
          <table:table-cell table:formula="of:=IF(AND([.C92]&lt;&gt;0; MOD([.C92]; 5) = 0); 1; 0)" office:value-type="float" office:value="0" calcext:value-type="float">
            <text:p>0</text:p>
          </table:table-cell>
          <table:table-cell table:formula="of:= IF(WEEKDAY([.A92])=4; IF([.E91]&lt;0; [.B92]-260-300*[.D92]; [.E91]+[.B92]-260-300*[.D92]); IF([.E91]&lt;0; [.B92]-190-300*[.D92]; [.E91]+[.B92]-190-300*[.D92]))" office:value-type="float" office:value="1126" calcext:value-type="float">
            <text:p>1126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02" calcext:value-type="date">
            <text:p>2.04.2022</text:p>
          </table:table-cell>
          <table:table-cell office:value-type="float" office:value="218" calcext:value-type="float">
            <text:p>218</text:p>
          </table:table-cell>
          <table:table-cell table:formula="of:=IF([.B93]=0; [.C92]+1; 0)" office:value-type="float" office:value="0" calcext:value-type="float">
            <text:p>0</text:p>
          </table:table-cell>
          <table:table-cell table:formula="of:=IF(AND([.C93]&lt;&gt;0; MOD([.C93]; 5) = 0); 1; 0)" office:value-type="float" office:value="0" calcext:value-type="float">
            <text:p>0</text:p>
          </table:table-cell>
          <table:table-cell table:formula="of:= IF(WEEKDAY([.A93])=4; IF([.E92]&lt;0; [.B93]-260-300*[.D93]; [.E92]+[.B93]-260-300*[.D93]); IF([.E92]&lt;0; [.B93]-190-300*[.D93]; [.E92]+[.B93]-190-300*[.D93]))" office:value-type="float" office:value="1154" calcext:value-type="float">
            <text:p>115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03" calcext:value-type="date">
            <text:p>3.04.2022</text:p>
          </table:table-cell>
          <table:table-cell office:value-type="float" office:value="0" calcext:value-type="float">
            <text:p>0</text:p>
          </table:table-cell>
          <table:table-cell table:formula="of:=IF([.B94]=0; [.C93]+1; 0)" office:value-type="float" office:value="1" calcext:value-type="float">
            <text:p>1</text:p>
          </table:table-cell>
          <table:table-cell table:formula="of:=IF(AND([.C94]&lt;&gt;0; MOD([.C94]; 5) = 0); 1; 0)" office:value-type="float" office:value="0" calcext:value-type="float">
            <text:p>0</text:p>
          </table:table-cell>
          <table:table-cell table:formula="of:= IF(WEEKDAY([.A94])=4; IF([.E93]&lt;0; [.B94]-260-300*[.D94]; [.E93]+[.B94]-260-300*[.D94]); IF([.E93]&lt;0; [.B94]-190-300*[.D94]; [.E93]+[.B94]-190-300*[.D94]))" office:value-type="float" office:value="964" calcext:value-type="float">
            <text:p>96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04" calcext:value-type="date">
            <text:p>4.04.2022</text:p>
          </table:table-cell>
          <table:table-cell office:value-type="float" office:value="0" calcext:value-type="float">
            <text:p>0</text:p>
          </table:table-cell>
          <table:table-cell table:formula="of:=IF([.B95]=0; [.C94]+1; 0)" office:value-type="float" office:value="2" calcext:value-type="float">
            <text:p>2</text:p>
          </table:table-cell>
          <table:table-cell table:formula="of:=IF(AND([.C95]&lt;&gt;0; MOD([.C95]; 5) = 0); 1; 0)" office:value-type="float" office:value="0" calcext:value-type="float">
            <text:p>0</text:p>
          </table:table-cell>
          <table:table-cell table:formula="of:= IF(WEEKDAY([.A95])=4; IF([.E94]&lt;0; [.B95]-260-300*[.D95]; [.E94]+[.B95]-260-300*[.D95]); IF([.E94]&lt;0; [.B95]-190-300*[.D95]; [.E94]+[.B95]-190-300*[.D95]))"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05" calcext:value-type="date">
            <text:p>5.04.2022</text:p>
          </table:table-cell>
          <table:table-cell office:value-type="float" office:value="0" calcext:value-type="float">
            <text:p>0</text:p>
          </table:table-cell>
          <table:table-cell table:formula="of:=IF([.B96]=0; [.C95]+1; 0)" office:value-type="float" office:value="3" calcext:value-type="float">
            <text:p>3</text:p>
          </table:table-cell>
          <table:table-cell table:formula="of:=IF(AND([.C96]&lt;&gt;0; MOD([.C96]; 5) = 0); 1; 0)" office:value-type="float" office:value="0" calcext:value-type="float">
            <text:p>0</text:p>
          </table:table-cell>
          <table:table-cell table:formula="of:= IF(WEEKDAY([.A96])=4; IF([.E95]&lt;0; [.B96]-260-300*[.D96]; [.E95]+[.B96]-260-300*[.D96]); IF([.E95]&lt;0; [.B96]-190-300*[.D96]; [.E95]+[.B96]-190-300*[.D96]))" office:value-type="float" office:value="584" calcext:value-type="float">
            <text:p>58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06" calcext:value-type="date">
            <text:p>6.04.2022</text:p>
          </table:table-cell>
          <table:table-cell office:value-type="float" office:value="220" calcext:value-type="float">
            <text:p>220</text:p>
          </table:table-cell>
          <table:table-cell table:formula="of:=IF([.B97]=0; [.C96]+1; 0)" office:value-type="float" office:value="0" calcext:value-type="float">
            <text:p>0</text:p>
          </table:table-cell>
          <table:table-cell table:formula="of:=IF(AND([.C97]&lt;&gt;0; MOD([.C97]; 5) = 0); 1; 0)" office:value-type="float" office:value="0" calcext:value-type="float">
            <text:p>0</text:p>
          </table:table-cell>
          <table:table-cell table:formula="of:= IF(WEEKDAY([.A97])=4; IF([.E96]&lt;0; [.B97]-260-300*[.D97]; [.E96]+[.B97]-260-300*[.D97]); IF([.E96]&lt;0; [.B97]-190-300*[.D97]; [.E96]+[.B97]-190-300*[.D97]))" office:value-type="float" office:value="544" calcext:value-type="float">
            <text:p>54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07" calcext:value-type="date">
            <text:p>7.04.2022</text:p>
          </table:table-cell>
          <table:table-cell office:value-type="float" office:value="72" calcext:value-type="float">
            <text:p>72</text:p>
          </table:table-cell>
          <table:table-cell table:formula="of:=IF([.B98]=0; [.C97]+1; 0)" office:value-type="float" office:value="0" calcext:value-type="float">
            <text:p>0</text:p>
          </table:table-cell>
          <table:table-cell table:formula="of:=IF(AND([.C98]&lt;&gt;0; MOD([.C98]; 5) = 0); 1; 0)" office:value-type="float" office:value="0" calcext:value-type="float">
            <text:p>0</text:p>
          </table:table-cell>
          <table:table-cell table:formula="of:= IF(WEEKDAY([.A98])=4; IF([.E97]&lt;0; [.B98]-260-300*[.D98]; [.E97]+[.B98]-260-300*[.D98]); IF([.E97]&lt;0; [.B98]-190-300*[.D98]; [.E97]+[.B98]-190-300*[.D98]))" office:value-type="float" office:value="426" calcext:value-type="float">
            <text:p>426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08" calcext:value-type="date">
            <text:p>8.04.2022</text:p>
          </table:table-cell>
          <table:table-cell office:value-type="float" office:value="0" calcext:value-type="float">
            <text:p>0</text:p>
          </table:table-cell>
          <table:table-cell table:formula="of:=IF([.B99]=0; [.C98]+1; 0)" office:value-type="float" office:value="1" calcext:value-type="float">
            <text:p>1</text:p>
          </table:table-cell>
          <table:table-cell table:formula="of:=IF(AND([.C99]&lt;&gt;0; MOD([.C99]; 5) = 0); 1; 0)" office:value-type="float" office:value="0" calcext:value-type="float">
            <text:p>0</text:p>
          </table:table-cell>
          <table:table-cell table:formula="of:= IF(WEEKDAY([.A99])=4; IF([.E98]&lt;0; [.B99]-260-300*[.D99]; [.E98]+[.B99]-260-300*[.D99]); IF([.E98]&lt;0; [.B99]-190-300*[.D99]; [.E98]+[.B99]-190-300*[.D99]))"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09" calcext:value-type="date">
            <text:p>9.04.2022</text:p>
          </table:table-cell>
          <table:table-cell office:value-type="float" office:value="0" calcext:value-type="float">
            <text:p>0</text:p>
          </table:table-cell>
          <table:table-cell table:formula="of:=IF([.B100]=0; [.C99]+1; 0)" office:value-type="float" office:value="2" calcext:value-type="float">
            <text:p>2</text:p>
          </table:table-cell>
          <table:table-cell table:formula="of:=IF(AND([.C100]&lt;&gt;0; MOD([.C100]; 5) = 0); 1; 0)" office:value-type="float" office:value="0" calcext:value-type="float">
            <text:p>0</text:p>
          </table:table-cell>
          <table:table-cell table:formula="of:= IF(WEEKDAY([.A100])=4; IF([.E99]&lt;0; [.B100]-260-300*[.D100]; [.E99]+[.B100]-260-300*[.D100]); IF([.E99]&lt;0; [.B100]-190-300*[.D100]; [.E99]+[.B100]-190-300*[.D100])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10" calcext:value-type="date">
            <text:p>10.04.2022</text:p>
          </table:table-cell>
          <table:table-cell office:value-type="float" office:value="0" calcext:value-type="float">
            <text:p>0</text:p>
          </table:table-cell>
          <table:table-cell table:formula="of:=IF([.B101]=0; [.C100]+1; 0)" office:value-type="float" office:value="3" calcext:value-type="float">
            <text:p>3</text:p>
          </table:table-cell>
          <table:table-cell table:formula="of:=IF(AND([.C101]&lt;&gt;0; MOD([.C101]; 5) = 0); 1; 0)" office:value-type="float" office:value="0" calcext:value-type="float">
            <text:p>0</text:p>
          </table:table-cell>
          <table:table-cell table:formula="of:= IF(WEEKDAY([.A101])=4; IF([.E100]&lt;0; [.B101]-260-300*[.D101]; [.E100]+[.B101]-260-300*[.D101]); IF([.E100]&lt;0; [.B101]-190-300*[.D101]; [.E100]+[.B101]-190-300*[.D101]))" office:value-type="float" office:value="-144" calcext:value-type="float">
            <text:p>-14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11" calcext:value-type="date">
            <text:p>11.04.2022</text:p>
          </table:table-cell>
          <table:table-cell office:value-type="float" office:value="0" calcext:value-type="float">
            <text:p>0</text:p>
          </table:table-cell>
          <table:table-cell table:formula="of:=IF([.B102]=0; [.C101]+1; 0)" office:value-type="float" office:value="4" calcext:value-type="float">
            <text:p>4</text:p>
          </table:table-cell>
          <table:table-cell table:formula="of:=IF(AND([.C102]&lt;&gt;0; MOD([.C102]; 5) = 0); 1; 0)" office:value-type="float" office:value="0" calcext:value-type="float">
            <text:p>0</text:p>
          </table:table-cell>
          <table:table-cell table:formula="of:= IF(WEEKDAY([.A102])=4; IF([.E101]&lt;0; [.B102]-260-300*[.D102]; [.E101]+[.B102]-260-300*[.D102]); IF([.E101]&lt;0; [.B102]-190-300*[.D102]; [.E101]+[.B102]-190-300*[.D102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12" calcext:value-type="date">
            <text:p>12.04.2022</text:p>
          </table:table-cell>
          <table:table-cell office:value-type="float" office:value="0" calcext:value-type="float">
            <text:p>0</text:p>
          </table:table-cell>
          <table:table-cell table:formula="of:=IF([.B103]=0; [.C102]+1; 0)" office:value-type="float" office:value="5" calcext:value-type="float">
            <text:p>5</text:p>
          </table:table-cell>
          <table:table-cell table:formula="of:=IF(AND([.C103]&lt;&gt;0; MOD([.C103]; 5) = 0); 1; 0)" office:value-type="float" office:value="1" calcext:value-type="float">
            <text:p>1</text:p>
          </table:table-cell>
          <table:table-cell table:formula="of:= IF(WEEKDAY([.A103])=4; IF([.E102]&lt;0; [.B103]-260-300*[.D103]; [.E102]+[.B103]-260-300*[.D103]); IF([.E102]&lt;0; [.B103]-190-300*[.D103]; [.E102]+[.B103]-190-300*[.D103]))" office:value-type="float" office:value="-490" calcext:value-type="float">
            <text:p>-4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13" calcext:value-type="date">
            <text:p>13.04.2022</text:p>
          </table:table-cell>
          <table:table-cell office:value-type="float" office:value="205" calcext:value-type="float">
            <text:p>205</text:p>
          </table:table-cell>
          <table:table-cell table:formula="of:=IF([.B104]=0; [.C103]+1; 0)" office:value-type="float" office:value="0" calcext:value-type="float">
            <text:p>0</text:p>
          </table:table-cell>
          <table:table-cell table:formula="of:=IF(AND([.C104]&lt;&gt;0; MOD([.C104]; 5) = 0); 1; 0)" office:value-type="float" office:value="0" calcext:value-type="float">
            <text:p>0</text:p>
          </table:table-cell>
          <table:table-cell table:formula="of:= IF(WEEKDAY([.A104])=4; IF([.E103]&lt;0; [.B104]-260-300*[.D104]; [.E103]+[.B104]-260-300*[.D104]); IF([.E103]&lt;0; [.B104]-190-300*[.D104]; [.E103]+[.B104]-190-300*[.D104]))" office:value-type="float" office:value="-55" calcext:value-type="float">
            <text:p>-5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14" calcext:value-type="date">
            <text:p>14.04.2022</text:p>
          </table:table-cell>
          <table:table-cell office:value-type="float" office:value="0" calcext:value-type="float">
            <text:p>0</text:p>
          </table:table-cell>
          <table:table-cell table:formula="of:=IF([.B105]=0; [.C104]+1; 0)" office:value-type="float" office:value="1" calcext:value-type="float">
            <text:p>1</text:p>
          </table:table-cell>
          <table:table-cell table:formula="of:=IF(AND([.C105]&lt;&gt;0; MOD([.C105]; 5) = 0); 1; 0)" office:value-type="float" office:value="0" calcext:value-type="float">
            <text:p>0</text:p>
          </table:table-cell>
          <table:table-cell table:formula="of:= IF(WEEKDAY([.A105])=4; IF([.E104]&lt;0; [.B105]-260-300*[.D105]; [.E104]+[.B105]-260-300*[.D105]); IF([.E104]&lt;0; [.B105]-190-300*[.D105]; [.E104]+[.B105]-190-300*[.D105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15" calcext:value-type="date">
            <text:p>15.04.2022</text:p>
          </table:table-cell>
          <table:table-cell office:value-type="float" office:value="436" calcext:value-type="float">
            <text:p>436</text:p>
          </table:table-cell>
          <table:table-cell table:formula="of:=IF([.B106]=0; [.C105]+1; 0)" office:value-type="float" office:value="0" calcext:value-type="float">
            <text:p>0</text:p>
          </table:table-cell>
          <table:table-cell table:formula="of:=IF(AND([.C106]&lt;&gt;0; MOD([.C106]; 5) = 0); 1; 0)" office:value-type="float" office:value="0" calcext:value-type="float">
            <text:p>0</text:p>
          </table:table-cell>
          <table:table-cell table:formula="of:= IF(WEEKDAY([.A106])=4; IF([.E105]&lt;0; [.B106]-260-300*[.D106]; [.E105]+[.B106]-260-300*[.D106]); IF([.E105]&lt;0; [.B106]-190-300*[.D106]; [.E105]+[.B106]-190-300*[.D106]))" office:value-type="float" office:value="246" calcext:value-type="float">
            <text:p>246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16" calcext:value-type="date">
            <text:p>16.04.2022</text:p>
          </table:table-cell>
          <table:table-cell office:value-type="float" office:value="622" calcext:value-type="float">
            <text:p>622</text:p>
          </table:table-cell>
          <table:table-cell table:formula="of:=IF([.B107]=0; [.C106]+1; 0)" office:value-type="float" office:value="0" calcext:value-type="float">
            <text:p>0</text:p>
          </table:table-cell>
          <table:table-cell table:formula="of:=IF(AND([.C107]&lt;&gt;0; MOD([.C107]; 5) = 0); 1; 0)" office:value-type="float" office:value="0" calcext:value-type="float">
            <text:p>0</text:p>
          </table:table-cell>
          <table:table-cell table:formula="of:= IF(WEEKDAY([.A107])=4; IF([.E106]&lt;0; [.B107]-260-300*[.D107]; [.E106]+[.B107]-260-300*[.D107]); IF([.E106]&lt;0; [.B107]-190-300*[.D107]; [.E106]+[.B107]-190-300*[.D107]))" office:value-type="float" office:value="678" calcext:value-type="float">
            <text:p>67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17" calcext:value-type="date">
            <text:p>17.04.2022</text:p>
          </table:table-cell>
          <table:table-cell office:value-type="float" office:value="34" calcext:value-type="float">
            <text:p>34</text:p>
          </table:table-cell>
          <table:table-cell table:formula="of:=IF([.B108]=0; [.C107]+1; 0)" office:value-type="float" office:value="0" calcext:value-type="float">
            <text:p>0</text:p>
          </table:table-cell>
          <table:table-cell table:formula="of:=IF(AND([.C108]&lt;&gt;0; MOD([.C108]; 5) = 0); 1; 0)" office:value-type="float" office:value="0" calcext:value-type="float">
            <text:p>0</text:p>
          </table:table-cell>
          <table:table-cell table:formula="of:= IF(WEEKDAY([.A108])=4; IF([.E107]&lt;0; [.B108]-260-300*[.D108]; [.E107]+[.B108]-260-300*[.D108]); IF([.E107]&lt;0; [.B108]-190-300*[.D108]; [.E107]+[.B108]-190-300*[.D108]))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18" calcext:value-type="date">
            <text:p>18.04.2022</text:p>
          </table:table-cell>
          <table:table-cell office:value-type="float" office:value="0" calcext:value-type="float">
            <text:p>0</text:p>
          </table:table-cell>
          <table:table-cell table:formula="of:=IF([.B109]=0; [.C108]+1; 0)" office:value-type="float" office:value="1" calcext:value-type="float">
            <text:p>1</text:p>
          </table:table-cell>
          <table:table-cell table:formula="of:=IF(AND([.C109]&lt;&gt;0; MOD([.C109]; 5) = 0); 1; 0)" office:value-type="float" office:value="0" calcext:value-type="float">
            <text:p>0</text:p>
          </table:table-cell>
          <table:table-cell table:formula="of:= IF(WEEKDAY([.A109])=4; IF([.E108]&lt;0; [.B109]-260-300*[.D109]; [.E108]+[.B109]-260-300*[.D109]); IF([.E108]&lt;0; [.B109]-190-300*[.D109]; [.E108]+[.B109]-190-300*[.D109]))" office:value-type="float" office:value="332" calcext:value-type="float">
            <text:p>33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19" calcext:value-type="date">
            <text:p>19.04.2022</text:p>
          </table:table-cell>
          <table:table-cell office:value-type="float" office:value="0" calcext:value-type="float">
            <text:p>0</text:p>
          </table:table-cell>
          <table:table-cell table:formula="of:=IF([.B110]=0; [.C109]+1; 0)" office:value-type="float" office:value="2" calcext:value-type="float">
            <text:p>2</text:p>
          </table:table-cell>
          <table:table-cell table:formula="of:=IF(AND([.C110]&lt;&gt;0; MOD([.C110]; 5) = 0); 1; 0)" office:value-type="float" office:value="0" calcext:value-type="float">
            <text:p>0</text:p>
          </table:table-cell>
          <table:table-cell table:formula="of:= IF(WEEKDAY([.A110])=4; IF([.E109]&lt;0; [.B110]-260-300*[.D110]; [.E109]+[.B110]-260-300*[.D110]); IF([.E109]&lt;0; [.B110]-190-300*[.D110]; [.E109]+[.B110]-190-300*[.D110]))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20" calcext:value-type="date">
            <text:p>20.04.2022</text:p>
          </table:table-cell>
          <table:table-cell office:value-type="float" office:value="0" calcext:value-type="float">
            <text:p>0</text:p>
          </table:table-cell>
          <table:table-cell table:formula="of:=IF([.B111]=0; [.C110]+1; 0)" office:value-type="float" office:value="3" calcext:value-type="float">
            <text:p>3</text:p>
          </table:table-cell>
          <table:table-cell table:formula="of:=IF(AND([.C111]&lt;&gt;0; MOD([.C111]; 5) = 0); 1; 0)" office:value-type="float" office:value="0" calcext:value-type="float">
            <text:p>0</text:p>
          </table:table-cell>
          <table:table-cell table:formula="of:= IF(WEEKDAY([.A111])=4; IF([.E110]&lt;0; [.B111]-260-300*[.D111]; [.E110]+[.B111]-260-300*[.D111]); IF([.E110]&lt;0; [.B111]-190-300*[.D111]; [.E110]+[.B111]-190-300*[.D111]))" office:value-type="float" office:value="-118" calcext:value-type="float">
            <text:p>-11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21" calcext:value-type="date">
            <text:p>21.04.2022</text:p>
          </table:table-cell>
          <table:table-cell office:value-type="float" office:value="0" calcext:value-type="float">
            <text:p>0</text:p>
          </table:table-cell>
          <table:table-cell table:formula="of:=IF([.B112]=0; [.C111]+1; 0)" office:value-type="float" office:value="4" calcext:value-type="float">
            <text:p>4</text:p>
          </table:table-cell>
          <table:table-cell table:formula="of:=IF(AND([.C112]&lt;&gt;0; MOD([.C112]; 5) = 0); 1; 0)" office:value-type="float" office:value="0" calcext:value-type="float">
            <text:p>0</text:p>
          </table:table-cell>
          <table:table-cell table:formula="of:= IF(WEEKDAY([.A112])=4; IF([.E111]&lt;0; [.B112]-260-300*[.D112]; [.E111]+[.B112]-260-300*[.D112]); IF([.E111]&lt;0; [.B112]-190-300*[.D112]; [.E111]+[.B112]-190-300*[.D112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22" calcext:value-type="date">
            <text:p>22.04.2022</text:p>
          </table:table-cell>
          <table:table-cell office:value-type="float" office:value="0" calcext:value-type="float">
            <text:p>0</text:p>
          </table:table-cell>
          <table:table-cell table:formula="of:=IF([.B113]=0; [.C112]+1; 0)" office:value-type="float" office:value="5" calcext:value-type="float">
            <text:p>5</text:p>
          </table:table-cell>
          <table:table-cell table:formula="of:=IF(AND([.C113]&lt;&gt;0; MOD([.C113]; 5) = 0); 1; 0)" office:value-type="float" office:value="1" calcext:value-type="float">
            <text:p>1</text:p>
          </table:table-cell>
          <table:table-cell table:formula="of:= IF(WEEKDAY([.A113])=4; IF([.E112]&lt;0; [.B113]-260-300*[.D113]; [.E112]+[.B113]-260-300*[.D113]); IF([.E112]&lt;0; [.B113]-190-300*[.D113]; [.E112]+[.B113]-190-300*[.D113]))" office:value-type="float" office:value="-490" calcext:value-type="float">
            <text:p>-4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23" calcext:value-type="date">
            <text:p>23.04.2022</text:p>
          </table:table-cell>
          <table:table-cell office:value-type="float" office:value="0" calcext:value-type="float">
            <text:p>0</text:p>
          </table:table-cell>
          <table:table-cell table:formula="of:=IF([.B114]=0; [.C113]+1; 0)" office:value-type="float" office:value="6" calcext:value-type="float">
            <text:p>6</text:p>
          </table:table-cell>
          <table:table-cell table:formula="of:=IF(AND([.C114]&lt;&gt;0; MOD([.C114]; 5) = 0); 1; 0)" office:value-type="float" office:value="0" calcext:value-type="float">
            <text:p>0</text:p>
          </table:table-cell>
          <table:table-cell table:formula="of:= IF(WEEKDAY([.A114])=4; IF([.E113]&lt;0; [.B114]-260-300*[.D114]; [.E113]+[.B114]-260-300*[.D114]); IF([.E113]&lt;0; [.B114]-190-300*[.D114]; [.E113]+[.B114]-190-300*[.D114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24" calcext:value-type="date">
            <text:p>24.04.2022</text:p>
          </table:table-cell>
          <table:table-cell office:value-type="float" office:value="0" calcext:value-type="float">
            <text:p>0</text:p>
          </table:table-cell>
          <table:table-cell table:formula="of:=IF([.B115]=0; [.C114]+1; 0)" office:value-type="float" office:value="7" calcext:value-type="float">
            <text:p>7</text:p>
          </table:table-cell>
          <table:table-cell table:formula="of:=IF(AND([.C115]&lt;&gt;0; MOD([.C115]; 5) = 0); 1; 0)" office:value-type="float" office:value="0" calcext:value-type="float">
            <text:p>0</text:p>
          </table:table-cell>
          <table:table-cell table:formula="of:= IF(WEEKDAY([.A115])=4; IF([.E114]&lt;0; [.B115]-260-300*[.D115]; [.E114]+[.B115]-260-300*[.D115]); IF([.E114]&lt;0; [.B115]-190-300*[.D115]; [.E114]+[.B115]-190-300*[.D115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25" calcext:value-type="date">
            <text:p>25.04.2022</text:p>
          </table:table-cell>
          <table:table-cell office:value-type="float" office:value="0" calcext:value-type="float">
            <text:p>0</text:p>
          </table:table-cell>
          <table:table-cell table:formula="of:=IF([.B116]=0; [.C115]+1; 0)" office:value-type="float" office:value="8" calcext:value-type="float">
            <text:p>8</text:p>
          </table:table-cell>
          <table:table-cell table:formula="of:=IF(AND([.C116]&lt;&gt;0; MOD([.C116]; 5) = 0); 1; 0)" office:value-type="float" office:value="0" calcext:value-type="float">
            <text:p>0</text:p>
          </table:table-cell>
          <table:table-cell table:formula="of:= IF(WEEKDAY([.A116])=4; IF([.E115]&lt;0; [.B116]-260-300*[.D116]; [.E115]+[.B116]-260-300*[.D116]); IF([.E115]&lt;0; [.B116]-190-300*[.D116]; [.E115]+[.B116]-190-300*[.D116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26" calcext:value-type="date">
            <text:p>26.04.2022</text:p>
          </table:table-cell>
          <table:table-cell office:value-type="float" office:value="0" calcext:value-type="float">
            <text:p>0</text:p>
          </table:table-cell>
          <table:table-cell table:formula="of:=IF([.B117]=0; [.C116]+1; 0)" office:value-type="float" office:value="9" calcext:value-type="float">
            <text:p>9</text:p>
          </table:table-cell>
          <table:table-cell table:formula="of:=IF(AND([.C117]&lt;&gt;0; MOD([.C117]; 5) = 0); 1; 0)" office:value-type="float" office:value="0" calcext:value-type="float">
            <text:p>0</text:p>
          </table:table-cell>
          <table:table-cell table:formula="of:= IF(WEEKDAY([.A117])=4; IF([.E116]&lt;0; [.B117]-260-300*[.D117]; [.E116]+[.B117]-260-300*[.D117]); IF([.E116]&lt;0; [.B117]-190-300*[.D117]; [.E116]+[.B117]-190-300*[.D117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27" calcext:value-type="date">
            <text:p>27.04.2022</text:p>
          </table:table-cell>
          <table:table-cell office:value-type="float" office:value="0" calcext:value-type="float">
            <text:p>0</text:p>
          </table:table-cell>
          <table:table-cell table:formula="of:=IF([.B118]=0; [.C117]+1; 0)" office:value-type="float" office:value="10" calcext:value-type="float">
            <text:p>10</text:p>
          </table:table-cell>
          <table:table-cell table:formula="of:=IF(AND([.C118]&lt;&gt;0; MOD([.C118]; 5) = 0); 1; 0)" office:value-type="float" office:value="1" calcext:value-type="float">
            <text:p>1</text:p>
          </table:table-cell>
          <table:table-cell table:formula="of:= IF(WEEKDAY([.A118])=4; IF([.E117]&lt;0; [.B118]-260-300*[.D118]; [.E117]+[.B118]-260-300*[.D118]); IF([.E117]&lt;0; [.B118]-190-300*[.D118]; [.E117]+[.B118]-190-300*[.D118]))" office:value-type="float" office:value="-560" calcext:value-type="float">
            <text:p>-5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28" calcext:value-type="date">
            <text:p>28.04.2022</text:p>
          </table:table-cell>
          <table:table-cell office:value-type="float" office:value="36" calcext:value-type="float">
            <text:p>36</text:p>
          </table:table-cell>
          <table:table-cell table:formula="of:=IF([.B119]=0; [.C118]+1; 0)" office:value-type="float" office:value="0" calcext:value-type="float">
            <text:p>0</text:p>
          </table:table-cell>
          <table:table-cell table:formula="of:=IF(AND([.C119]&lt;&gt;0; MOD([.C119]; 5) = 0); 1; 0)" office:value-type="float" office:value="0" calcext:value-type="float">
            <text:p>0</text:p>
          </table:table-cell>
          <table:table-cell table:formula="of:= IF(WEEKDAY([.A119])=4; IF([.E118]&lt;0; [.B119]-260-300*[.D119]; [.E118]+[.B119]-260-300*[.D119]); IF([.E118]&lt;0; [.B119]-190-300*[.D119]; [.E118]+[.B119]-190-300*[.D119]))" office:value-type="float" office:value="-154" calcext:value-type="float">
            <text:p>-15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29" calcext:value-type="date">
            <text:p>29.04.2022</text:p>
          </table:table-cell>
          <table:table-cell office:value-type="float" office:value="542" calcext:value-type="float">
            <text:p>542</text:p>
          </table:table-cell>
          <table:table-cell table:formula="of:=IF([.B120]=0; [.C119]+1; 0)" office:value-type="float" office:value="0" calcext:value-type="float">
            <text:p>0</text:p>
          </table:table-cell>
          <table:table-cell table:formula="of:=IF(AND([.C120]&lt;&gt;0; MOD([.C120]; 5) = 0); 1; 0)" office:value-type="float" office:value="0" calcext:value-type="float">
            <text:p>0</text:p>
          </table:table-cell>
          <table:table-cell table:formula="of:= IF(WEEKDAY([.A120])=4; IF([.E119]&lt;0; [.B120]-260-300*[.D120]; [.E119]+[.B120]-260-300*[.D120]); IF([.E119]&lt;0; [.B120]-190-300*[.D120]; [.E119]+[.B120]-190-300*[.D120]))" office:value-type="float" office:value="352" calcext:value-type="float">
            <text:p>35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4-30" calcext:value-type="date">
            <text:p>30.04.2022</text:p>
          </table:table-cell>
          <table:table-cell office:value-type="float" office:value="529" calcext:value-type="float">
            <text:p>529</text:p>
          </table:table-cell>
          <table:table-cell table:formula="of:=IF([.B121]=0; [.C120]+1; 0)" office:value-type="float" office:value="0" calcext:value-type="float">
            <text:p>0</text:p>
          </table:table-cell>
          <table:table-cell table:formula="of:=IF(AND([.C121]&lt;&gt;0; MOD([.C121]; 5) = 0); 1; 0)" office:value-type="float" office:value="0" calcext:value-type="float">
            <text:p>0</text:p>
          </table:table-cell>
          <table:table-cell table:formula="of:= IF(WEEKDAY([.A121])=4; IF([.E120]&lt;0; [.B121]-260-300*[.D121]; [.E120]+[.B121]-260-300*[.D121]); IF([.E120]&lt;0; [.B121]-190-300*[.D121]; [.E120]+[.B121]-190-300*[.D121]))" office:value-type="float" office:value="691" calcext:value-type="float">
            <text:p>69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01" calcext:value-type="date">
            <text:p>1.05.2022</text:p>
          </table:table-cell>
          <table:table-cell office:value-type="float" office:value="890" calcext:value-type="float">
            <text:p>890</text:p>
          </table:table-cell>
          <table:table-cell table:formula="of:=IF([.B122]=0; [.C121]+1; 0)" office:value-type="float" office:value="0" calcext:value-type="float">
            <text:p>0</text:p>
          </table:table-cell>
          <table:table-cell table:formula="of:=IF(AND([.C122]&lt;&gt;0; MOD([.C122]; 5) = 0); 1; 0)" office:value-type="float" office:value="0" calcext:value-type="float">
            <text:p>0</text:p>
          </table:table-cell>
          <table:table-cell table:formula="of:= IF(WEEKDAY([.A122])=4; IF([.E121]&lt;0; [.B122]-260-300*[.D122]; [.E121]+[.B122]-260-300*[.D122]); IF([.E121]&lt;0; [.B122]-190-300*[.D122]; [.E121]+[.B122]-190-300*[.D122]))" office:value-type="float" office:value="1391" calcext:value-type="float">
            <text:p>139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02" calcext:value-type="date">
            <text:p>2.05.2022</text:p>
          </table:table-cell>
          <table:table-cell office:value-type="float" office:value="609" calcext:value-type="float">
            <text:p>609</text:p>
          </table:table-cell>
          <table:table-cell table:formula="of:=IF([.B123]=0; [.C122]+1; 0)" office:value-type="float" office:value="0" calcext:value-type="float">
            <text:p>0</text:p>
          </table:table-cell>
          <table:table-cell table:formula="of:=IF(AND([.C123]&lt;&gt;0; MOD([.C123]; 5) = 0); 1; 0)" office:value-type="float" office:value="0" calcext:value-type="float">
            <text:p>0</text:p>
          </table:table-cell>
          <table:table-cell table:formula="of:= IF(WEEKDAY([.A123])=4; IF([.E122]&lt;0; [.B123]-260-300*[.D123]; [.E122]+[.B123]-260-300*[.D123]); IF([.E122]&lt;0; [.B123]-190-300*[.D123]; [.E122]+[.B123]-190-300*[.D123]))" office:value-type="float" office:value="1810" calcext:value-type="float">
            <text:p>181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03" calcext:value-type="date">
            <text:p>3.05.2022</text:p>
          </table:table-cell>
          <table:table-cell office:value-type="float" office:value="79" calcext:value-type="float">
            <text:p>79</text:p>
          </table:table-cell>
          <table:table-cell table:formula="of:=IF([.B124]=0; [.C123]+1; 0)" office:value-type="float" office:value="0" calcext:value-type="float">
            <text:p>0</text:p>
          </table:table-cell>
          <table:table-cell table:formula="of:=IF(AND([.C124]&lt;&gt;0; MOD([.C124]; 5) = 0); 1; 0)" office:value-type="float" office:value="0" calcext:value-type="float">
            <text:p>0</text:p>
          </table:table-cell>
          <table:table-cell table:formula="of:= IF(WEEKDAY([.A124])=4; IF([.E123]&lt;0; [.B124]-260-300*[.D124]; [.E123]+[.B124]-260-300*[.D124]); IF([.E123]&lt;0; [.B124]-190-300*[.D124]; [.E123]+[.B124]-190-300*[.D124]))" office:value-type="float" office:value="1699" calcext:value-type="float">
            <text:p>169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04" calcext:value-type="date">
            <text:p>4.05.2022</text:p>
          </table:table-cell>
          <table:table-cell office:value-type="float" office:value="0" calcext:value-type="float">
            <text:p>0</text:p>
          </table:table-cell>
          <table:table-cell table:formula="of:=IF([.B125]=0; [.C124]+1; 0)" office:value-type="float" office:value="1" calcext:value-type="float">
            <text:p>1</text:p>
          </table:table-cell>
          <table:table-cell table:formula="of:=IF(AND([.C125]&lt;&gt;0; MOD([.C125]; 5) = 0); 1; 0)" office:value-type="float" office:value="0" calcext:value-type="float">
            <text:p>0</text:p>
          </table:table-cell>
          <table:table-cell table:formula="of:= IF(WEEKDAY([.A125])=4; IF([.E124]&lt;0; [.B125]-260-300*[.D125]; [.E124]+[.B125]-260-300*[.D125]); IF([.E124]&lt;0; [.B125]-190-300*[.D125]; [.E124]+[.B125]-190-300*[.D125]))" office:value-type="float" office:value="1439" calcext:value-type="float">
            <text:p>143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05" calcext:value-type="date">
            <text:p>5.05.2022</text:p>
          </table:table-cell>
          <table:table-cell office:value-type="float" office:value="0" calcext:value-type="float">
            <text:p>0</text:p>
          </table:table-cell>
          <table:table-cell table:formula="of:=IF([.B126]=0; [.C125]+1; 0)" office:value-type="float" office:value="2" calcext:value-type="float">
            <text:p>2</text:p>
          </table:table-cell>
          <table:table-cell table:formula="of:=IF(AND([.C126]&lt;&gt;0; MOD([.C126]; 5) = 0); 1; 0)" office:value-type="float" office:value="0" calcext:value-type="float">
            <text:p>0</text:p>
          </table:table-cell>
          <table:table-cell table:formula="of:= IF(WEEKDAY([.A126])=4; IF([.E125]&lt;0; [.B126]-260-300*[.D126]; [.E125]+[.B126]-260-300*[.D126]); IF([.E125]&lt;0; [.B126]-190-300*[.D126]; [.E125]+[.B126]-190-300*[.D126]))" office:value-type="float" office:value="1249" calcext:value-type="float">
            <text:p>124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06" calcext:value-type="date">
            <text:p>6.05.2022</text:p>
          </table:table-cell>
          <table:table-cell office:value-type="float" office:value="0" calcext:value-type="float">
            <text:p>0</text:p>
          </table:table-cell>
          <table:table-cell table:formula="of:=IF([.B127]=0; [.C126]+1; 0)" office:value-type="float" office:value="3" calcext:value-type="float">
            <text:p>3</text:p>
          </table:table-cell>
          <table:table-cell table:formula="of:=IF(AND([.C127]&lt;&gt;0; MOD([.C127]; 5) = 0); 1; 0)" office:value-type="float" office:value="0" calcext:value-type="float">
            <text:p>0</text:p>
          </table:table-cell>
          <table:table-cell table:formula="of:= IF(WEEKDAY([.A127])=4; IF([.E126]&lt;0; [.B127]-260-300*[.D127]; [.E126]+[.B127]-260-300*[.D127]); IF([.E126]&lt;0; [.B127]-190-300*[.D127]; [.E126]+[.B127]-190-300*[.D127]))" office:value-type="float" office:value="1059" calcext:value-type="float">
            <text:p>105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07" calcext:value-type="date">
            <text:p>7.05.2022</text:p>
          </table:table-cell>
          <table:table-cell office:value-type="float" office:value="0" calcext:value-type="float">
            <text:p>0</text:p>
          </table:table-cell>
          <table:table-cell table:formula="of:=IF([.B128]=0; [.C127]+1; 0)" office:value-type="float" office:value="4" calcext:value-type="float">
            <text:p>4</text:p>
          </table:table-cell>
          <table:table-cell table:formula="of:=IF(AND([.C128]&lt;&gt;0; MOD([.C128]; 5) = 0); 1; 0)" office:value-type="float" office:value="0" calcext:value-type="float">
            <text:p>0</text:p>
          </table:table-cell>
          <table:table-cell table:formula="of:= IF(WEEKDAY([.A128])=4; IF([.E127]&lt;0; [.B128]-260-300*[.D128]; [.E127]+[.B128]-260-300*[.D128]); IF([.E127]&lt;0; [.B128]-190-300*[.D128]; [.E127]+[.B128]-190-300*[.D128]))" office:value-type="float" office:value="869" calcext:value-type="float">
            <text:p>86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08" calcext:value-type="date">
            <text:p>8.05.2022</text:p>
          </table:table-cell>
          <table:table-cell office:value-type="float" office:value="0" calcext:value-type="float">
            <text:p>0</text:p>
          </table:table-cell>
          <table:table-cell table:formula="of:=IF([.B129]=0; [.C128]+1; 0)" office:value-type="float" office:value="5" calcext:value-type="float">
            <text:p>5</text:p>
          </table:table-cell>
          <table:table-cell table:formula="of:=IF(AND([.C129]&lt;&gt;0; MOD([.C129]; 5) = 0); 1; 0)" office:value-type="float" office:value="1" calcext:value-type="float">
            <text:p>1</text:p>
          </table:table-cell>
          <table:table-cell table:formula="of:= IF(WEEKDAY([.A129])=4; IF([.E128]&lt;0; [.B129]-260-300*[.D129]; [.E128]+[.B129]-260-300*[.D129]); IF([.E128]&lt;0; [.B129]-190-300*[.D129]; [.E128]+[.B129]-190-300*[.D129]))" office:value-type="float" office:value="379" calcext:value-type="float">
            <text:p>37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09" calcext:value-type="date">
            <text:p>9.05.2022</text:p>
          </table:table-cell>
          <table:table-cell office:value-type="float" office:value="0" calcext:value-type="float">
            <text:p>0</text:p>
          </table:table-cell>
          <table:table-cell table:formula="of:=IF([.B130]=0; [.C129]+1; 0)" office:value-type="float" office:value="6" calcext:value-type="float">
            <text:p>6</text:p>
          </table:table-cell>
          <table:table-cell table:formula="of:=IF(AND([.C130]&lt;&gt;0; MOD([.C130]; 5) = 0); 1; 0)" office:value-type="float" office:value="0" calcext:value-type="float">
            <text:p>0</text:p>
          </table:table-cell>
          <table:table-cell table:formula="of:= IF(WEEKDAY([.A130])=4; IF([.E129]&lt;0; [.B130]-260-300*[.D130]; [.E129]+[.B130]-260-300*[.D130]); IF([.E129]&lt;0; [.B130]-190-300*[.D130]; [.E129]+[.B130]-190-300*[.D130]))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10" calcext:value-type="date">
            <text:p>10.05.2022</text:p>
          </table:table-cell>
          <table:table-cell office:value-type="float" office:value="467" calcext:value-type="float">
            <text:p>467</text:p>
          </table:table-cell>
          <table:table-cell table:formula="of:=IF([.B131]=0; [.C130]+1; 0)" office:value-type="float" office:value="0" calcext:value-type="float">
            <text:p>0</text:p>
          </table:table-cell>
          <table:table-cell table:formula="of:=IF(AND([.C131]&lt;&gt;0; MOD([.C131]; 5) = 0); 1; 0)" office:value-type="float" office:value="0" calcext:value-type="float">
            <text:p>0</text:p>
          </table:table-cell>
          <table:table-cell table:formula="of:= IF(WEEKDAY([.A131])=4; IF([.E130]&lt;0; [.B131]-260-300*[.D131]; [.E130]+[.B131]-260-300*[.D131]); IF([.E130]&lt;0; [.B131]-190-300*[.D131]; [.E130]+[.B131]-190-300*[.D131]))" office:value-type="float" office:value="466" calcext:value-type="float">
            <text:p>466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11" calcext:value-type="date">
            <text:p>11.05.2022</text:p>
          </table:table-cell>
          <table:table-cell office:value-type="float" office:value="234" calcext:value-type="float">
            <text:p>234</text:p>
          </table:table-cell>
          <table:table-cell table:formula="of:=IF([.B132]=0; [.C131]+1; 0)" office:value-type="float" office:value="0" calcext:value-type="float">
            <text:p>0</text:p>
          </table:table-cell>
          <table:table-cell table:formula="of:=IF(AND([.C132]&lt;&gt;0; MOD([.C132]; 5) = 0); 1; 0)" office:value-type="float" office:value="0" calcext:value-type="float">
            <text:p>0</text:p>
          </table:table-cell>
          <table:table-cell table:formula="of:= IF(WEEKDAY([.A132])=4; IF([.E131]&lt;0; [.B132]-260-300*[.D132]; [.E131]+[.B132]-260-300*[.D132]); IF([.E131]&lt;0; [.B132]-190-300*[.D132]; [.E131]+[.B132]-190-300*[.D132]))"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12" calcext:value-type="date">
            <text:p>12.05.2022</text:p>
          </table:table-cell>
          <table:table-cell office:value-type="float" office:value="0" calcext:value-type="float">
            <text:p>0</text:p>
          </table:table-cell>
          <table:table-cell table:formula="of:=IF([.B133]=0; [.C132]+1; 0)" office:value-type="float" office:value="1" calcext:value-type="float">
            <text:p>1</text:p>
          </table:table-cell>
          <table:table-cell table:formula="of:=IF(AND([.C133]&lt;&gt;0; MOD([.C133]; 5) = 0); 1; 0)" office:value-type="float" office:value="0" calcext:value-type="float">
            <text:p>0</text:p>
          </table:table-cell>
          <table:table-cell table:formula="of:= IF(WEEKDAY([.A133])=4; IF([.E132]&lt;0; [.B133]-260-300*[.D133]; [.E132]+[.B133]-260-300*[.D133]); IF([.E132]&lt;0; [.B133]-190-300*[.D133]; [.E132]+[.B133]-190-300*[.D133]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13" calcext:value-type="date">
            <text:p>13.05.2022</text:p>
          </table:table-cell>
          <table:table-cell office:value-type="float" office:value="0" calcext:value-type="float">
            <text:p>0</text:p>
          </table:table-cell>
          <table:table-cell table:formula="of:=IF([.B134]=0; [.C133]+1; 0)" office:value-type="float" office:value="2" calcext:value-type="float">
            <text:p>2</text:p>
          </table:table-cell>
          <table:table-cell table:formula="of:=IF(AND([.C134]&lt;&gt;0; MOD([.C134]; 5) = 0); 1; 0)" office:value-type="float" office:value="0" calcext:value-type="float">
            <text:p>0</text:p>
          </table:table-cell>
          <table:table-cell table:formula="of:= IF(WEEKDAY([.A134])=4; IF([.E133]&lt;0; [.B134]-260-300*[.D134]; [.E133]+[.B134]-260-300*[.D134]); IF([.E133]&lt;0; [.B134]-190-300*[.D134]; [.E133]+[.B134]-190-300*[.D134]))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14" calcext:value-type="date">
            <text:p>14.05.2022</text:p>
          </table:table-cell>
          <table:table-cell office:value-type="float" office:value="0" calcext:value-type="float">
            <text:p>0</text:p>
          </table:table-cell>
          <table:table-cell table:formula="of:=IF([.B135]=0; [.C134]+1; 0)" office:value-type="float" office:value="3" calcext:value-type="float">
            <text:p>3</text:p>
          </table:table-cell>
          <table:table-cell table:formula="of:=IF(AND([.C135]&lt;&gt;0; MOD([.C135]; 5) = 0); 1; 0)" office:value-type="float" office:value="0" calcext:value-type="float">
            <text:p>0</text:p>
          </table:table-cell>
          <table:table-cell table:formula="of:= IF(WEEKDAY([.A135])=4; IF([.E134]&lt;0; [.B135]-260-300*[.D135]; [.E134]+[.B135]-260-300*[.D135]); IF([.E134]&lt;0; [.B135]-190-300*[.D135]; [.E134]+[.B135]-190-300*[.D135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15" calcext:value-type="date">
            <text:p>15.05.2022</text:p>
          </table:table-cell>
          <table:table-cell office:value-type="float" office:value="0" calcext:value-type="float">
            <text:p>0</text:p>
          </table:table-cell>
          <table:table-cell table:formula="of:=IF([.B136]=0; [.C135]+1; 0)" office:value-type="float" office:value="4" calcext:value-type="float">
            <text:p>4</text:p>
          </table:table-cell>
          <table:table-cell table:formula="of:=IF(AND([.C136]&lt;&gt;0; MOD([.C136]; 5) = 0); 1; 0)" office:value-type="float" office:value="0" calcext:value-type="float">
            <text:p>0</text:p>
          </table:table-cell>
          <table:table-cell table:formula="of:= IF(WEEKDAY([.A136])=4; IF([.E135]&lt;0; [.B136]-260-300*[.D136]; [.E135]+[.B136]-260-300*[.D136]); IF([.E135]&lt;0; [.B136]-190-300*[.D136]; [.E135]+[.B136]-190-300*[.D136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16" calcext:value-type="date">
            <text:p>16.05.2022</text:p>
          </table:table-cell>
          <table:table-cell office:value-type="float" office:value="65" calcext:value-type="float">
            <text:p>65</text:p>
          </table:table-cell>
          <table:table-cell table:formula="of:=IF([.B137]=0; [.C136]+1; 0)" office:value-type="float" office:value="0" calcext:value-type="float">
            <text:p>0</text:p>
          </table:table-cell>
          <table:table-cell table:formula="of:=IF(AND([.C137]&lt;&gt;0; MOD([.C137]; 5) = 0); 1; 0)" office:value-type="float" office:value="0" calcext:value-type="float">
            <text:p>0</text:p>
          </table:table-cell>
          <table:table-cell table:formula="of:= IF(WEEKDAY([.A137])=4; IF([.E136]&lt;0; [.B137]-260-300*[.D137]; [.E136]+[.B137]-260-300*[.D137]); IF([.E136]&lt;0; [.B137]-190-300*[.D137]; [.E136]+[.B137]-190-300*[.D137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17" calcext:value-type="date">
            <text:p>17.05.2022</text:p>
          </table:table-cell>
          <table:table-cell office:value-type="float" office:value="781" calcext:value-type="float">
            <text:p>781</text:p>
          </table:table-cell>
          <table:table-cell table:formula="of:=IF([.B138]=0; [.C137]+1; 0)" office:value-type="float" office:value="0" calcext:value-type="float">
            <text:p>0</text:p>
          </table:table-cell>
          <table:table-cell table:formula="of:=IF(AND([.C138]&lt;&gt;0; MOD([.C138]; 5) = 0); 1; 0)" office:value-type="float" office:value="0" calcext:value-type="float">
            <text:p>0</text:p>
          </table:table-cell>
          <table:table-cell table:formula="of:= IF(WEEKDAY([.A138])=4; IF([.E137]&lt;0; [.B138]-260-300*[.D138]; [.E137]+[.B138]-260-300*[.D138]); IF([.E137]&lt;0; [.B138]-190-300*[.D138]; [.E137]+[.B138]-190-300*[.D138]))" office:value-type="float" office:value="591" calcext:value-type="float">
            <text:p>59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18" calcext:value-type="date">
            <text:p>18.05.2022</text:p>
          </table:table-cell>
          <table:table-cell office:value-type="float" office:value="778" calcext:value-type="float">
            <text:p>778</text:p>
          </table:table-cell>
          <table:table-cell table:formula="of:=IF([.B139]=0; [.C138]+1; 0)" office:value-type="float" office:value="0" calcext:value-type="float">
            <text:p>0</text:p>
          </table:table-cell>
          <table:table-cell table:formula="of:=IF(AND([.C139]&lt;&gt;0; MOD([.C139]; 5) = 0); 1; 0)" office:value-type="float" office:value="0" calcext:value-type="float">
            <text:p>0</text:p>
          </table:table-cell>
          <table:table-cell table:formula="of:= IF(WEEKDAY([.A139])=4; IF([.E138]&lt;0; [.B139]-260-300*[.D139]; [.E138]+[.B139]-260-300*[.D139]); IF([.E138]&lt;0; [.B139]-190-300*[.D139]; [.E138]+[.B139]-190-300*[.D139]))"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19" calcext:value-type="date">
            <text:p>19.05.2022</text:p>
          </table:table-cell>
          <table:table-cell office:value-type="float" office:value="32" calcext:value-type="float">
            <text:p>32</text:p>
          </table:table-cell>
          <table:table-cell table:formula="of:=IF([.B140]=0; [.C139]+1; 0)" office:value-type="float" office:value="0" calcext:value-type="float">
            <text:p>0</text:p>
          </table:table-cell>
          <table:table-cell table:formula="of:=IF(AND([.C140]&lt;&gt;0; MOD([.C140]; 5) = 0); 1; 0)" office:value-type="float" office:value="0" calcext:value-type="float">
            <text:p>0</text:p>
          </table:table-cell>
          <table:table-cell table:formula="of:= IF(WEEKDAY([.A140])=4; IF([.E139]&lt;0; [.B140]-260-300*[.D140]; [.E139]+[.B140]-260-300*[.D140]); IF([.E139]&lt;0; [.B140]-190-300*[.D140]; [.E139]+[.B140]-190-300*[.D140]))" office:value-type="float" office:value="951" calcext:value-type="float">
            <text:p>95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20" calcext:value-type="date">
            <text:p>20.05.2022</text:p>
          </table:table-cell>
          <table:table-cell office:value-type="float" office:value="0" calcext:value-type="float">
            <text:p>0</text:p>
          </table:table-cell>
          <table:table-cell table:formula="of:=IF([.B141]=0; [.C140]+1; 0)" office:value-type="float" office:value="1" calcext:value-type="float">
            <text:p>1</text:p>
          </table:table-cell>
          <table:table-cell table:formula="of:=IF(AND([.C141]&lt;&gt;0; MOD([.C141]; 5) = 0); 1; 0)" office:value-type="float" office:value="0" calcext:value-type="float">
            <text:p>0</text:p>
          </table:table-cell>
          <table:table-cell table:formula="of:= IF(WEEKDAY([.A141])=4; IF([.E140]&lt;0; [.B141]-260-300*[.D141]; [.E140]+[.B141]-260-300*[.D141]); IF([.E140]&lt;0; [.B141]-190-300*[.D141]; [.E140]+[.B141]-190-300*[.D141]))" office:value-type="float" office:value="761" calcext:value-type="float">
            <text:p>76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21" calcext:value-type="date">
            <text:p>21.05.2022</text:p>
          </table:table-cell>
          <table:table-cell office:value-type="float" office:value="0" calcext:value-type="float">
            <text:p>0</text:p>
          </table:table-cell>
          <table:table-cell table:formula="of:=IF([.B142]=0; [.C141]+1; 0)" office:value-type="float" office:value="2" calcext:value-type="float">
            <text:p>2</text:p>
          </table:table-cell>
          <table:table-cell table:formula="of:=IF(AND([.C142]&lt;&gt;0; MOD([.C142]; 5) = 0); 1; 0)" office:value-type="float" office:value="0" calcext:value-type="float">
            <text:p>0</text:p>
          </table:table-cell>
          <table:table-cell table:formula="of:= IF(WEEKDAY([.A142])=4; IF([.E141]&lt;0; [.B142]-260-300*[.D142]; [.E141]+[.B142]-260-300*[.D142]); IF([.E141]&lt;0; [.B142]-190-300*[.D142]; [.E141]+[.B142]-190-300*[.D142]))"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22" calcext:value-type="date">
            <text:p>22.05.2022</text:p>
          </table:table-cell>
          <table:table-cell office:value-type="float" office:value="0" calcext:value-type="float">
            <text:p>0</text:p>
          </table:table-cell>
          <table:table-cell table:formula="of:=IF([.B143]=0; [.C142]+1; 0)" office:value-type="float" office:value="3" calcext:value-type="float">
            <text:p>3</text:p>
          </table:table-cell>
          <table:table-cell table:formula="of:=IF(AND([.C143]&lt;&gt;0; MOD([.C143]; 5) = 0); 1; 0)" office:value-type="float" office:value="0" calcext:value-type="float">
            <text:p>0</text:p>
          </table:table-cell>
          <table:table-cell table:formula="of:= IF(WEEKDAY([.A143])=4; IF([.E142]&lt;0; [.B143]-260-300*[.D143]; [.E142]+[.B143]-260-300*[.D143]); IF([.E142]&lt;0; [.B143]-190-300*[.D143]; [.E142]+[.B143]-190-300*[.D143]))" office:value-type="float" office:value="381" calcext:value-type="float">
            <text:p>38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23" calcext:value-type="date">
            <text:p>23.05.2022</text:p>
          </table:table-cell>
          <table:table-cell office:value-type="float" office:value="0" calcext:value-type="float">
            <text:p>0</text:p>
          </table:table-cell>
          <table:table-cell table:formula="of:=IF([.B144]=0; [.C143]+1; 0)" office:value-type="float" office:value="4" calcext:value-type="float">
            <text:p>4</text:p>
          </table:table-cell>
          <table:table-cell table:formula="of:=IF(AND([.C144]&lt;&gt;0; MOD([.C144]; 5) = 0); 1; 0)" office:value-type="float" office:value="0" calcext:value-type="float">
            <text:p>0</text:p>
          </table:table-cell>
          <table:table-cell table:formula="of:= IF(WEEKDAY([.A144])=4; IF([.E143]&lt;0; [.B144]-260-300*[.D144]; [.E143]+[.B144]-260-300*[.D144]); IF([.E143]&lt;0; [.B144]-190-300*[.D144]; [.E143]+[.B144]-190-300*[.D144]))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24" calcext:value-type="date">
            <text:p>24.05.2022</text:p>
          </table:table-cell>
          <table:table-cell office:value-type="float" office:value="0" calcext:value-type="float">
            <text:p>0</text:p>
          </table:table-cell>
          <table:table-cell table:formula="of:=IF([.B145]=0; [.C144]+1; 0)" office:value-type="float" office:value="5" calcext:value-type="float">
            <text:p>5</text:p>
          </table:table-cell>
          <table:table-cell table:formula="of:=IF(AND([.C145]&lt;&gt;0; MOD([.C145]; 5) = 0); 1; 0)" office:value-type="float" office:value="1" calcext:value-type="float">
            <text:p>1</text:p>
          </table:table-cell>
          <table:table-cell table:formula="of:= IF(WEEKDAY([.A145])=4; IF([.E144]&lt;0; [.B145]-260-300*[.D145]; [.E144]+[.B145]-260-300*[.D145]); IF([.E144]&lt;0; [.B145]-190-300*[.D145]; [.E144]+[.B145]-190-300*[.D145]))" office:value-type="float" office:value="-299" calcext:value-type="float">
            <text:p>-29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25" calcext:value-type="date">
            <text:p>25.05.2022</text:p>
          </table:table-cell>
          <table:table-cell office:value-type="float" office:value="0" calcext:value-type="float">
            <text:p>0</text:p>
          </table:table-cell>
          <table:table-cell table:formula="of:=IF([.B146]=0; [.C145]+1; 0)" office:value-type="float" office:value="6" calcext:value-type="float">
            <text:p>6</text:p>
          </table:table-cell>
          <table:table-cell table:formula="of:=IF(AND([.C146]&lt;&gt;0; MOD([.C146]; 5) = 0); 1; 0)" office:value-type="float" office:value="0" calcext:value-type="float">
            <text:p>0</text:p>
          </table:table-cell>
          <table:table-cell table:formula="of:= IF(WEEKDAY([.A146])=4; IF([.E145]&lt;0; [.B146]-260-300*[.D146]; [.E145]+[.B146]-260-300*[.D146]); IF([.E145]&lt;0; [.B146]-190-300*[.D146]; [.E145]+[.B146]-190-300*[.D146]))" office:value-type="float" office:value="-260" calcext:value-type="float">
            <text:p>-2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26" calcext:value-type="date">
            <text:p>26.05.2022</text:p>
          </table:table-cell>
          <table:table-cell office:value-type="float" office:value="0" calcext:value-type="float">
            <text:p>0</text:p>
          </table:table-cell>
          <table:table-cell table:formula="of:=IF([.B147]=0; [.C146]+1; 0)" office:value-type="float" office:value="7" calcext:value-type="float">
            <text:p>7</text:p>
          </table:table-cell>
          <table:table-cell table:formula="of:=IF(AND([.C147]&lt;&gt;0; MOD([.C147]; 5) = 0); 1; 0)" office:value-type="float" office:value="0" calcext:value-type="float">
            <text:p>0</text:p>
          </table:table-cell>
          <table:table-cell table:formula="of:= IF(WEEKDAY([.A147])=4; IF([.E146]&lt;0; [.B147]-260-300*[.D147]; [.E146]+[.B147]-260-300*[.D147]); IF([.E146]&lt;0; [.B147]-190-300*[.D147]; [.E146]+[.B147]-190-300*[.D147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27" calcext:value-type="date">
            <text:p>27.05.2022</text:p>
          </table:table-cell>
          <table:table-cell office:value-type="float" office:value="0" calcext:value-type="float">
            <text:p>0</text:p>
          </table:table-cell>
          <table:table-cell table:formula="of:=IF([.B148]=0; [.C147]+1; 0)" office:value-type="float" office:value="8" calcext:value-type="float">
            <text:p>8</text:p>
          </table:table-cell>
          <table:table-cell table:formula="of:=IF(AND([.C148]&lt;&gt;0; MOD([.C148]; 5) = 0); 1; 0)" office:value-type="float" office:value="0" calcext:value-type="float">
            <text:p>0</text:p>
          </table:table-cell>
          <table:table-cell table:formula="of:= IF(WEEKDAY([.A148])=4; IF([.E147]&lt;0; [.B148]-260-300*[.D148]; [.E147]+[.B148]-260-300*[.D148]); IF([.E147]&lt;0; [.B148]-190-300*[.D148]; [.E147]+[.B148]-190-300*[.D148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28" calcext:value-type="date">
            <text:p>28.05.2022</text:p>
          </table:table-cell>
          <table:table-cell office:value-type="float" office:value="0" calcext:value-type="float">
            <text:p>0</text:p>
          </table:table-cell>
          <table:table-cell table:formula="of:=IF([.B149]=0; [.C148]+1; 0)" office:value-type="float" office:value="9" calcext:value-type="float">
            <text:p>9</text:p>
          </table:table-cell>
          <table:table-cell table:formula="of:=IF(AND([.C149]&lt;&gt;0; MOD([.C149]; 5) = 0); 1; 0)" office:value-type="float" office:value="0" calcext:value-type="float">
            <text:p>0</text:p>
          </table:table-cell>
          <table:table-cell table:formula="of:= IF(WEEKDAY([.A149])=4; IF([.E148]&lt;0; [.B149]-260-300*[.D149]; [.E148]+[.B149]-260-300*[.D149]); IF([.E148]&lt;0; [.B149]-190-300*[.D149]; [.E148]+[.B149]-190-300*[.D149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29" calcext:value-type="date">
            <text:p>29.05.2022</text:p>
          </table:table-cell>
          <table:table-cell office:value-type="float" office:value="0" calcext:value-type="float">
            <text:p>0</text:p>
          </table:table-cell>
          <table:table-cell table:formula="of:=IF([.B150]=0; [.C149]+1; 0)" office:value-type="float" office:value="10" calcext:value-type="float">
            <text:p>10</text:p>
          </table:table-cell>
          <table:table-cell table:formula="of:=IF(AND([.C150]&lt;&gt;0; MOD([.C150]; 5) = 0); 1; 0)" office:value-type="float" office:value="1" calcext:value-type="float">
            <text:p>1</text:p>
          </table:table-cell>
          <table:table-cell table:formula="of:= IF(WEEKDAY([.A150])=4; IF([.E149]&lt;0; [.B150]-260-300*[.D150]; [.E149]+[.B150]-260-300*[.D150]); IF([.E149]&lt;0; [.B150]-190-300*[.D150]; [.E149]+[.B150]-190-300*[.D150]))" office:value-type="float" office:value="-490" calcext:value-type="float">
            <text:p>-4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30" calcext:value-type="date">
            <text:p>30.05.2022</text:p>
          </table:table-cell>
          <table:table-cell office:value-type="float" office:value="0" calcext:value-type="float">
            <text:p>0</text:p>
          </table:table-cell>
          <table:table-cell table:formula="of:=IF([.B151]=0; [.C150]+1; 0)" office:value-type="float" office:value="11" calcext:value-type="float">
            <text:p>11</text:p>
          </table:table-cell>
          <table:table-cell table:formula="of:=IF(AND([.C151]&lt;&gt;0; MOD([.C151]; 5) = 0); 1; 0)" office:value-type="float" office:value="0" calcext:value-type="float">
            <text:p>0</text:p>
          </table:table-cell>
          <table:table-cell table:formula="of:= IF(WEEKDAY([.A151])=4; IF([.E150]&lt;0; [.B151]-260-300*[.D151]; [.E150]+[.B151]-260-300*[.D151]); IF([.E150]&lt;0; [.B151]-190-300*[.D151]; [.E150]+[.B151]-190-300*[.D151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5-31" calcext:value-type="date">
            <text:p>31.05.2022</text:p>
          </table:table-cell>
          <table:table-cell office:value-type="float" office:value="0" calcext:value-type="float">
            <text:p>0</text:p>
          </table:table-cell>
          <table:table-cell table:formula="of:=IF([.B152]=0; [.C151]+1; 0)" office:value-type="float" office:value="12" calcext:value-type="float">
            <text:p>12</text:p>
          </table:table-cell>
          <table:table-cell table:formula="of:=IF(AND([.C152]&lt;&gt;0; MOD([.C152]; 5) = 0); 1; 0)" office:value-type="float" office:value="0" calcext:value-type="float">
            <text:p>0</text:p>
          </table:table-cell>
          <table:table-cell table:formula="of:= IF(WEEKDAY([.A152])=4; IF([.E151]&lt;0; [.B152]-260-300*[.D152]; [.E151]+[.B152]-260-300*[.D152]); IF([.E151]&lt;0; [.B152]-190-300*[.D152]; [.E151]+[.B152]-190-300*[.D152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01" calcext:value-type="date">
            <text:p>1.06.2022</text:p>
          </table:table-cell>
          <table:table-cell office:value-type="float" office:value="0" calcext:value-type="float">
            <text:p>0</text:p>
          </table:table-cell>
          <table:table-cell table:formula="of:=IF([.B153]=0; [.C152]+1; 0)" office:value-type="float" office:value="13" calcext:value-type="float">
            <text:p>13</text:p>
          </table:table-cell>
          <table:table-cell table:formula="of:=IF(AND([.C153]&lt;&gt;0; MOD([.C153]; 5) = 0); 1; 0)" office:value-type="float" office:value="0" calcext:value-type="float">
            <text:p>0</text:p>
          </table:table-cell>
          <table:table-cell table:formula="of:= IF(WEEKDAY([.A153])=4; IF([.E152]&lt;0; [.B153]-260-300*[.D153]; [.E152]+[.B153]-260-300*[.D153]); IF([.E152]&lt;0; [.B153]-190-300*[.D153]; [.E152]+[.B153]-190-300*[.D153]))" office:value-type="float" office:value="-260" calcext:value-type="float">
            <text:p>-2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02" calcext:value-type="date">
            <text:p>2.06.2022</text:p>
          </table:table-cell>
          <table:table-cell office:value-type="float" office:value="18" calcext:value-type="float">
            <text:p>18</text:p>
          </table:table-cell>
          <table:table-cell table:formula="of:=IF([.B154]=0; [.C153]+1; 0)" office:value-type="float" office:value="0" calcext:value-type="float">
            <text:p>0</text:p>
          </table:table-cell>
          <table:table-cell table:formula="of:=IF(AND([.C154]&lt;&gt;0; MOD([.C154]; 5) = 0); 1; 0)" office:value-type="float" office:value="0" calcext:value-type="float">
            <text:p>0</text:p>
          </table:table-cell>
          <table:table-cell table:formula="of:= IF(WEEKDAY([.A154])=4; IF([.E153]&lt;0; [.B154]-260-300*[.D154]; [.E153]+[.B154]-260-300*[.D154]); IF([.E153]&lt;0; [.B154]-190-300*[.D154]; [.E153]+[.B154]-190-300*[.D154]))" office:value-type="float" office:value="-172" calcext:value-type="float">
            <text:p>-17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03" calcext:value-type="date">
            <text:p>3.06.2022</text:p>
          </table:table-cell>
          <table:table-cell office:value-type="float" office:value="525" calcext:value-type="float">
            <text:p>525</text:p>
          </table:table-cell>
          <table:table-cell table:formula="of:=IF([.B155]=0; [.C154]+1; 0)" office:value-type="float" office:value="0" calcext:value-type="float">
            <text:p>0</text:p>
          </table:table-cell>
          <table:table-cell table:formula="of:=IF(AND([.C155]&lt;&gt;0; MOD([.C155]; 5) = 0); 1; 0)" office:value-type="float" office:value="0" calcext:value-type="float">
            <text:p>0</text:p>
          </table:table-cell>
          <table:table-cell table:formula="of:= IF(WEEKDAY([.A155])=4; IF([.E154]&lt;0; [.B155]-260-300*[.D155]; [.E154]+[.B155]-260-300*[.D155]); IF([.E154]&lt;0; [.B155]-190-300*[.D155]; [.E154]+[.B155]-190-300*[.D155]))"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04" calcext:value-type="date">
            <text:p>4.06.2022</text:p>
          </table:table-cell>
          <table:table-cell office:value-type="float" office:value="697" calcext:value-type="float">
            <text:p>697</text:p>
          </table:table-cell>
          <table:table-cell table:formula="of:=IF([.B156]=0; [.C155]+1; 0)" office:value-type="float" office:value="0" calcext:value-type="float">
            <text:p>0</text:p>
          </table:table-cell>
          <table:table-cell table:formula="of:=IF(AND([.C156]&lt;&gt;0; MOD([.C156]; 5) = 0); 1; 0)" office:value-type="float" office:value="0" calcext:value-type="float">
            <text:p>0</text:p>
          </table:table-cell>
          <table:table-cell table:formula="of:= IF(WEEKDAY([.A156])=4; IF([.E155]&lt;0; [.B156]-260-300*[.D156]; [.E155]+[.B156]-260-300*[.D156]); IF([.E155]&lt;0; [.B156]-190-300*[.D156]; [.E155]+[.B156]-190-300*[.D156]))" office:value-type="float" office:value="842" calcext:value-type="float">
            <text:p>84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05" calcext:value-type="date">
            <text:p>5.06.2022</text:p>
          </table:table-cell>
          <table:table-cell office:value-type="float" office:value="786" calcext:value-type="float">
            <text:p>786</text:p>
          </table:table-cell>
          <table:table-cell table:formula="of:=IF([.B157]=0; [.C156]+1; 0)" office:value-type="float" office:value="0" calcext:value-type="float">
            <text:p>0</text:p>
          </table:table-cell>
          <table:table-cell table:formula="of:=IF(AND([.C157]&lt;&gt;0; MOD([.C157]; 5) = 0); 1; 0)" office:value-type="float" office:value="0" calcext:value-type="float">
            <text:p>0</text:p>
          </table:table-cell>
          <table:table-cell table:formula="of:= IF(WEEKDAY([.A157])=4; IF([.E156]&lt;0; [.B157]-260-300*[.D157]; [.E156]+[.B157]-260-300*[.D157]); IF([.E156]&lt;0; [.B157]-190-300*[.D157]; [.E156]+[.B157]-190-300*[.D157]))" office:value-type="float" office:value="1438" calcext:value-type="float">
            <text:p>143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06" calcext:value-type="date">
            <text:p>6.06.2022</text:p>
          </table:table-cell>
          <table:table-cell office:value-type="float" office:value="792" calcext:value-type="float">
            <text:p>792</text:p>
          </table:table-cell>
          <table:table-cell table:formula="of:=IF([.B158]=0; [.C157]+1; 0)" office:value-type="float" office:value="0" calcext:value-type="float">
            <text:p>0</text:p>
          </table:table-cell>
          <table:table-cell table:formula="of:=IF(AND([.C158]&lt;&gt;0; MOD([.C158]; 5) = 0); 1; 0)" office:value-type="float" office:value="0" calcext:value-type="float">
            <text:p>0</text:p>
          </table:table-cell>
          <table:table-cell table:formula="of:= IF(WEEKDAY([.A158])=4; IF([.E157]&lt;0; [.B158]-260-300*[.D158]; [.E157]+[.B158]-260-300*[.D158]); IF([.E157]&lt;0; [.B158]-190-300*[.D158]; [.E157]+[.B158]-190-300*[.D158]))" office:value-type="float" office:value="2040" calcext:value-type="float">
            <text:p>204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07" calcext:value-type="date">
            <text:p>7.06.2022</text:p>
          </table:table-cell>
          <table:table-cell office:value-type="float" office:value="0" calcext:value-type="float">
            <text:p>0</text:p>
          </table:table-cell>
          <table:table-cell table:formula="of:=IF([.B159]=0; [.C158]+1; 0)" office:value-type="float" office:value="1" calcext:value-type="float">
            <text:p>1</text:p>
          </table:table-cell>
          <table:table-cell table:formula="of:=IF(AND([.C159]&lt;&gt;0; MOD([.C159]; 5) = 0); 1; 0)" office:value-type="float" office:value="0" calcext:value-type="float">
            <text:p>0</text:p>
          </table:table-cell>
          <table:table-cell table:formula="of:= IF(WEEKDAY([.A159])=4; IF([.E158]&lt;0; [.B159]-260-300*[.D159]; [.E158]+[.B159]-260-300*[.D159]); IF([.E158]&lt;0; [.B159]-190-300*[.D159]; [.E158]+[.B159]-190-300*[.D159]))" office:value-type="float" office:value="1850" calcext:value-type="float">
            <text:p>185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08" calcext:value-type="date">
            <text:p>8.06.2022</text:p>
          </table:table-cell>
          <table:table-cell office:value-type="float" office:value="0" calcext:value-type="float">
            <text:p>0</text:p>
          </table:table-cell>
          <table:table-cell table:formula="of:=IF([.B160]=0; [.C159]+1; 0)" office:value-type="float" office:value="2" calcext:value-type="float">
            <text:p>2</text:p>
          </table:table-cell>
          <table:table-cell table:formula="of:=IF(AND([.C160]&lt;&gt;0; MOD([.C160]; 5) = 0); 1; 0)" office:value-type="float" office:value="0" calcext:value-type="float">
            <text:p>0</text:p>
          </table:table-cell>
          <table:table-cell table:formula="of:= IF(WEEKDAY([.A160])=4; IF([.E159]&lt;0; [.B160]-260-300*[.D160]; [.E159]+[.B160]-260-300*[.D160]); IF([.E159]&lt;0; [.B160]-190-300*[.D160]; [.E159]+[.B160]-190-300*[.D160]))" office:value-type="float" office:value="1590" calcext:value-type="float">
            <text:p>15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09" calcext:value-type="date">
            <text:p>9.06.2022</text:p>
          </table:table-cell>
          <table:table-cell office:value-type="float" office:value="0" calcext:value-type="float">
            <text:p>0</text:p>
          </table:table-cell>
          <table:table-cell table:formula="of:=IF([.B161]=0; [.C160]+1; 0)" office:value-type="float" office:value="3" calcext:value-type="float">
            <text:p>3</text:p>
          </table:table-cell>
          <table:table-cell table:formula="of:=IF(AND([.C161]&lt;&gt;0; MOD([.C161]; 5) = 0); 1; 0)" office:value-type="float" office:value="0" calcext:value-type="float">
            <text:p>0</text:p>
          </table:table-cell>
          <table:table-cell table:formula="of:= IF(WEEKDAY([.A161])=4; IF([.E160]&lt;0; [.B161]-260-300*[.D161]; [.E160]+[.B161]-260-300*[.D161]); IF([.E160]&lt;0; [.B161]-190-300*[.D161]; [.E160]+[.B161]-190-300*[.D161]))" office:value-type="float" office:value="1400" calcext:value-type="float">
            <text:p>140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10" calcext:value-type="date">
            <text:p>10.06.2022</text:p>
          </table:table-cell>
          <table:table-cell office:value-type="float" office:value="0" calcext:value-type="float">
            <text:p>0</text:p>
          </table:table-cell>
          <table:table-cell table:formula="of:=IF([.B162]=0; [.C161]+1; 0)" office:value-type="float" office:value="4" calcext:value-type="float">
            <text:p>4</text:p>
          </table:table-cell>
          <table:table-cell table:formula="of:=IF(AND([.C162]&lt;&gt;0; MOD([.C162]; 5) = 0); 1; 0)" office:value-type="float" office:value="0" calcext:value-type="float">
            <text:p>0</text:p>
          </table:table-cell>
          <table:table-cell table:formula="of:= IF(WEEKDAY([.A162])=4; IF([.E161]&lt;0; [.B162]-260-300*[.D162]; [.E161]+[.B162]-260-300*[.D162]); IF([.E161]&lt;0; [.B162]-190-300*[.D162]; [.E161]+[.B162]-190-300*[.D162]))" office:value-type="float" office:value="1210" calcext:value-type="float">
            <text:p>121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11" calcext:value-type="date">
            <text:p>11.06.2022</text:p>
          </table:table-cell>
          <table:table-cell office:value-type="float" office:value="0" calcext:value-type="float">
            <text:p>0</text:p>
          </table:table-cell>
          <table:table-cell table:formula="of:=IF([.B163]=0; [.C162]+1; 0)" office:value-type="float" office:value="5" calcext:value-type="float">
            <text:p>5</text:p>
          </table:table-cell>
          <table:table-cell table:formula="of:=IF(AND([.C163]&lt;&gt;0; MOD([.C163]; 5) = 0); 1; 0)" office:value-type="float" office:value="1" calcext:value-type="float">
            <text:p>1</text:p>
          </table:table-cell>
          <table:table-cell table:formula="of:= IF(WEEKDAY([.A163])=4; IF([.E162]&lt;0; [.B163]-260-300*[.D163]; [.E162]+[.B163]-260-300*[.D163]); IF([.E162]&lt;0; [.B163]-190-300*[.D163]; [.E162]+[.B163]-190-300*[.D163]))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12" calcext:value-type="date">
            <text:p>12.06.2022</text:p>
          </table:table-cell>
          <table:table-cell office:value-type="float" office:value="0" calcext:value-type="float">
            <text:p>0</text:p>
          </table:table-cell>
          <table:table-cell table:formula="of:=IF([.B164]=0; [.C163]+1; 0)" office:value-type="float" office:value="6" calcext:value-type="float">
            <text:p>6</text:p>
          </table:table-cell>
          <table:table-cell table:formula="of:=IF(AND([.C164]&lt;&gt;0; MOD([.C164]; 5) = 0); 1; 0)" office:value-type="float" office:value="0" calcext:value-type="float">
            <text:p>0</text:p>
          </table:table-cell>
          <table:table-cell table:formula="of:= IF(WEEKDAY([.A164])=4; IF([.E163]&lt;0; [.B164]-260-300*[.D164]; [.E163]+[.B164]-260-300*[.D164]); IF([.E163]&lt;0; [.B164]-190-300*[.D164]; [.E163]+[.B164]-190-300*[.D164]))" office:value-type="float" office:value="530" calcext:value-type="float">
            <text:p>53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13" calcext:value-type="date">
            <text:p>13.06.2022</text:p>
          </table:table-cell>
          <table:table-cell office:value-type="float" office:value="0" calcext:value-type="float">
            <text:p>0</text:p>
          </table:table-cell>
          <table:table-cell table:formula="of:=IF([.B165]=0; [.C164]+1; 0)" office:value-type="float" office:value="7" calcext:value-type="float">
            <text:p>7</text:p>
          </table:table-cell>
          <table:table-cell table:formula="of:=IF(AND([.C165]&lt;&gt;0; MOD([.C165]; 5) = 0); 1; 0)" office:value-type="float" office:value="0" calcext:value-type="float">
            <text:p>0</text:p>
          </table:table-cell>
          <table:table-cell table:formula="of:= IF(WEEKDAY([.A165])=4; IF([.E164]&lt;0; [.B165]-260-300*[.D165]; [.E164]+[.B165]-260-300*[.D165]); IF([.E164]&lt;0; [.B165]-190-300*[.D165]; [.E164]+[.B165]-190-300*[.D165]))"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14" calcext:value-type="date">
            <text:p>14.06.2022</text:p>
          </table:table-cell>
          <table:table-cell office:value-type="float" office:value="0" calcext:value-type="float">
            <text:p>0</text:p>
          </table:table-cell>
          <table:table-cell table:formula="of:=IF([.B166]=0; [.C165]+1; 0)" office:value-type="float" office:value="8" calcext:value-type="float">
            <text:p>8</text:p>
          </table:table-cell>
          <table:table-cell table:formula="of:=IF(AND([.C166]&lt;&gt;0; MOD([.C166]; 5) = 0); 1; 0)" office:value-type="float" office:value="0" calcext:value-type="float">
            <text:p>0</text:p>
          </table:table-cell>
          <table:table-cell table:formula="of:= IF(WEEKDAY([.A166])=4; IF([.E165]&lt;0; [.B166]-260-300*[.D166]; [.E165]+[.B166]-260-300*[.D166]); IF([.E165]&lt;0; [.B166]-190-300*[.D166]; [.E165]+[.B166]-190-300*[.D166])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15" calcext:value-type="date">
            <text:p>15.06.2022</text:p>
          </table:table-cell>
          <table:table-cell office:value-type="float" office:value="0" calcext:value-type="float">
            <text:p>0</text:p>
          </table:table-cell>
          <table:table-cell table:formula="of:=IF([.B167]=0; [.C166]+1; 0)" office:value-type="float" office:value="9" calcext:value-type="float">
            <text:p>9</text:p>
          </table:table-cell>
          <table:table-cell table:formula="of:=IF(AND([.C167]&lt;&gt;0; MOD([.C167]; 5) = 0); 1; 0)" office:value-type="float" office:value="0" calcext:value-type="float">
            <text:p>0</text:p>
          </table:table-cell>
          <table:table-cell table:formula="of:= IF(WEEKDAY([.A167])=4; IF([.E166]&lt;0; [.B167]-260-300*[.D167]; [.E166]+[.B167]-260-300*[.D167]); IF([.E166]&lt;0; [.B167]-190-300*[.D167]; [.E166]+[.B167]-190-300*[.D167]))" office:value-type="float" office:value="-110" calcext:value-type="float">
            <text:p>-11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16" calcext:value-type="date">
            <text:p>16.06.2022</text:p>
          </table:table-cell>
          <table:table-cell office:value-type="float" office:value="0" calcext:value-type="float">
            <text:p>0</text:p>
          </table:table-cell>
          <table:table-cell table:formula="of:=IF([.B168]=0; [.C167]+1; 0)" office:value-type="float" office:value="10" calcext:value-type="float">
            <text:p>10</text:p>
          </table:table-cell>
          <table:table-cell table:formula="of:=IF(AND([.C168]&lt;&gt;0; MOD([.C168]; 5) = 0); 1; 0)" office:value-type="float" office:value="1" calcext:value-type="float">
            <text:p>1</text:p>
          </table:table-cell>
          <table:table-cell table:formula="of:= IF(WEEKDAY([.A168])=4; IF([.E167]&lt;0; [.B168]-260-300*[.D168]; [.E167]+[.B168]-260-300*[.D168]); IF([.E167]&lt;0; [.B168]-190-300*[.D168]; [.E167]+[.B168]-190-300*[.D168]))" office:value-type="float" office:value="-490" calcext:value-type="float">
            <text:p>-4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17" calcext:value-type="date">
            <text:p>17.06.2022</text:p>
          </table:table-cell>
          <table:table-cell office:value-type="float" office:value="998" calcext:value-type="float">
            <text:p>998</text:p>
          </table:table-cell>
          <table:table-cell table:formula="of:=IF([.B169]=0; [.C168]+1; 0)" office:value-type="float" office:value="0" calcext:value-type="float">
            <text:p>0</text:p>
          </table:table-cell>
          <table:table-cell table:formula="of:=IF(AND([.C169]&lt;&gt;0; MOD([.C169]; 5) = 0); 1; 0)" office:value-type="float" office:value="0" calcext:value-type="float">
            <text:p>0</text:p>
          </table:table-cell>
          <table:table-cell table:formula="of:= IF(WEEKDAY([.A169])=4; IF([.E168]&lt;0; [.B169]-260-300*[.D169]; [.E168]+[.B169]-260-300*[.D169]); IF([.E168]&lt;0; [.B169]-190-300*[.D169]; [.E168]+[.B169]-190-300*[.D169]))" office:value-type="float" office:value="808" calcext:value-type="float">
            <text:p>80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18" calcext:value-type="date">
            <text:p>18.06.2022</text:p>
          </table:table-cell>
          <table:table-cell office:value-type="float" office:value="0" calcext:value-type="float">
            <text:p>0</text:p>
          </table:table-cell>
          <table:table-cell table:formula="of:=IF([.B170]=0; [.C169]+1; 0)" office:value-type="float" office:value="1" calcext:value-type="float">
            <text:p>1</text:p>
          </table:table-cell>
          <table:table-cell table:formula="of:=IF(AND([.C170]&lt;&gt;0; MOD([.C170]; 5) = 0); 1; 0)" office:value-type="float" office:value="0" calcext:value-type="float">
            <text:p>0</text:p>
          </table:table-cell>
          <table:table-cell table:formula="of:= IF(WEEKDAY([.A170])=4; IF([.E169]&lt;0; [.B170]-260-300*[.D170]; [.E169]+[.B170]-260-300*[.D170]); IF([.E169]&lt;0; [.B170]-190-300*[.D170]; [.E169]+[.B170]-190-300*[.D170]))" office:value-type="float" office:value="618" calcext:value-type="float">
            <text:p>61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19" calcext:value-type="date">
            <text:p>19.06.2022</text:p>
          </table:table-cell>
          <table:table-cell office:value-type="float" office:value="0" calcext:value-type="float">
            <text:p>0</text:p>
          </table:table-cell>
          <table:table-cell table:formula="of:=IF([.B171]=0; [.C170]+1; 0)" office:value-type="float" office:value="2" calcext:value-type="float">
            <text:p>2</text:p>
          </table:table-cell>
          <table:table-cell table:formula="of:=IF(AND([.C171]&lt;&gt;0; MOD([.C171]; 5) = 0); 1; 0)" office:value-type="float" office:value="0" calcext:value-type="float">
            <text:p>0</text:p>
          </table:table-cell>
          <table:table-cell table:formula="of:= IF(WEEKDAY([.A171])=4; IF([.E170]&lt;0; [.B171]-260-300*[.D171]; [.E170]+[.B171]-260-300*[.D171]); IF([.E170]&lt;0; [.B171]-190-300*[.D171]; [.E170]+[.B171]-190-300*[.D171]))" office:value-type="float" office:value="428" calcext:value-type="float">
            <text:p>42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20" calcext:value-type="date">
            <text:p>20.06.2022</text:p>
          </table:table-cell>
          <table:table-cell office:value-type="float" office:value="0" calcext:value-type="float">
            <text:p>0</text:p>
          </table:table-cell>
          <table:table-cell table:formula="of:=IF([.B172]=0; [.C171]+1; 0)" office:value-type="float" office:value="3" calcext:value-type="float">
            <text:p>3</text:p>
          </table:table-cell>
          <table:table-cell table:formula="of:=IF(AND([.C172]&lt;&gt;0; MOD([.C172]; 5) = 0); 1; 0)" office:value-type="float" office:value="0" calcext:value-type="float">
            <text:p>0</text:p>
          </table:table-cell>
          <table:table-cell table:formula="of:= IF(WEEKDAY([.A172])=4; IF([.E171]&lt;0; [.B172]-260-300*[.D172]; [.E171]+[.B172]-260-300*[.D172]); IF([.E171]&lt;0; [.B172]-190-300*[.D172]; [.E171]+[.B172]-190-300*[.D172]))"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21" calcext:value-type="date">
            <text:p>21.06.2022</text:p>
          </table:table-cell>
          <table:table-cell office:value-type="float" office:value="0" calcext:value-type="float">
            <text:p>0</text:p>
          </table:table-cell>
          <table:table-cell table:formula="of:=IF([.B173]=0; [.C172]+1; 0)" office:value-type="float" office:value="4" calcext:value-type="float">
            <text:p>4</text:p>
          </table:table-cell>
          <table:table-cell table:formula="of:=IF(AND([.C173]&lt;&gt;0; MOD([.C173]; 5) = 0); 1; 0)" office:value-type="float" office:value="0" calcext:value-type="float">
            <text:p>0</text:p>
          </table:table-cell>
          <table:table-cell table:formula="of:= IF(WEEKDAY([.A173])=4; IF([.E172]&lt;0; [.B173]-260-300*[.D173]; [.E172]+[.B173]-260-300*[.D173]); IF([.E172]&lt;0; [.B173]-190-300*[.D173]; [.E172]+[.B173]-190-300*[.D173])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22" calcext:value-type="date">
            <text:p>22.06.2022</text:p>
          </table:table-cell>
          <table:table-cell office:value-type="float" office:value="0" calcext:value-type="float">
            <text:p>0</text:p>
          </table:table-cell>
          <table:table-cell table:formula="of:=IF([.B174]=0; [.C173]+1; 0)" office:value-type="float" office:value="5" calcext:value-type="float">
            <text:p>5</text:p>
          </table:table-cell>
          <table:table-cell table:formula="of:=IF(AND([.C174]&lt;&gt;0; MOD([.C174]; 5) = 0); 1; 0)" office:value-type="float" office:value="1" calcext:value-type="float">
            <text:p>1</text:p>
          </table:table-cell>
          <table:table-cell table:formula="of:= IF(WEEKDAY([.A174])=4; IF([.E173]&lt;0; [.B174]-260-300*[.D174]; [.E173]+[.B174]-260-300*[.D174]); IF([.E173]&lt;0; [.B174]-190-300*[.D174]; [.E173]+[.B174]-190-300*[.D174]))" office:value-type="float" office:value="-512" calcext:value-type="float">
            <text:p>-51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23" calcext:value-type="date">
            <text:p>23.06.2022</text:p>
          </table:table-cell>
          <table:table-cell office:value-type="float" office:value="0" calcext:value-type="float">
            <text:p>0</text:p>
          </table:table-cell>
          <table:table-cell table:formula="of:=IF([.B175]=0; [.C174]+1; 0)" office:value-type="float" office:value="6" calcext:value-type="float">
            <text:p>6</text:p>
          </table:table-cell>
          <table:table-cell table:formula="of:=IF(AND([.C175]&lt;&gt;0; MOD([.C175]; 5) = 0); 1; 0)" office:value-type="float" office:value="0" calcext:value-type="float">
            <text:p>0</text:p>
          </table:table-cell>
          <table:table-cell table:formula="of:= IF(WEEKDAY([.A175])=4; IF([.E174]&lt;0; [.B175]-260-300*[.D175]; [.E174]+[.B175]-260-300*[.D175]); IF([.E174]&lt;0; [.B175]-190-300*[.D175]; [.E174]+[.B175]-190-300*[.D175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24" calcext:value-type="date">
            <text:p>24.06.2022</text:p>
          </table:table-cell>
          <table:table-cell office:value-type="float" office:value="0" calcext:value-type="float">
            <text:p>0</text:p>
          </table:table-cell>
          <table:table-cell table:formula="of:=IF([.B176]=0; [.C175]+1; 0)" office:value-type="float" office:value="7" calcext:value-type="float">
            <text:p>7</text:p>
          </table:table-cell>
          <table:table-cell table:formula="of:=IF(AND([.C176]&lt;&gt;0; MOD([.C176]; 5) = 0); 1; 0)" office:value-type="float" office:value="0" calcext:value-type="float">
            <text:p>0</text:p>
          </table:table-cell>
          <table:table-cell table:formula="of:= IF(WEEKDAY([.A176])=4; IF([.E175]&lt;0; [.B176]-260-300*[.D176]; [.E175]+[.B176]-260-300*[.D176]); IF([.E175]&lt;0; [.B176]-190-300*[.D176]; [.E175]+[.B176]-190-300*[.D176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25" calcext:value-type="date">
            <text:p>25.06.2022</text:p>
          </table:table-cell>
          <table:table-cell office:value-type="float" office:value="0" calcext:value-type="float">
            <text:p>0</text:p>
          </table:table-cell>
          <table:table-cell table:formula="of:=IF([.B177]=0; [.C176]+1; 0)" office:value-type="float" office:value="8" calcext:value-type="float">
            <text:p>8</text:p>
          </table:table-cell>
          <table:table-cell table:formula="of:=IF(AND([.C177]&lt;&gt;0; MOD([.C177]; 5) = 0); 1; 0)" office:value-type="float" office:value="0" calcext:value-type="float">
            <text:p>0</text:p>
          </table:table-cell>
          <table:table-cell table:formula="of:= IF(WEEKDAY([.A177])=4; IF([.E176]&lt;0; [.B177]-260-300*[.D177]; [.E176]+[.B177]-260-300*[.D177]); IF([.E176]&lt;0; [.B177]-190-300*[.D177]; [.E176]+[.B177]-190-300*[.D177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26" calcext:value-type="date">
            <text:p>26.06.2022</text:p>
          </table:table-cell>
          <table:table-cell office:value-type="float" office:value="540" calcext:value-type="float">
            <text:p>540</text:p>
          </table:table-cell>
          <table:table-cell table:formula="of:=IF([.B178]=0; [.C177]+1; 0)" office:value-type="float" office:value="0" calcext:value-type="float">
            <text:p>0</text:p>
          </table:table-cell>
          <table:table-cell table:formula="of:=IF(AND([.C178]&lt;&gt;0; MOD([.C178]; 5) = 0); 1; 0)" office:value-type="float" office:value="0" calcext:value-type="float">
            <text:p>0</text:p>
          </table:table-cell>
          <table:table-cell table:formula="of:= IF(WEEKDAY([.A178])=4; IF([.E177]&lt;0; [.B178]-260-300*[.D178]; [.E177]+[.B178]-260-300*[.D178]); IF([.E177]&lt;0; [.B178]-190-300*[.D178]; [.E177]+[.B178]-190-300*[.D178]))"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27" calcext:value-type="date">
            <text:p>27.06.2022</text:p>
          </table:table-cell>
          <table:table-cell office:value-type="float" office:value="607" calcext:value-type="float">
            <text:p>607</text:p>
          </table:table-cell>
          <table:table-cell table:formula="of:=IF([.B179]=0; [.C178]+1; 0)" office:value-type="float" office:value="0" calcext:value-type="float">
            <text:p>0</text:p>
          </table:table-cell>
          <table:table-cell table:formula="of:=IF(AND([.C179]&lt;&gt;0; MOD([.C179]; 5) = 0); 1; 0)" office:value-type="float" office:value="0" calcext:value-type="float">
            <text:p>0</text:p>
          </table:table-cell>
          <table:table-cell table:formula="of:= IF(WEEKDAY([.A179])=4; IF([.E178]&lt;0; [.B179]-260-300*[.D179]; [.E178]+[.B179]-260-300*[.D179]); IF([.E178]&lt;0; [.B179]-190-300*[.D179]; [.E178]+[.B179]-190-300*[.D179]))" office:value-type="float" office:value="767" calcext:value-type="float">
            <text:p>76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28" calcext:value-type="date">
            <text:p>28.06.2022</text:p>
          </table:table-cell>
          <table:table-cell office:value-type="float" office:value="603" calcext:value-type="float">
            <text:p>603</text:p>
          </table:table-cell>
          <table:table-cell table:formula="of:=IF([.B180]=0; [.C179]+1; 0)" office:value-type="float" office:value="0" calcext:value-type="float">
            <text:p>0</text:p>
          </table:table-cell>
          <table:table-cell table:formula="of:=IF(AND([.C180]&lt;&gt;0; MOD([.C180]; 5) = 0); 1; 0)" office:value-type="float" office:value="0" calcext:value-type="float">
            <text:p>0</text:p>
          </table:table-cell>
          <table:table-cell table:formula="of:= IF(WEEKDAY([.A180])=4; IF([.E179]&lt;0; [.B180]-260-300*[.D180]; [.E179]+[.B180]-260-300*[.D180]); IF([.E179]&lt;0; [.B180]-190-300*[.D180]; [.E179]+[.B180]-190-300*[.D180]))" office:value-type="float" office:value="1180" calcext:value-type="float">
            <text:p>118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29" calcext:value-type="date">
            <text:p>29.06.2022</text:p>
          </table:table-cell>
          <table:table-cell office:value-type="float" office:value="0" calcext:value-type="float">
            <text:p>0</text:p>
          </table:table-cell>
          <table:table-cell table:formula="of:=IF([.B181]=0; [.C180]+1; 0)" office:value-type="float" office:value="1" calcext:value-type="float">
            <text:p>1</text:p>
          </table:table-cell>
          <table:table-cell table:formula="of:=IF(AND([.C181]&lt;&gt;0; MOD([.C181]; 5) = 0); 1; 0)" office:value-type="float" office:value="0" calcext:value-type="float">
            <text:p>0</text:p>
          </table:table-cell>
          <table:table-cell table:formula="of:= IF(WEEKDAY([.A181])=4; IF([.E180]&lt;0; [.B181]-260-300*[.D181]; [.E180]+[.B181]-260-300*[.D181]); IF([.E180]&lt;0; [.B181]-190-300*[.D181]; [.E180]+[.B181]-190-300*[.D181]))"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6-30" calcext:value-type="date">
            <text:p>30.06.2022</text:p>
          </table:table-cell>
          <table:table-cell office:value-type="float" office:value="0" calcext:value-type="float">
            <text:p>0</text:p>
          </table:table-cell>
          <table:table-cell table:formula="of:=IF([.B182]=0; [.C181]+1; 0)" office:value-type="float" office:value="2" calcext:value-type="float">
            <text:p>2</text:p>
          </table:table-cell>
          <table:table-cell table:formula="of:=IF(AND([.C182]&lt;&gt;0; MOD([.C182]; 5) = 0); 1; 0)" office:value-type="float" office:value="0" calcext:value-type="float">
            <text:p>0</text:p>
          </table:table-cell>
          <table:table-cell table:formula="of:= IF(WEEKDAY([.A182])=4; IF([.E181]&lt;0; [.B182]-260-300*[.D182]; [.E181]+[.B182]-260-300*[.D182]); IF([.E181]&lt;0; [.B182]-190-300*[.D182]; [.E181]+[.B182]-190-300*[.D182]))" office:value-type="float" office:value="730" calcext:value-type="float">
            <text:p>73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01" calcext:value-type="date">
            <text:p>1.07.2022</text:p>
          </table:table-cell>
          <table:table-cell office:value-type="float" office:value="0" calcext:value-type="float">
            <text:p>0</text:p>
          </table:table-cell>
          <table:table-cell table:formula="of:=IF([.B183]=0; [.C182]+1; 0)" office:value-type="float" office:value="3" calcext:value-type="float">
            <text:p>3</text:p>
          </table:table-cell>
          <table:table-cell table:formula="of:=IF(AND([.C183]&lt;&gt;0; MOD([.C183]; 5) = 0); 1; 0)" office:value-type="float" office:value="0" calcext:value-type="float">
            <text:p>0</text:p>
          </table:table-cell>
          <table:table-cell table:formula="of:= IF(WEEKDAY([.A183])=4; IF([.E182]&lt;0; [.B183]-260-300*[.D183]; [.E182]+[.B183]-260-300*[.D183]); IF([.E182]&lt;0; [.B183]-190-300*[.D183]; [.E182]+[.B183]-190-300*[.D183]))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02" calcext:value-type="date">
            <text:p>2.07.2022</text:p>
          </table:table-cell>
          <table:table-cell office:value-type="float" office:value="0" calcext:value-type="float">
            <text:p>0</text:p>
          </table:table-cell>
          <table:table-cell table:formula="of:=IF([.B184]=0; [.C183]+1; 0)" office:value-type="float" office:value="4" calcext:value-type="float">
            <text:p>4</text:p>
          </table:table-cell>
          <table:table-cell table:formula="of:=IF(AND([.C184]&lt;&gt;0; MOD([.C184]; 5) = 0); 1; 0)" office:value-type="float" office:value="0" calcext:value-type="float">
            <text:p>0</text:p>
          </table:table-cell>
          <table:table-cell table:formula="of:= IF(WEEKDAY([.A184])=4; IF([.E183]&lt;0; [.B184]-260-300*[.D184]; [.E183]+[.B184]-260-300*[.D184]); IF([.E183]&lt;0; [.B184]-190-300*[.D184]; [.E183]+[.B184]-190-300*[.D184]))"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03" calcext:value-type="date">
            <text:p>3.07.2022</text:p>
          </table:table-cell>
          <table:table-cell office:value-type="float" office:value="0" calcext:value-type="float">
            <text:p>0</text:p>
          </table:table-cell>
          <table:table-cell table:formula="of:=IF([.B185]=0; [.C184]+1; 0)" office:value-type="float" office:value="5" calcext:value-type="float">
            <text:p>5</text:p>
          </table:table-cell>
          <table:table-cell table:formula="of:=IF(AND([.C185]&lt;&gt;0; MOD([.C185]; 5) = 0); 1; 0)" office:value-type="float" office:value="1" calcext:value-type="float">
            <text:p>1</text:p>
          </table:table-cell>
          <table:table-cell table:formula="of:= IF(WEEKDAY([.A185])=4; IF([.E184]&lt;0; [.B185]-260-300*[.D185]; [.E184]+[.B185]-260-300*[.D185]); IF([.E184]&lt;0; [.B185]-190-300*[.D185]; [.E184]+[.B185]-190-300*[.D185]))" office:value-type="float" office:value="-140" calcext:value-type="float">
            <text:p>-14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04" calcext:value-type="date">
            <text:p>4.07.2022</text:p>
          </table:table-cell>
          <table:table-cell office:value-type="float" office:value="0" calcext:value-type="float">
            <text:p>0</text:p>
          </table:table-cell>
          <table:table-cell table:formula="of:=IF([.B186]=0; [.C185]+1; 0)" office:value-type="float" office:value="6" calcext:value-type="float">
            <text:p>6</text:p>
          </table:table-cell>
          <table:table-cell table:formula="of:=IF(AND([.C186]&lt;&gt;0; MOD([.C186]; 5) = 0); 1; 0)" office:value-type="float" office:value="0" calcext:value-type="float">
            <text:p>0</text:p>
          </table:table-cell>
          <table:table-cell table:formula="of:= IF(WEEKDAY([.A186])=4; IF([.E185]&lt;0; [.B186]-260-300*[.D186]; [.E185]+[.B186]-260-300*[.D186]); IF([.E185]&lt;0; [.B186]-190-300*[.D186]; [.E185]+[.B186]-190-300*[.D186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05" calcext:value-type="date">
            <text:p>5.07.2022</text:p>
          </table:table-cell>
          <table:table-cell office:value-type="float" office:value="0" calcext:value-type="float">
            <text:p>0</text:p>
          </table:table-cell>
          <table:table-cell table:formula="of:=IF([.B187]=0; [.C186]+1; 0)" office:value-type="float" office:value="7" calcext:value-type="float">
            <text:p>7</text:p>
          </table:table-cell>
          <table:table-cell table:formula="of:=IF(AND([.C187]&lt;&gt;0; MOD([.C187]; 5) = 0); 1; 0)" office:value-type="float" office:value="0" calcext:value-type="float">
            <text:p>0</text:p>
          </table:table-cell>
          <table:table-cell table:formula="of:= IF(WEEKDAY([.A187])=4; IF([.E186]&lt;0; [.B187]-260-300*[.D187]; [.E186]+[.B187]-260-300*[.D187]); IF([.E186]&lt;0; [.B187]-190-300*[.D187]; [.E186]+[.B187]-190-300*[.D187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06" calcext:value-type="date">
            <text:p>6.07.2022</text:p>
          </table:table-cell>
          <table:table-cell office:value-type="float" office:value="527" calcext:value-type="float">
            <text:p>527</text:p>
          </table:table-cell>
          <table:table-cell table:formula="of:=IF([.B188]=0; [.C187]+1; 0)" office:value-type="float" office:value="0" calcext:value-type="float">
            <text:p>0</text:p>
          </table:table-cell>
          <table:table-cell table:formula="of:=IF(AND([.C188]&lt;&gt;0; MOD([.C188]; 5) = 0); 1; 0)" office:value-type="float" office:value="0" calcext:value-type="float">
            <text:p>0</text:p>
          </table:table-cell>
          <table:table-cell table:formula="of:= IF(WEEKDAY([.A188])=4; IF([.E187]&lt;0; [.B188]-260-300*[.D188]; [.E187]+[.B188]-260-300*[.D188]); IF([.E187]&lt;0; [.B188]-190-300*[.D188]; [.E187]+[.B188]-190-300*[.D188]))"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07" calcext:value-type="date">
            <text:p>7.07.2022</text:p>
          </table:table-cell>
          <table:table-cell office:value-type="float" office:value="619" calcext:value-type="float">
            <text:p>619</text:p>
          </table:table-cell>
          <table:table-cell table:formula="of:=IF([.B189]=0; [.C188]+1; 0)" office:value-type="float" office:value="0" calcext:value-type="float">
            <text:p>0</text:p>
          </table:table-cell>
          <table:table-cell table:formula="of:=IF(AND([.C189]&lt;&gt;0; MOD([.C189]; 5) = 0); 1; 0)" office:value-type="float" office:value="0" calcext:value-type="float">
            <text:p>0</text:p>
          </table:table-cell>
          <table:table-cell table:formula="of:= IF(WEEKDAY([.A189])=4; IF([.E188]&lt;0; [.B189]-260-300*[.D189]; [.E188]+[.B189]-260-300*[.D189]); IF([.E188]&lt;0; [.B189]-190-300*[.D189]; [.E188]+[.B189]-190-300*[.D189]))" office:value-type="float" office:value="696" calcext:value-type="float">
            <text:p>696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08" calcext:value-type="date">
            <text:p>8.07.2022</text:p>
          </table:table-cell>
          <table:table-cell office:value-type="float" office:value="0" calcext:value-type="float">
            <text:p>0</text:p>
          </table:table-cell>
          <table:table-cell table:formula="of:=IF([.B190]=0; [.C189]+1; 0)" office:value-type="float" office:value="1" calcext:value-type="float">
            <text:p>1</text:p>
          </table:table-cell>
          <table:table-cell table:formula="of:=IF(AND([.C190]&lt;&gt;0; MOD([.C190]; 5) = 0); 1; 0)" office:value-type="float" office:value="0" calcext:value-type="float">
            <text:p>0</text:p>
          </table:table-cell>
          <table:table-cell table:formula="of:= IF(WEEKDAY([.A190])=4; IF([.E189]&lt;0; [.B190]-260-300*[.D190]; [.E189]+[.B190]-260-300*[.D190]); IF([.E189]&lt;0; [.B190]-190-300*[.D190]; [.E189]+[.B190]-190-300*[.D190]))"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09" calcext:value-type="date">
            <text:p>9.07.2022</text:p>
          </table:table-cell>
          <table:table-cell office:value-type="float" office:value="0" calcext:value-type="float">
            <text:p>0</text:p>
          </table:table-cell>
          <table:table-cell table:formula="of:=IF([.B191]=0; [.C190]+1; 0)" office:value-type="float" office:value="2" calcext:value-type="float">
            <text:p>2</text:p>
          </table:table-cell>
          <table:table-cell table:formula="of:=IF(AND([.C191]&lt;&gt;0; MOD([.C191]; 5) = 0); 1; 0)" office:value-type="float" office:value="0" calcext:value-type="float">
            <text:p>0</text:p>
          </table:table-cell>
          <table:table-cell table:formula="of:= IF(WEEKDAY([.A191])=4; IF([.E190]&lt;0; [.B191]-260-300*[.D191]; [.E190]+[.B191]-260-300*[.D191]); IF([.E190]&lt;0; [.B191]-190-300*[.D191]; [.E190]+[.B191]-190-300*[.D191]))" office:value-type="float" office:value="316" calcext:value-type="float">
            <text:p>316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10" calcext:value-type="date">
            <text:p>10.07.2022</text:p>
          </table:table-cell>
          <table:table-cell office:value-type="float" office:value="0" calcext:value-type="float">
            <text:p>0</text:p>
          </table:table-cell>
          <table:table-cell table:formula="of:=IF([.B192]=0; [.C191]+1; 0)" office:value-type="float" office:value="3" calcext:value-type="float">
            <text:p>3</text:p>
          </table:table-cell>
          <table:table-cell table:formula="of:=IF(AND([.C192]&lt;&gt;0; MOD([.C192]; 5) = 0); 1; 0)" office:value-type="float" office:value="0" calcext:value-type="float">
            <text:p>0</text:p>
          </table:table-cell>
          <table:table-cell table:formula="of:= IF(WEEKDAY([.A192])=4; IF([.E191]&lt;0; [.B192]-260-300*[.D192]; [.E191]+[.B192]-260-300*[.D192]); IF([.E191]&lt;0; [.B192]-190-300*[.D192]; [.E191]+[.B192]-190-300*[.D192])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11" calcext:value-type="date">
            <text:p>11.07.2022</text:p>
          </table:table-cell>
          <table:table-cell office:value-type="float" office:value="170" calcext:value-type="float">
            <text:p>170</text:p>
          </table:table-cell>
          <table:table-cell table:formula="of:=IF([.B193]=0; [.C192]+1; 0)" office:value-type="float" office:value="0" calcext:value-type="float">
            <text:p>0</text:p>
          </table:table-cell>
          <table:table-cell table:formula="of:=IF(AND([.C193]&lt;&gt;0; MOD([.C193]; 5) = 0); 1; 0)" office:value-type="float" office:value="0" calcext:value-type="float">
            <text:p>0</text:p>
          </table:table-cell>
          <table:table-cell table:formula="of:= IF(WEEKDAY([.A193])=4; IF([.E192]&lt;0; [.B193]-260-300*[.D193]; [.E192]+[.B193]-260-300*[.D193]); IF([.E192]&lt;0; [.B193]-190-300*[.D193]; [.E192]+[.B193]-190-300*[.D193]))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12" calcext:value-type="date">
            <text:p>12.07.2022</text:p>
          </table:table-cell>
          <table:table-cell office:value-type="float" office:value="13" calcext:value-type="float">
            <text:p>13</text:p>
          </table:table-cell>
          <table:table-cell table:formula="of:=IF([.B194]=0; [.C193]+1; 0)" office:value-type="float" office:value="0" calcext:value-type="float">
            <text:p>0</text:p>
          </table:table-cell>
          <table:table-cell table:formula="of:=IF(AND([.C194]&lt;&gt;0; MOD([.C194]; 5) = 0); 1; 0)" office:value-type="float" office:value="0" calcext:value-type="float">
            <text:p>0</text:p>
          </table:table-cell>
          <table:table-cell table:formula="of:= IF(WEEKDAY([.A194])=4; IF([.E193]&lt;0; [.B194]-260-300*[.D194]; [.E193]+[.B194]-260-300*[.D194]); IF([.E193]&lt;0; [.B194]-190-300*[.D194]; [.E193]+[.B194]-190-300*[.D194]))" office:value-type="float" office:value="-71" calcext:value-type="float">
            <text:p>-7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13" calcext:value-type="date">
            <text:p>13.07.2022</text:p>
          </table:table-cell>
          <table:table-cell office:value-type="float" office:value="0" calcext:value-type="float">
            <text:p>0</text:p>
          </table:table-cell>
          <table:table-cell table:formula="of:=IF([.B195]=0; [.C194]+1; 0)" office:value-type="float" office:value="1" calcext:value-type="float">
            <text:p>1</text:p>
          </table:table-cell>
          <table:table-cell table:formula="of:=IF(AND([.C195]&lt;&gt;0; MOD([.C195]; 5) = 0); 1; 0)" office:value-type="float" office:value="0" calcext:value-type="float">
            <text:p>0</text:p>
          </table:table-cell>
          <table:table-cell table:formula="of:= IF(WEEKDAY([.A195])=4; IF([.E194]&lt;0; [.B195]-260-300*[.D195]; [.E194]+[.B195]-260-300*[.D195]); IF([.E194]&lt;0; [.B195]-190-300*[.D195]; [.E194]+[.B195]-190-300*[.D195]))" office:value-type="float" office:value="-260" calcext:value-type="float">
            <text:p>-2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14" calcext:value-type="date">
            <text:p>14.07.2022</text:p>
          </table:table-cell>
          <table:table-cell office:value-type="float" office:value="0" calcext:value-type="float">
            <text:p>0</text:p>
          </table:table-cell>
          <table:table-cell table:formula="of:=IF([.B196]=0; [.C195]+1; 0)" office:value-type="float" office:value="2" calcext:value-type="float">
            <text:p>2</text:p>
          </table:table-cell>
          <table:table-cell table:formula="of:=IF(AND([.C196]&lt;&gt;0; MOD([.C196]; 5) = 0); 1; 0)" office:value-type="float" office:value="0" calcext:value-type="float">
            <text:p>0</text:p>
          </table:table-cell>
          <table:table-cell table:formula="of:= IF(WEEKDAY([.A196])=4; IF([.E195]&lt;0; [.B196]-260-300*[.D196]; [.E195]+[.B196]-260-300*[.D196]); IF([.E195]&lt;0; [.B196]-190-300*[.D196]; [.E195]+[.B196]-190-300*[.D196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15" calcext:value-type="date">
            <text:p>15.07.2022</text:p>
          </table:table-cell>
          <table:table-cell office:value-type="float" office:value="0" calcext:value-type="float">
            <text:p>0</text:p>
          </table:table-cell>
          <table:table-cell table:formula="of:=IF([.B197]=0; [.C196]+1; 0)" office:value-type="float" office:value="3" calcext:value-type="float">
            <text:p>3</text:p>
          </table:table-cell>
          <table:table-cell table:formula="of:=IF(AND([.C197]&lt;&gt;0; MOD([.C197]; 5) = 0); 1; 0)" office:value-type="float" office:value="0" calcext:value-type="float">
            <text:p>0</text:p>
          </table:table-cell>
          <table:table-cell table:formula="of:= IF(WEEKDAY([.A197])=4; IF([.E196]&lt;0; [.B197]-260-300*[.D197]; [.E196]+[.B197]-260-300*[.D197]); IF([.E196]&lt;0; [.B197]-190-300*[.D197]; [.E196]+[.B197]-190-300*[.D197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16" calcext:value-type="date">
            <text:p>16.07.2022</text:p>
          </table:table-cell>
          <table:table-cell office:value-type="float" office:value="0" calcext:value-type="float">
            <text:p>0</text:p>
          </table:table-cell>
          <table:table-cell table:formula="of:=IF([.B198]=0; [.C197]+1; 0)" office:value-type="float" office:value="4" calcext:value-type="float">
            <text:p>4</text:p>
          </table:table-cell>
          <table:table-cell table:formula="of:=IF(AND([.C198]&lt;&gt;0; MOD([.C198]; 5) = 0); 1; 0)" office:value-type="float" office:value="0" calcext:value-type="float">
            <text:p>0</text:p>
          </table:table-cell>
          <table:table-cell table:formula="of:= IF(WEEKDAY([.A198])=4; IF([.E197]&lt;0; [.B198]-260-300*[.D198]; [.E197]+[.B198]-260-300*[.D198]); IF([.E197]&lt;0; [.B198]-190-300*[.D198]; [.E197]+[.B198]-190-300*[.D198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17" calcext:value-type="date">
            <text:p>17.07.2022</text:p>
          </table:table-cell>
          <table:table-cell office:value-type="float" office:value="518" calcext:value-type="float">
            <text:p>518</text:p>
          </table:table-cell>
          <table:table-cell table:formula="of:=IF([.B199]=0; [.C198]+1; 0)" office:value-type="float" office:value="0" calcext:value-type="float">
            <text:p>0</text:p>
          </table:table-cell>
          <table:table-cell table:formula="of:=IF(AND([.C199]&lt;&gt;0; MOD([.C199]; 5) = 0); 1; 0)" office:value-type="float" office:value="0" calcext:value-type="float">
            <text:p>0</text:p>
          </table:table-cell>
          <table:table-cell table:formula="of:= IF(WEEKDAY([.A199])=4; IF([.E198]&lt;0; [.B199]-260-300*[.D199]; [.E198]+[.B199]-260-300*[.D199]); IF([.E198]&lt;0; [.B199]-190-300*[.D199]; [.E198]+[.B199]-190-300*[.D199]))" office:value-type="float" office:value="328" calcext:value-type="float">
            <text:p>32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18" calcext:value-type="date">
            <text:p>18.07.2022</text:p>
          </table:table-cell>
          <table:table-cell office:value-type="float" office:value="791" calcext:value-type="float">
            <text:p>791</text:p>
          </table:table-cell>
          <table:table-cell table:formula="of:=IF([.B200]=0; [.C199]+1; 0)" office:value-type="float" office:value="0" calcext:value-type="float">
            <text:p>0</text:p>
          </table:table-cell>
          <table:table-cell table:formula="of:=IF(AND([.C200]&lt;&gt;0; MOD([.C200]; 5) = 0); 1; 0)" office:value-type="float" office:value="0" calcext:value-type="float">
            <text:p>0</text:p>
          </table:table-cell>
          <table:table-cell table:formula="of:= IF(WEEKDAY([.A200])=4; IF([.E199]&lt;0; [.B200]-260-300*[.D200]; [.E199]+[.B200]-260-300*[.D200]); IF([.E199]&lt;0; [.B200]-190-300*[.D200]; [.E199]+[.B200]-190-300*[.D200]))" office:value-type="float" office:value="929" calcext:value-type="float">
            <text:p>92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19" calcext:value-type="date">
            <text:p>19.07.2022</text:p>
          </table:table-cell>
          <table:table-cell office:value-type="float" office:value="673" calcext:value-type="float">
            <text:p>673</text:p>
          </table:table-cell>
          <table:table-cell table:formula="of:=IF([.B201]=0; [.C200]+1; 0)" office:value-type="float" office:value="0" calcext:value-type="float">
            <text:p>0</text:p>
          </table:table-cell>
          <table:table-cell table:formula="of:=IF(AND([.C201]&lt;&gt;0; MOD([.C201]; 5) = 0); 1; 0)" office:value-type="float" office:value="0" calcext:value-type="float">
            <text:p>0</text:p>
          </table:table-cell>
          <table:table-cell table:formula="of:= IF(WEEKDAY([.A201])=4; IF([.E200]&lt;0; [.B201]-260-300*[.D201]; [.E200]+[.B201]-260-300*[.D201]); IF([.E200]&lt;0; [.B201]-190-300*[.D201]; [.E200]+[.B201]-190-300*[.D201]))" office:value-type="float" office:value="1412" calcext:value-type="float">
            <text:p>141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20" calcext:value-type="date">
            <text:p>20.07.2022</text:p>
          </table:table-cell>
          <table:table-cell office:value-type="float" office:value="601" calcext:value-type="float">
            <text:p>601</text:p>
          </table:table-cell>
          <table:table-cell table:formula="of:=IF([.B202]=0; [.C201]+1; 0)" office:value-type="float" office:value="0" calcext:value-type="float">
            <text:p>0</text:p>
          </table:table-cell>
          <table:table-cell table:formula="of:=IF(AND([.C202]&lt;&gt;0; MOD([.C202]; 5) = 0); 1; 0)" office:value-type="float" office:value="0" calcext:value-type="float">
            <text:p>0</text:p>
          </table:table-cell>
          <table:table-cell table:formula="of:= IF(WEEKDAY([.A202])=4; IF([.E201]&lt;0; [.B202]-260-300*[.D202]; [.E201]+[.B202]-260-300*[.D202]); IF([.E201]&lt;0; [.B202]-190-300*[.D202]; [.E201]+[.B202]-190-300*[.D202]))" office:value-type="float" office:value="1753" calcext:value-type="float">
            <text:p>175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21" calcext:value-type="date">
            <text:p>21.07.2022</text:p>
          </table:table-cell>
          <table:table-cell office:value-type="float" office:value="612" calcext:value-type="float">
            <text:p>612</text:p>
          </table:table-cell>
          <table:table-cell table:formula="of:=IF([.B203]=0; [.C202]+1; 0)" office:value-type="float" office:value="0" calcext:value-type="float">
            <text:p>0</text:p>
          </table:table-cell>
          <table:table-cell table:formula="of:=IF(AND([.C203]&lt;&gt;0; MOD([.C203]; 5) = 0); 1; 0)" office:value-type="float" office:value="0" calcext:value-type="float">
            <text:p>0</text:p>
          </table:table-cell>
          <table:table-cell table:formula="of:= IF(WEEKDAY([.A203])=4; IF([.E202]&lt;0; [.B203]-260-300*[.D203]; [.E202]+[.B203]-260-300*[.D203]); IF([.E202]&lt;0; [.B203]-190-300*[.D203]; [.E202]+[.B203]-190-300*[.D203]))" office:value-type="float" office:value="2175" calcext:value-type="float">
            <text:p>217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22" calcext:value-type="date">
            <text:p>22.07.2022</text:p>
          </table:table-cell>
          <table:table-cell office:value-type="float" office:value="705" calcext:value-type="float">
            <text:p>705</text:p>
          </table:table-cell>
          <table:table-cell table:formula="of:=IF([.B204]=0; [.C203]+1; 0)" office:value-type="float" office:value="0" calcext:value-type="float">
            <text:p>0</text:p>
          </table:table-cell>
          <table:table-cell table:formula="of:=IF(AND([.C204]&lt;&gt;0; MOD([.C204]; 5) = 0); 1; 0)" office:value-type="float" office:value="0" calcext:value-type="float">
            <text:p>0</text:p>
          </table:table-cell>
          <table:table-cell table:formula="of:= IF(WEEKDAY([.A204])=4; IF([.E203]&lt;0; [.B204]-260-300*[.D204]; [.E203]+[.B204]-260-300*[.D204]); IF([.E203]&lt;0; [.B204]-190-300*[.D204]; [.E203]+[.B204]-190-300*[.D204]))" office:value-type="float" office:value="2690" calcext:value-type="float">
            <text:p>26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23" calcext:value-type="date">
            <text:p>23.07.2022</text:p>
          </table:table-cell>
          <table:table-cell office:value-type="float" office:value="0" calcext:value-type="float">
            <text:p>0</text:p>
          </table:table-cell>
          <table:table-cell table:formula="of:=IF([.B205]=0; [.C204]+1; 0)" office:value-type="float" office:value="1" calcext:value-type="float">
            <text:p>1</text:p>
          </table:table-cell>
          <table:table-cell table:formula="of:=IF(AND([.C205]&lt;&gt;0; MOD([.C205]; 5) = 0); 1; 0)" office:value-type="float" office:value="0" calcext:value-type="float">
            <text:p>0</text:p>
          </table:table-cell>
          <table:table-cell table:formula="of:= IF(WEEKDAY([.A205])=4; IF([.E204]&lt;0; [.B205]-260-300*[.D205]; [.E204]+[.B205]-260-300*[.D205]); IF([.E204]&lt;0; [.B205]-190-300*[.D205]; [.E204]+[.B205]-190-300*[.D205]))" office:value-type="float" office:value="2500" calcext:value-type="float">
            <text:p>250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24" calcext:value-type="date">
            <text:p>24.07.2022</text:p>
          </table:table-cell>
          <table:table-cell office:value-type="float" office:value="0" calcext:value-type="float">
            <text:p>0</text:p>
          </table:table-cell>
          <table:table-cell table:formula="of:=IF([.B206]=0; [.C205]+1; 0)" office:value-type="float" office:value="2" calcext:value-type="float">
            <text:p>2</text:p>
          </table:table-cell>
          <table:table-cell table:formula="of:=IF(AND([.C206]&lt;&gt;0; MOD([.C206]; 5) = 0); 1; 0)" office:value-type="float" office:value="0" calcext:value-type="float">
            <text:p>0</text:p>
          </table:table-cell>
          <table:table-cell table:formula="of:= IF(WEEKDAY([.A206])=4; IF([.E205]&lt;0; [.B206]-260-300*[.D206]; [.E205]+[.B206]-260-300*[.D206]); IF([.E205]&lt;0; [.B206]-190-300*[.D206]; [.E205]+[.B206]-190-300*[.D206]))" office:value-type="float" office:value="2310" calcext:value-type="float">
            <text:p>231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25" calcext:value-type="date">
            <text:p>25.07.2022</text:p>
          </table:table-cell>
          <table:table-cell office:value-type="float" office:value="1100" calcext:value-type="float">
            <text:p>1100</text:p>
          </table:table-cell>
          <table:table-cell table:formula="of:=IF([.B207]=0; [.C206]+1; 0)" office:value-type="float" office:value="0" calcext:value-type="float">
            <text:p>0</text:p>
          </table:table-cell>
          <table:table-cell table:formula="of:=IF(AND([.C207]&lt;&gt;0; MOD([.C207]; 5) = 0); 1; 0)" office:value-type="float" office:value="0" calcext:value-type="float">
            <text:p>0</text:p>
          </table:table-cell>
          <table:table-cell table:formula="of:= IF(WEEKDAY([.A207])=4; IF([.E206]&lt;0; [.B207]-260-300*[.D207]; [.E206]+[.B207]-260-300*[.D207]); IF([.E206]&lt;0; [.B207]-190-300*[.D207]; [.E206]+[.B207]-190-300*[.D207]))" office:value-type="float" office:value="3220" calcext:value-type="float">
            <text:p>322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26" calcext:value-type="date">
            <text:p>26.07.2022</text:p>
          </table:table-cell>
          <table:table-cell office:value-type="float" office:value="118" calcext:value-type="float">
            <text:p>118</text:p>
          </table:table-cell>
          <table:table-cell table:formula="of:=IF([.B208]=0; [.C207]+1; 0)" office:value-type="float" office:value="0" calcext:value-type="float">
            <text:p>0</text:p>
          </table:table-cell>
          <table:table-cell table:formula="of:=IF(AND([.C208]&lt;&gt;0; MOD([.C208]; 5) = 0); 1; 0)" office:value-type="float" office:value="0" calcext:value-type="float">
            <text:p>0</text:p>
          </table:table-cell>
          <table:table-cell table:formula="of:= IF(WEEKDAY([.A208])=4; IF([.E207]&lt;0; [.B208]-260-300*[.D208]; [.E207]+[.B208]-260-300*[.D208]); IF([.E207]&lt;0; [.B208]-190-300*[.D208]; [.E207]+[.B208]-190-300*[.D208]))" office:value-type="float" office:value="3148" calcext:value-type="float">
            <text:p>314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27" calcext:value-type="date">
            <text:p>27.07.2022</text:p>
          </table:table-cell>
          <table:table-cell office:value-type="float" office:value="69" calcext:value-type="float">
            <text:p>69</text:p>
          </table:table-cell>
          <table:table-cell table:formula="of:=IF([.B209]=0; [.C208]+1; 0)" office:value-type="float" office:value="0" calcext:value-type="float">
            <text:p>0</text:p>
          </table:table-cell>
          <table:table-cell table:formula="of:=IF(AND([.C209]&lt;&gt;0; MOD([.C209]; 5) = 0); 1; 0)" office:value-type="float" office:value="0" calcext:value-type="float">
            <text:p>0</text:p>
          </table:table-cell>
          <table:table-cell table:formula="of:= IF(WEEKDAY([.A209])=4; IF([.E208]&lt;0; [.B209]-260-300*[.D209]; [.E208]+[.B209]-260-300*[.D209]); IF([.E208]&lt;0; [.B209]-190-300*[.D209]; [.E208]+[.B209]-190-300*[.D209]))" office:value-type="float" office:value="2957" calcext:value-type="float">
            <text:p>295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28" calcext:value-type="date">
            <text:p>28.07.2022</text:p>
          </table:table-cell>
          <table:table-cell office:value-type="float" office:value="0" calcext:value-type="float">
            <text:p>0</text:p>
          </table:table-cell>
          <table:table-cell table:formula="of:=IF([.B210]=0; [.C209]+1; 0)" office:value-type="float" office:value="1" calcext:value-type="float">
            <text:p>1</text:p>
          </table:table-cell>
          <table:table-cell table:formula="of:=IF(AND([.C210]&lt;&gt;0; MOD([.C210]; 5) = 0); 1; 0)" office:value-type="float" office:value="0" calcext:value-type="float">
            <text:p>0</text:p>
          </table:table-cell>
          <table:table-cell table:formula="of:= IF(WEEKDAY([.A210])=4; IF([.E209]&lt;0; [.B210]-260-300*[.D210]; [.E209]+[.B210]-260-300*[.D210]); IF([.E209]&lt;0; [.B210]-190-300*[.D210]; [.E209]+[.B210]-190-300*[.D210]))" office:value-type="float" office:value="2767" calcext:value-type="float">
            <text:p>276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29" calcext:value-type="date">
            <text:p>29.07.2022</text:p>
          </table:table-cell>
          <table:table-cell office:value-type="float" office:value="0" calcext:value-type="float">
            <text:p>0</text:p>
          </table:table-cell>
          <table:table-cell table:formula="of:=IF([.B211]=0; [.C210]+1; 0)" office:value-type="float" office:value="2" calcext:value-type="float">
            <text:p>2</text:p>
          </table:table-cell>
          <table:table-cell table:formula="of:=IF(AND([.C211]&lt;&gt;0; MOD([.C211]; 5) = 0); 1; 0)" office:value-type="float" office:value="0" calcext:value-type="float">
            <text:p>0</text:p>
          </table:table-cell>
          <table:table-cell table:formula="of:= IF(WEEKDAY([.A211])=4; IF([.E210]&lt;0; [.B211]-260-300*[.D211]; [.E210]+[.B211]-260-300*[.D211]); IF([.E210]&lt;0; [.B211]-190-300*[.D211]; [.E210]+[.B211]-190-300*[.D211]))" office:value-type="float" office:value="2577" calcext:value-type="float">
            <text:p>257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30" calcext:value-type="date">
            <text:p>30.07.2022</text:p>
          </table:table-cell>
          <table:table-cell office:value-type="float" office:value="0" calcext:value-type="float">
            <text:p>0</text:p>
          </table:table-cell>
          <table:table-cell table:formula="of:=IF([.B212]=0; [.C211]+1; 0)" office:value-type="float" office:value="3" calcext:value-type="float">
            <text:p>3</text:p>
          </table:table-cell>
          <table:table-cell table:formula="of:=IF(AND([.C212]&lt;&gt;0; MOD([.C212]; 5) = 0); 1; 0)" office:value-type="float" office:value="0" calcext:value-type="float">
            <text:p>0</text:p>
          </table:table-cell>
          <table:table-cell table:formula="of:= IF(WEEKDAY([.A212])=4; IF([.E211]&lt;0; [.B212]-260-300*[.D212]; [.E211]+[.B212]-260-300*[.D212]); IF([.E211]&lt;0; [.B212]-190-300*[.D212]; [.E211]+[.B212]-190-300*[.D212]))" office:value-type="float" office:value="2387" calcext:value-type="float">
            <text:p>238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7-31" calcext:value-type="date">
            <text:p>31.07.2022</text:p>
          </table:table-cell>
          <table:table-cell office:value-type="float" office:value="0" calcext:value-type="float">
            <text:p>0</text:p>
          </table:table-cell>
          <table:table-cell table:formula="of:=IF([.B213]=0; [.C212]+1; 0)" office:value-type="float" office:value="4" calcext:value-type="float">
            <text:p>4</text:p>
          </table:table-cell>
          <table:table-cell table:formula="of:=IF(AND([.C213]&lt;&gt;0; MOD([.C213]; 5) = 0); 1; 0)" office:value-type="float" office:value="0" calcext:value-type="float">
            <text:p>0</text:p>
          </table:table-cell>
          <table:table-cell table:formula="of:= IF(WEEKDAY([.A213])=4; IF([.E212]&lt;0; [.B213]-260-300*[.D213]; [.E212]+[.B213]-260-300*[.D213]); IF([.E212]&lt;0; [.B213]-190-300*[.D213]; [.E212]+[.B213]-190-300*[.D213]))" office:value-type="float" office:value="2197" calcext:value-type="float">
            <text:p>219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01" calcext:value-type="date">
            <text:p>1.08.2022</text:p>
          </table:table-cell>
          <table:table-cell office:value-type="float" office:value="0" calcext:value-type="float">
            <text:p>0</text:p>
          </table:table-cell>
          <table:table-cell table:formula="of:=IF([.B214]=0; [.C213]+1; 0)" office:value-type="float" office:value="5" calcext:value-type="float">
            <text:p>5</text:p>
          </table:table-cell>
          <table:table-cell table:formula="of:=IF(AND([.C214]&lt;&gt;0; MOD([.C214]; 5) = 0); 1; 0)" office:value-type="float" office:value="1" calcext:value-type="float">
            <text:p>1</text:p>
          </table:table-cell>
          <table:table-cell table:formula="of:= IF(WEEKDAY([.A214])=4; IF([.E213]&lt;0; [.B214]-260-300*[.D214]; [.E213]+[.B214]-260-300*[.D214]); IF([.E213]&lt;0; [.B214]-190-300*[.D214]; [.E213]+[.B214]-190-300*[.D214]))" office:value-type="float" office:value="1707" calcext:value-type="float">
            <text:p>170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02" calcext:value-type="date">
            <text:p>2.08.2022</text:p>
          </table:table-cell>
          <table:table-cell office:value-type="float" office:value="0" calcext:value-type="float">
            <text:p>0</text:p>
          </table:table-cell>
          <table:table-cell table:formula="of:=IF([.B215]=0; [.C214]+1; 0)" office:value-type="float" office:value="6" calcext:value-type="float">
            <text:p>6</text:p>
          </table:table-cell>
          <table:table-cell table:formula="of:=IF(AND([.C215]&lt;&gt;0; MOD([.C215]; 5) = 0); 1; 0)" office:value-type="float" office:value="0" calcext:value-type="float">
            <text:p>0</text:p>
          </table:table-cell>
          <table:table-cell table:formula="of:= IF(WEEKDAY([.A215])=4; IF([.E214]&lt;0; [.B215]-260-300*[.D215]; [.E214]+[.B215]-260-300*[.D215]); IF([.E214]&lt;0; [.B215]-190-300*[.D215]; [.E214]+[.B215]-190-300*[.D215]))" office:value-type="float" office:value="1517" calcext:value-type="float">
            <text:p>151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03" calcext:value-type="date">
            <text:p>3.08.2022</text:p>
          </table:table-cell>
          <table:table-cell office:value-type="float" office:value="0" calcext:value-type="float">
            <text:p>0</text:p>
          </table:table-cell>
          <table:table-cell table:formula="of:=IF([.B216]=0; [.C215]+1; 0)" office:value-type="float" office:value="7" calcext:value-type="float">
            <text:p>7</text:p>
          </table:table-cell>
          <table:table-cell table:formula="of:=IF(AND([.C216]&lt;&gt;0; MOD([.C216]; 5) = 0); 1; 0)" office:value-type="float" office:value="0" calcext:value-type="float">
            <text:p>0</text:p>
          </table:table-cell>
          <table:table-cell table:formula="of:= IF(WEEKDAY([.A216])=4; IF([.E215]&lt;0; [.B216]-260-300*[.D216]; [.E215]+[.B216]-260-300*[.D216]); IF([.E215]&lt;0; [.B216]-190-300*[.D216]; [.E215]+[.B216]-190-300*[.D216]))" office:value-type="float" office:value="1257" calcext:value-type="float">
            <text:p>125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04" calcext:value-type="date">
            <text:p>4.08.2022</text:p>
          </table:table-cell>
          <table:table-cell office:value-type="float" office:value="0" calcext:value-type="float">
            <text:p>0</text:p>
          </table:table-cell>
          <table:table-cell table:formula="of:=IF([.B217]=0; [.C216]+1; 0)" office:value-type="float" office:value="8" calcext:value-type="float">
            <text:p>8</text:p>
          </table:table-cell>
          <table:table-cell table:formula="of:=IF(AND([.C217]&lt;&gt;0; MOD([.C217]; 5) = 0); 1; 0)" office:value-type="float" office:value="0" calcext:value-type="float">
            <text:p>0</text:p>
          </table:table-cell>
          <table:table-cell table:formula="of:= IF(WEEKDAY([.A217])=4; IF([.E216]&lt;0; [.B217]-260-300*[.D217]; [.E216]+[.B217]-260-300*[.D217]); IF([.E216]&lt;0; [.B217]-190-300*[.D217]; [.E216]+[.B217]-190-300*[.D217]))"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05" calcext:value-type="date">
            <text:p>5.08.2022</text:p>
          </table:table-cell>
          <table:table-cell office:value-type="float" office:value="0" calcext:value-type="float">
            <text:p>0</text:p>
          </table:table-cell>
          <table:table-cell table:formula="of:=IF([.B218]=0; [.C217]+1; 0)" office:value-type="float" office:value="9" calcext:value-type="float">
            <text:p>9</text:p>
          </table:table-cell>
          <table:table-cell table:formula="of:=IF(AND([.C218]&lt;&gt;0; MOD([.C218]; 5) = 0); 1; 0)" office:value-type="float" office:value="0" calcext:value-type="float">
            <text:p>0</text:p>
          </table:table-cell>
          <table:table-cell table:formula="of:= IF(WEEKDAY([.A218])=4; IF([.E217]&lt;0; [.B218]-260-300*[.D218]; [.E217]+[.B218]-260-300*[.D218]); IF([.E217]&lt;0; [.B218]-190-300*[.D218]; [.E217]+[.B218]-190-300*[.D218]))" office:value-type="float" office:value="877" calcext:value-type="float">
            <text:p>87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06" calcext:value-type="date">
            <text:p>6.08.2022</text:p>
          </table:table-cell>
          <table:table-cell office:value-type="float" office:value="0" calcext:value-type="float">
            <text:p>0</text:p>
          </table:table-cell>
          <table:table-cell table:formula="of:=IF([.B219]=0; [.C218]+1; 0)" office:value-type="float" office:value="10" calcext:value-type="float">
            <text:p>10</text:p>
          </table:table-cell>
          <table:table-cell table:formula="of:=IF(AND([.C219]&lt;&gt;0; MOD([.C219]; 5) = 0); 1; 0)" office:value-type="float" office:value="1" calcext:value-type="float">
            <text:p>1</text:p>
          </table:table-cell>
          <table:table-cell table:formula="of:= IF(WEEKDAY([.A219])=4; IF([.E218]&lt;0; [.B219]-260-300*[.D219]; [.E218]+[.B219]-260-300*[.D219]); IF([.E218]&lt;0; [.B219]-190-300*[.D219]; [.E218]+[.B219]-190-300*[.D219]))" office:value-type="float" office:value="387" calcext:value-type="float">
            <text:p>38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07" calcext:value-type="date">
            <text:p>7.08.2022</text:p>
          </table:table-cell>
          <table:table-cell office:value-type="float" office:value="0" calcext:value-type="float">
            <text:p>0</text:p>
          </table:table-cell>
          <table:table-cell table:formula="of:=IF([.B220]=0; [.C219]+1; 0)" office:value-type="float" office:value="11" calcext:value-type="float">
            <text:p>11</text:p>
          </table:table-cell>
          <table:table-cell table:formula="of:=IF(AND([.C220]&lt;&gt;0; MOD([.C220]; 5) = 0); 1; 0)" office:value-type="float" office:value="0" calcext:value-type="float">
            <text:p>0</text:p>
          </table:table-cell>
          <table:table-cell table:formula="of:= IF(WEEKDAY([.A220])=4; IF([.E219]&lt;0; [.B220]-260-300*[.D220]; [.E219]+[.B220]-260-300*[.D220]); IF([.E219]&lt;0; [.B220]-190-300*[.D220]; [.E219]+[.B220]-190-300*[.D220]))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08" calcext:value-type="date">
            <text:p>8.08.2022</text:p>
          </table:table-cell>
          <table:table-cell office:value-type="float" office:value="660" calcext:value-type="float">
            <text:p>660</text:p>
          </table:table-cell>
          <table:table-cell table:formula="of:=IF([.B221]=0; [.C220]+1; 0)" office:value-type="float" office:value="0" calcext:value-type="float">
            <text:p>0</text:p>
          </table:table-cell>
          <table:table-cell table:formula="of:=IF(AND([.C221]&lt;&gt;0; MOD([.C221]; 5) = 0); 1; 0)" office:value-type="float" office:value="0" calcext:value-type="float">
            <text:p>0</text:p>
          </table:table-cell>
          <table:table-cell table:formula="of:= IF(WEEKDAY([.A221])=4; IF([.E220]&lt;0; [.B221]-260-300*[.D221]; [.E220]+[.B221]-260-300*[.D221]); IF([.E220]&lt;0; [.B221]-190-300*[.D221]; [.E220]+[.B221]-190-300*[.D221]))" office:value-type="float" office:value="667" calcext:value-type="float">
            <text:p>66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09" calcext:value-type="date">
            <text:p>9.08.2022</text:p>
          </table:table-cell>
          <table:table-cell office:value-type="float" office:value="1245" calcext:value-type="float">
            <text:p>1245</text:p>
          </table:table-cell>
          <table:table-cell table:formula="of:=IF([.B222]=0; [.C221]+1; 0)" office:value-type="float" office:value="0" calcext:value-type="float">
            <text:p>0</text:p>
          </table:table-cell>
          <table:table-cell table:formula="of:=IF(AND([.C222]&lt;&gt;0; MOD([.C222]; 5) = 0); 1; 0)" office:value-type="float" office:value="0" calcext:value-type="float">
            <text:p>0</text:p>
          </table:table-cell>
          <table:table-cell table:formula="of:= IF(WEEKDAY([.A222])=4; IF([.E221]&lt;0; [.B222]-260-300*[.D222]; [.E221]+[.B222]-260-300*[.D222]); IF([.E221]&lt;0; [.B222]-190-300*[.D222]; [.E221]+[.B222]-190-300*[.D222]))" office:value-type="float" office:value="1722" calcext:value-type="float">
            <text:p>172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10" calcext:value-type="date">
            <text:p>10.08.2022</text:p>
          </table:table-cell>
          <table:table-cell office:value-type="float" office:value="745" calcext:value-type="float">
            <text:p>745</text:p>
          </table:table-cell>
          <table:table-cell table:formula="of:=IF([.B223]=0; [.C222]+1; 0)" office:value-type="float" office:value="0" calcext:value-type="float">
            <text:p>0</text:p>
          </table:table-cell>
          <table:table-cell table:formula="of:=IF(AND([.C223]&lt;&gt;0; MOD([.C223]; 5) = 0); 1; 0)" office:value-type="float" office:value="0" calcext:value-type="float">
            <text:p>0</text:p>
          </table:table-cell>
          <table:table-cell table:formula="of:= IF(WEEKDAY([.A223])=4; IF([.E222]&lt;0; [.B223]-260-300*[.D223]; [.E222]+[.B223]-260-300*[.D223]); IF([.E222]&lt;0; [.B223]-190-300*[.D223]; [.E222]+[.B223]-190-300*[.D223]))" office:value-type="float" office:value="2207" calcext:value-type="float">
            <text:p>220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11" calcext:value-type="date">
            <text:p>11.08.2022</text:p>
          </table:table-cell>
          <table:table-cell office:value-type="float" office:value="48" calcext:value-type="float">
            <text:p>48</text:p>
          </table:table-cell>
          <table:table-cell table:formula="of:=IF([.B224]=0; [.C223]+1; 0)" office:value-type="float" office:value="0" calcext:value-type="float">
            <text:p>0</text:p>
          </table:table-cell>
          <table:table-cell table:formula="of:=IF(AND([.C224]&lt;&gt;0; MOD([.C224]; 5) = 0); 1; 0)" office:value-type="float" office:value="0" calcext:value-type="float">
            <text:p>0</text:p>
          </table:table-cell>
          <table:table-cell table:formula="of:= IF(WEEKDAY([.A224])=4; IF([.E223]&lt;0; [.B224]-260-300*[.D224]; [.E223]+[.B224]-260-300*[.D224]); IF([.E223]&lt;0; [.B224]-190-300*[.D224]; [.E223]+[.B224]-190-300*[.D224]))" office:value-type="float" office:value="2065" calcext:value-type="float">
            <text:p>2065</text:p>
          </table:table-cell>
          <table:table-cell table:number-columns-repeated="5"/>
        </table:table-row>
        <table:table-row table:style-name="ro1">
          <table:table-cell table:style-name="ce2" office:value-type="date" office:date-value="2022-08-12" calcext:value-type="date">
            <text:p>12.08.2022</text:p>
          </table:table-cell>
          <table:table-cell office:value-type="float" office:value="0" calcext:value-type="float">
            <text:p>0</text:p>
          </table:table-cell>
          <table:table-cell table:formula="of:=IF([.B225]=0; [.C224]+1; 0)" office:value-type="float" office:value="1" calcext:value-type="float">
            <text:p>1</text:p>
          </table:table-cell>
          <table:table-cell table:formula="of:=IF(AND([.C225]&lt;&gt;0; MOD([.C225]; 5) = 0); 1; 0)" office:value-type="float" office:value="0" calcext:value-type="float">
            <text:p>0</text:p>
          </table:table-cell>
          <table:table-cell table:formula="of:= IF(WEEKDAY([.A225])=4; IF([.E224]&lt;0; [.B225]-260-300*[.D225]; [.E224]+[.B225]-260-300*[.D225]); IF([.E224]&lt;0; [.B225]-190-300*[.D225]; [.E224]+[.B225]-190-300*[.D225]))" office:value-type="float" office:value="1875" calcext:value-type="float">
            <text:p>187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13" calcext:value-type="date">
            <text:p>13.08.2022</text:p>
          </table:table-cell>
          <table:table-cell office:value-type="float" office:value="0" calcext:value-type="float">
            <text:p>0</text:p>
          </table:table-cell>
          <table:table-cell table:formula="of:=IF([.B226]=0; [.C225]+1; 0)" office:value-type="float" office:value="2" calcext:value-type="float">
            <text:p>2</text:p>
          </table:table-cell>
          <table:table-cell table:formula="of:=IF(AND([.C226]&lt;&gt;0; MOD([.C226]; 5) = 0); 1; 0)" office:value-type="float" office:value="0" calcext:value-type="float">
            <text:p>0</text:p>
          </table:table-cell>
          <table:table-cell table:formula="of:= IF(WEEKDAY([.A226])=4; IF([.E225]&lt;0; [.B226]-260-300*[.D226]; [.E225]+[.B226]-260-300*[.D226]); IF([.E225]&lt;0; [.B226]-190-300*[.D226]; [.E225]+[.B226]-190-300*[.D226]))" office:value-type="float" office:value="1685" calcext:value-type="float">
            <text:p>168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14" calcext:value-type="date">
            <text:p>14.08.2022</text:p>
          </table:table-cell>
          <table:table-cell office:value-type="float" office:value="0" calcext:value-type="float">
            <text:p>0</text:p>
          </table:table-cell>
          <table:table-cell table:formula="of:=IF([.B227]=0; [.C226]+1; 0)" office:value-type="float" office:value="3" calcext:value-type="float">
            <text:p>3</text:p>
          </table:table-cell>
          <table:table-cell table:formula="of:=IF(AND([.C227]&lt;&gt;0; MOD([.C227]; 5) = 0); 1; 0)" office:value-type="float" office:value="0" calcext:value-type="float">
            <text:p>0</text:p>
          </table:table-cell>
          <table:table-cell table:formula="of:= IF(WEEKDAY([.A227])=4; IF([.E226]&lt;0; [.B227]-260-300*[.D227]; [.E226]+[.B227]-260-300*[.D227]); IF([.E226]&lt;0; [.B227]-190-300*[.D227]; [.E226]+[.B227]-190-300*[.D227]))" office:value-type="float" office:value="1495" calcext:value-type="float">
            <text:p>149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15" calcext:value-type="date">
            <text:p>15.08.2022</text:p>
          </table:table-cell>
          <table:table-cell office:value-type="float" office:value="0" calcext:value-type="float">
            <text:p>0</text:p>
          </table:table-cell>
          <table:table-cell table:formula="of:=IF([.B228]=0; [.C227]+1; 0)" office:value-type="float" office:value="4" calcext:value-type="float">
            <text:p>4</text:p>
          </table:table-cell>
          <table:table-cell table:formula="of:=IF(AND([.C228]&lt;&gt;0; MOD([.C228]; 5) = 0); 1; 0)" office:value-type="float" office:value="0" calcext:value-type="float">
            <text:p>0</text:p>
          </table:table-cell>
          <table:table-cell table:formula="of:= IF(WEEKDAY([.A228])=4; IF([.E227]&lt;0; [.B228]-260-300*[.D228]; [.E227]+[.B228]-260-300*[.D228]); IF([.E227]&lt;0; [.B228]-190-300*[.D228]; [.E227]+[.B228]-190-300*[.D228]))" office:value-type="float" office:value="1305" calcext:value-type="float">
            <text:p>130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16" calcext:value-type="date">
            <text:p>16.08.2022</text:p>
          </table:table-cell>
          <table:table-cell office:value-type="float" office:value="0" calcext:value-type="float">
            <text:p>0</text:p>
          </table:table-cell>
          <table:table-cell table:formula="of:=IF([.B229]=0; [.C228]+1; 0)" office:value-type="float" office:value="5" calcext:value-type="float">
            <text:p>5</text:p>
          </table:table-cell>
          <table:table-cell table:formula="of:=IF(AND([.C229]&lt;&gt;0; MOD([.C229]; 5) = 0); 1; 0)" office:value-type="float" office:value="1" calcext:value-type="float">
            <text:p>1</text:p>
          </table:table-cell>
          <table:table-cell table:formula="of:= IF(WEEKDAY([.A229])=4; IF([.E228]&lt;0; [.B229]-260-300*[.D229]; [.E228]+[.B229]-260-300*[.D229]); IF([.E228]&lt;0; [.B229]-190-300*[.D229]; [.E228]+[.B229]-190-300*[.D229]))" office:value-type="float" office:value="815" calcext:value-type="float">
            <text:p>81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17" calcext:value-type="date">
            <text:p>17.08.2022</text:p>
          </table:table-cell>
          <table:table-cell office:value-type="float" office:value="0" calcext:value-type="float">
            <text:p>0</text:p>
          </table:table-cell>
          <table:table-cell table:formula="of:=IF([.B230]=0; [.C229]+1; 0)" office:value-type="float" office:value="6" calcext:value-type="float">
            <text:p>6</text:p>
          </table:table-cell>
          <table:table-cell table:formula="of:=IF(AND([.C230]&lt;&gt;0; MOD([.C230]; 5) = 0); 1; 0)" office:value-type="float" office:value="0" calcext:value-type="float">
            <text:p>0</text:p>
          </table:table-cell>
          <table:table-cell table:formula="of:= IF(WEEKDAY([.A230])=4; IF([.E229]&lt;0; [.B230]-260-300*[.D230]; [.E229]+[.B230]-260-300*[.D230]); IF([.E229]&lt;0; [.B230]-190-300*[.D230]; [.E229]+[.B230]-190-300*[.D230]))" office:value-type="float" office:value="555" calcext:value-type="float">
            <text:p>55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18" calcext:value-type="date">
            <text:p>18.08.2022</text:p>
          </table:table-cell>
          <table:table-cell office:value-type="float" office:value="0" calcext:value-type="float">
            <text:p>0</text:p>
          </table:table-cell>
          <table:table-cell table:formula="of:=IF([.B231]=0; [.C230]+1; 0)" office:value-type="float" office:value="7" calcext:value-type="float">
            <text:p>7</text:p>
          </table:table-cell>
          <table:table-cell table:formula="of:=IF(AND([.C231]&lt;&gt;0; MOD([.C231]; 5) = 0); 1; 0)" office:value-type="float" office:value="0" calcext:value-type="float">
            <text:p>0</text:p>
          </table:table-cell>
          <table:table-cell table:formula="of:= IF(WEEKDAY([.A231])=4; IF([.E230]&lt;0; [.B231]-260-300*[.D231]; [.E230]+[.B231]-260-300*[.D231]); IF([.E230]&lt;0; [.B231]-190-300*[.D231]; [.E230]+[.B231]-190-300*[.D231]))" office:value-type="float" office:value="365" calcext:value-type="float">
            <text:p>36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19" calcext:value-type="date">
            <text:p>19.08.2022</text:p>
          </table:table-cell>
          <table:table-cell office:value-type="float" office:value="0" calcext:value-type="float">
            <text:p>0</text:p>
          </table:table-cell>
          <table:table-cell table:formula="of:=IF([.B232]=0; [.C231]+1; 0)" office:value-type="float" office:value="8" calcext:value-type="float">
            <text:p>8</text:p>
          </table:table-cell>
          <table:table-cell table:formula="of:=IF(AND([.C232]&lt;&gt;0; MOD([.C232]; 5) = 0); 1; 0)" office:value-type="float" office:value="0" calcext:value-type="float">
            <text:p>0</text:p>
          </table:table-cell>
          <table:table-cell table:formula="of:= IF(WEEKDAY([.A232])=4; IF([.E231]&lt;0; [.B232]-260-300*[.D232]; [.E231]+[.B232]-260-300*[.D232]); IF([.E231]&lt;0; [.B232]-190-300*[.D232]; [.E231]+[.B232]-190-300*[.D232])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20" calcext:value-type="date">
            <text:p>20.08.2022</text:p>
          </table:table-cell>
          <table:table-cell office:value-type="float" office:value="0" calcext:value-type="float">
            <text:p>0</text:p>
          </table:table-cell>
          <table:table-cell table:formula="of:=IF([.B233]=0; [.C232]+1; 0)" office:value-type="float" office:value="9" calcext:value-type="float">
            <text:p>9</text:p>
          </table:table-cell>
          <table:table-cell table:formula="of:=IF(AND([.C233]&lt;&gt;0; MOD([.C233]; 5) = 0); 1; 0)" office:value-type="float" office:value="0" calcext:value-type="float">
            <text:p>0</text:p>
          </table:table-cell>
          <table:table-cell table:formula="of:= IF(WEEKDAY([.A233])=4; IF([.E232]&lt;0; [.B233]-260-300*[.D233]; [.E232]+[.B233]-260-300*[.D233]); IF([.E232]&lt;0; [.B233]-190-300*[.D233]; [.E232]+[.B233]-190-300*[.D233]))" office:value-type="float" office:value="-15" calcext:value-type="float">
            <text:p>-1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21" calcext:value-type="date">
            <text:p>21.08.2022</text:p>
          </table:table-cell>
          <table:table-cell office:value-type="float" office:value="0" calcext:value-type="float">
            <text:p>0</text:p>
          </table:table-cell>
          <table:table-cell table:formula="of:=IF([.B234]=0; [.C233]+1; 0)" office:value-type="float" office:value="10" calcext:value-type="float">
            <text:p>10</text:p>
          </table:table-cell>
          <table:table-cell table:formula="of:=IF(AND([.C234]&lt;&gt;0; MOD([.C234]; 5) = 0); 1; 0)" office:value-type="float" office:value="1" calcext:value-type="float">
            <text:p>1</text:p>
          </table:table-cell>
          <table:table-cell table:formula="of:= IF(WEEKDAY([.A234])=4; IF([.E233]&lt;0; [.B234]-260-300*[.D234]; [.E233]+[.B234]-260-300*[.D234]); IF([.E233]&lt;0; [.B234]-190-300*[.D234]; [.E233]+[.B234]-190-300*[.D234]))" office:value-type="float" office:value="-490" calcext:value-type="float">
            <text:p>-4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22" calcext:value-type="date">
            <text:p>22.08.2022</text:p>
          </table:table-cell>
          <table:table-cell office:value-type="float" office:value="0" calcext:value-type="float">
            <text:p>0</text:p>
          </table:table-cell>
          <table:table-cell table:formula="of:=IF([.B235]=0; [.C234]+1; 0)" office:value-type="float" office:value="11" calcext:value-type="float">
            <text:p>11</text:p>
          </table:table-cell>
          <table:table-cell table:formula="of:=IF(AND([.C235]&lt;&gt;0; MOD([.C235]; 5) = 0); 1; 0)" office:value-type="float" office:value="0" calcext:value-type="float">
            <text:p>0</text:p>
          </table:table-cell>
          <table:table-cell table:formula="of:= IF(WEEKDAY([.A235])=4; IF([.E234]&lt;0; [.B235]-260-300*[.D235]; [.E234]+[.B235]-260-300*[.D235]); IF([.E234]&lt;0; [.B235]-190-300*[.D235]; [.E234]+[.B235]-190-300*[.D235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23" calcext:value-type="date">
            <text:p>23.08.2022</text:p>
          </table:table-cell>
          <table:table-cell office:value-type="float" office:value="0" calcext:value-type="float">
            <text:p>0</text:p>
          </table:table-cell>
          <table:table-cell table:formula="of:=IF([.B236]=0; [.C235]+1; 0)" office:value-type="float" office:value="12" calcext:value-type="float">
            <text:p>12</text:p>
          </table:table-cell>
          <table:table-cell table:formula="of:=IF(AND([.C236]&lt;&gt;0; MOD([.C236]; 5) = 0); 1; 0)" office:value-type="float" office:value="0" calcext:value-type="float">
            <text:p>0</text:p>
          </table:table-cell>
          <table:table-cell table:formula="of:= IF(WEEKDAY([.A236])=4; IF([.E235]&lt;0; [.B236]-260-300*[.D236]; [.E235]+[.B236]-260-300*[.D236]); IF([.E235]&lt;0; [.B236]-190-300*[.D236]; [.E235]+[.B236]-190-300*[.D236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24" calcext:value-type="date">
            <text:p>24.08.2022</text:p>
          </table:table-cell>
          <table:table-cell office:value-type="float" office:value="0" calcext:value-type="float">
            <text:p>0</text:p>
          </table:table-cell>
          <table:table-cell table:formula="of:=IF([.B237]=0; [.C236]+1; 0)" office:value-type="float" office:value="13" calcext:value-type="float">
            <text:p>13</text:p>
          </table:table-cell>
          <table:table-cell table:formula="of:=IF(AND([.C237]&lt;&gt;0; MOD([.C237]; 5) = 0); 1; 0)" office:value-type="float" office:value="0" calcext:value-type="float">
            <text:p>0</text:p>
          </table:table-cell>
          <table:table-cell table:formula="of:= IF(WEEKDAY([.A237])=4; IF([.E236]&lt;0; [.B237]-260-300*[.D237]; [.E236]+[.B237]-260-300*[.D237]); IF([.E236]&lt;0; [.B237]-190-300*[.D237]; [.E236]+[.B237]-190-300*[.D237]))" office:value-type="float" office:value="-260" calcext:value-type="float">
            <text:p>-2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25" calcext:value-type="date">
            <text:p>25.08.2022</text:p>
          </table:table-cell>
          <table:table-cell office:value-type="float" office:value="0" calcext:value-type="float">
            <text:p>0</text:p>
          </table:table-cell>
          <table:table-cell table:formula="of:=IF([.B238]=0; [.C237]+1; 0)" office:value-type="float" office:value="14" calcext:value-type="float">
            <text:p>14</text:p>
          </table:table-cell>
          <table:table-cell table:formula="of:=IF(AND([.C238]&lt;&gt;0; MOD([.C238]; 5) = 0); 1; 0)" office:value-type="float" office:value="0" calcext:value-type="float">
            <text:p>0</text:p>
          </table:table-cell>
          <table:table-cell table:formula="of:= IF(WEEKDAY([.A238])=4; IF([.E237]&lt;0; [.B238]-260-300*[.D238]; [.E237]+[.B238]-260-300*[.D238]); IF([.E237]&lt;0; [.B238]-190-300*[.D238]; [.E237]+[.B238]-190-300*[.D238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26" calcext:value-type="date">
            <text:p>26.08.2022</text:p>
          </table:table-cell>
          <table:table-cell office:value-type="float" office:value="0" calcext:value-type="float">
            <text:p>0</text:p>
          </table:table-cell>
          <table:table-cell table:formula="of:=IF([.B239]=0; [.C238]+1; 0)" office:value-type="float" office:value="15" calcext:value-type="float">
            <text:p>15</text:p>
          </table:table-cell>
          <table:table-cell table:formula="of:=IF(AND([.C239]&lt;&gt;0; MOD([.C239]; 5) = 0); 1; 0)" office:value-type="float" office:value="1" calcext:value-type="float">
            <text:p>1</text:p>
          </table:table-cell>
          <table:table-cell table:formula="of:= IF(WEEKDAY([.A239])=4; IF([.E238]&lt;0; [.B239]-260-300*[.D239]; [.E238]+[.B239]-260-300*[.D239]); IF([.E238]&lt;0; [.B239]-190-300*[.D239]; [.E238]+[.B239]-190-300*[.D239]))" office:value-type="float" office:value="-490" calcext:value-type="float">
            <text:p>-4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27" calcext:value-type="date">
            <text:p>27.08.2022</text:p>
          </table:table-cell>
          <table:table-cell office:value-type="float" office:value="0" calcext:value-type="float">
            <text:p>0</text:p>
          </table:table-cell>
          <table:table-cell table:formula="of:=IF([.B240]=0; [.C239]+1; 0)" office:value-type="float" office:value="16" calcext:value-type="float">
            <text:p>16</text:p>
          </table:table-cell>
          <table:table-cell table:formula="of:=IF(AND([.C240]&lt;&gt;0; MOD([.C240]; 5) = 0); 1; 0)" office:value-type="float" office:value="0" calcext:value-type="float">
            <text:p>0</text:p>
          </table:table-cell>
          <table:table-cell table:formula="of:= IF(WEEKDAY([.A240])=4; IF([.E239]&lt;0; [.B240]-260-300*[.D240]; [.E239]+[.B240]-260-300*[.D240]); IF([.E239]&lt;0; [.B240]-190-300*[.D240]; [.E239]+[.B240]-190-300*[.D240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28" calcext:value-type="date">
            <text:p>28.08.2022</text:p>
          </table:table-cell>
          <table:table-cell office:value-type="float" office:value="0" calcext:value-type="float">
            <text:p>0</text:p>
          </table:table-cell>
          <table:table-cell table:formula="of:=IF([.B241]=0; [.C240]+1; 0)" office:value-type="float" office:value="17" calcext:value-type="float">
            <text:p>17</text:p>
          </table:table-cell>
          <table:table-cell table:formula="of:=IF(AND([.C241]&lt;&gt;0; MOD([.C241]; 5) = 0); 1; 0)" office:value-type="float" office:value="0" calcext:value-type="float">
            <text:p>0</text:p>
          </table:table-cell>
          <table:table-cell table:formula="of:= IF(WEEKDAY([.A241])=4; IF([.E240]&lt;0; [.B241]-260-300*[.D241]; [.E240]+[.B241]-260-300*[.D241]); IF([.E240]&lt;0; [.B241]-190-300*[.D241]; [.E240]+[.B241]-190-300*[.D241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29" calcext:value-type="date">
            <text:p>29.08.2022</text:p>
          </table:table-cell>
          <table:table-cell office:value-type="float" office:value="0" calcext:value-type="float">
            <text:p>0</text:p>
          </table:table-cell>
          <table:table-cell table:formula="of:=IF([.B242]=0; [.C241]+1; 0)" office:value-type="float" office:value="18" calcext:value-type="float">
            <text:p>18</text:p>
          </table:table-cell>
          <table:table-cell table:formula="of:=IF(AND([.C242]&lt;&gt;0; MOD([.C242]; 5) = 0); 1; 0)" office:value-type="float" office:value="0" calcext:value-type="float">
            <text:p>0</text:p>
          </table:table-cell>
          <table:table-cell table:formula="of:= IF(WEEKDAY([.A242])=4; IF([.E241]&lt;0; [.B242]-260-300*[.D242]; [.E241]+[.B242]-260-300*[.D242]); IF([.E241]&lt;0; [.B242]-190-300*[.D242]; [.E241]+[.B242]-190-300*[.D242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30" calcext:value-type="date">
            <text:p>30.08.2022</text:p>
          </table:table-cell>
          <table:table-cell office:value-type="float" office:value="0" calcext:value-type="float">
            <text:p>0</text:p>
          </table:table-cell>
          <table:table-cell table:formula="of:=IF([.B243]=0; [.C242]+1; 0)" office:value-type="float" office:value="19" calcext:value-type="float">
            <text:p>19</text:p>
          </table:table-cell>
          <table:table-cell table:formula="of:=IF(AND([.C243]&lt;&gt;0; MOD([.C243]; 5) = 0); 1; 0)" office:value-type="float" office:value="0" calcext:value-type="float">
            <text:p>0</text:p>
          </table:table-cell>
          <table:table-cell table:formula="of:= IF(WEEKDAY([.A243])=4; IF([.E242]&lt;0; [.B243]-260-300*[.D243]; [.E242]+[.B243]-260-300*[.D243]); IF([.E242]&lt;0; [.B243]-190-300*[.D243]; [.E242]+[.B243]-190-300*[.D243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8-31" calcext:value-type="date">
            <text:p>31.08.2022</text:p>
          </table:table-cell>
          <table:table-cell office:value-type="float" office:value="0" calcext:value-type="float">
            <text:p>0</text:p>
          </table:table-cell>
          <table:table-cell table:formula="of:=IF([.B244]=0; [.C243]+1; 0)" office:value-type="float" office:value="20" calcext:value-type="float">
            <text:p>20</text:p>
          </table:table-cell>
          <table:table-cell table:formula="of:=IF(AND([.C244]&lt;&gt;0; MOD([.C244]; 5) = 0); 1; 0)" office:value-type="float" office:value="1" calcext:value-type="float">
            <text:p>1</text:p>
          </table:table-cell>
          <table:table-cell table:formula="of:= IF(WEEKDAY([.A244])=4; IF([.E243]&lt;0; [.B244]-260-300*[.D244]; [.E243]+[.B244]-260-300*[.D244]); IF([.E243]&lt;0; [.B244]-190-300*[.D244]; [.E243]+[.B244]-190-300*[.D244]))" office:value-type="float" office:value="-560" calcext:value-type="float">
            <text:p>-560</text:p>
          </table:table-cell>
          <table:table-cell table:number-columns-repeated="5"/>
        </table:table-row>
        <table:table-row table:style-name="ro1">
          <table:table-cell table:style-name="ce2" office:value-type="date" office:date-value="2022-09-01" calcext:value-type="date">
            <text:p>1.09.2022</text:p>
          </table:table-cell>
          <table:table-cell office:value-type="float" office:value="0" calcext:value-type="float">
            <text:p>0</text:p>
          </table:table-cell>
          <table:table-cell table:formula="of:=IF([.B245]=0; [.C244]+1; 0)" office:value-type="float" office:value="21" calcext:value-type="float">
            <text:p>21</text:p>
          </table:table-cell>
          <table:table-cell table:formula="of:=IF(AND([.C245]&lt;&gt;0; MOD([.C245]; 5) = 0); 1; 0)" office:value-type="float" office:value="0" calcext:value-type="float">
            <text:p>0</text:p>
          </table:table-cell>
          <table:table-cell table:formula="of:= IF(WEEKDAY([.A245])=4; IF([.E244]&lt;0; [.B245]-260-300*[.D245]; [.E244]+[.B245]-260-300*[.D245]); IF([.E244]&lt;0; [.B245]-190-300*[.D245]; [.E244]+[.B245]-190-300*[.D245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02" calcext:value-type="date">
            <text:p>2.09.2022</text:p>
          </table:table-cell>
          <table:table-cell office:value-type="float" office:value="388" calcext:value-type="float">
            <text:p>388</text:p>
          </table:table-cell>
          <table:table-cell table:formula="of:=IF([.B246]=0; [.C245]+1; 0)" office:value-type="float" office:value="0" calcext:value-type="float">
            <text:p>0</text:p>
          </table:table-cell>
          <table:table-cell table:formula="of:=IF(AND([.C246]&lt;&gt;0; MOD([.C246]; 5) = 0); 1; 0)" office:value-type="float" office:value="0" calcext:value-type="float">
            <text:p>0</text:p>
          </table:table-cell>
          <table:table-cell table:formula="of:= IF(WEEKDAY([.A246])=4; IF([.E245]&lt;0; [.B246]-260-300*[.D246]; [.E245]+[.B246]-260-300*[.D246]); IF([.E245]&lt;0; [.B246]-190-300*[.D246]; [.E245]+[.B246]-190-300*[.D246]))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03" calcext:value-type="date">
            <text:p>3.09.2022</text:p>
          </table:table-cell>
          <table:table-cell office:value-type="float" office:value="415" calcext:value-type="float">
            <text:p>415</text:p>
          </table:table-cell>
          <table:table-cell table:formula="of:=IF([.B247]=0; [.C246]+1; 0)" office:value-type="float" office:value="0" calcext:value-type="float">
            <text:p>0</text:p>
          </table:table-cell>
          <table:table-cell table:formula="of:=IF(AND([.C247]&lt;&gt;0; MOD([.C247]; 5) = 0); 1; 0)" office:value-type="float" office:value="0" calcext:value-type="float">
            <text:p>0</text:p>
          </table:table-cell>
          <table:table-cell table:formula="of:= IF(WEEKDAY([.A247])=4; IF([.E246]&lt;0; [.B247]-260-300*[.D247]; [.E246]+[.B247]-260-300*[.D247]); IF([.E246]&lt;0; [.B247]-190-300*[.D247]; [.E246]+[.B247]-190-300*[.D247]))" office:value-type="float" office:value="423" calcext:value-type="float">
            <text:p>42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04" calcext:value-type="date">
            <text:p>4.09.2022</text:p>
          </table:table-cell>
          <table:table-cell office:value-type="float" office:value="560" calcext:value-type="float">
            <text:p>560</text:p>
          </table:table-cell>
          <table:table-cell table:formula="of:=IF([.B248]=0; [.C247]+1; 0)" office:value-type="float" office:value="0" calcext:value-type="float">
            <text:p>0</text:p>
          </table:table-cell>
          <table:table-cell table:formula="of:=IF(AND([.C248]&lt;&gt;0; MOD([.C248]; 5) = 0); 1; 0)" office:value-type="float" office:value="0" calcext:value-type="float">
            <text:p>0</text:p>
          </table:table-cell>
          <table:table-cell table:formula="of:= IF(WEEKDAY([.A248])=4; IF([.E247]&lt;0; [.B248]-260-300*[.D248]; [.E247]+[.B248]-260-300*[.D248]); IF([.E247]&lt;0; [.B248]-190-300*[.D248]; [.E247]+[.B248]-190-300*[.D248]))" office:value-type="float" office:value="793" calcext:value-type="float">
            <text:p>79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05" calcext:value-type="date">
            <text:p>5.09.2022</text:p>
          </table:table-cell>
          <table:table-cell office:value-type="float" office:value="467" calcext:value-type="float">
            <text:p>467</text:p>
          </table:table-cell>
          <table:table-cell table:formula="of:=IF([.B249]=0; [.C248]+1; 0)" office:value-type="float" office:value="0" calcext:value-type="float">
            <text:p>0</text:p>
          </table:table-cell>
          <table:table-cell table:formula="of:=IF(AND([.C249]&lt;&gt;0; MOD([.C249]; 5) = 0); 1; 0)" office:value-type="float" office:value="0" calcext:value-type="float">
            <text:p>0</text:p>
          </table:table-cell>
          <table:table-cell table:formula="of:= IF(WEEKDAY([.A249])=4; IF([.E248]&lt;0; [.B249]-260-300*[.D249]; [.E248]+[.B249]-260-300*[.D249]); IF([.E248]&lt;0; [.B249]-190-300*[.D249]; [.E248]+[.B249]-190-300*[.D249]))" office:value-type="float" office:value="1070" calcext:value-type="float">
            <text:p>107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06" calcext:value-type="date">
            <text:p>6.09.2022</text:p>
          </table:table-cell>
          <table:table-cell office:value-type="float" office:value="517" calcext:value-type="float">
            <text:p>517</text:p>
          </table:table-cell>
          <table:table-cell table:formula="of:=IF([.B250]=0; [.C249]+1; 0)" office:value-type="float" office:value="0" calcext:value-type="float">
            <text:p>0</text:p>
          </table:table-cell>
          <table:table-cell table:formula="of:=IF(AND([.C250]&lt;&gt;0; MOD([.C250]; 5) = 0); 1; 0)" office:value-type="float" office:value="0" calcext:value-type="float">
            <text:p>0</text:p>
          </table:table-cell>
          <table:table-cell table:formula="of:= IF(WEEKDAY([.A250])=4; IF([.E249]&lt;0; [.B250]-260-300*[.D250]; [.E249]+[.B250]-260-300*[.D250]); IF([.E249]&lt;0; [.B250]-190-300*[.D250]; [.E249]+[.B250]-190-300*[.D250]))" office:value-type="float" office:value="1397" calcext:value-type="float">
            <text:p>139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07" calcext:value-type="date">
            <text:p>7.09.2022</text:p>
          </table:table-cell>
          <table:table-cell office:value-type="float" office:value="552" calcext:value-type="float">
            <text:p>552</text:p>
          </table:table-cell>
          <table:table-cell table:formula="of:=IF([.B251]=0; [.C250]+1; 0)" office:value-type="float" office:value="0" calcext:value-type="float">
            <text:p>0</text:p>
          </table:table-cell>
          <table:table-cell table:formula="of:=IF(AND([.C251]&lt;&gt;0; MOD([.C251]; 5) = 0); 1; 0)" office:value-type="float" office:value="0" calcext:value-type="float">
            <text:p>0</text:p>
          </table:table-cell>
          <table:table-cell table:formula="of:= IF(WEEKDAY([.A251])=4; IF([.E250]&lt;0; [.B251]-260-300*[.D251]; [.E250]+[.B251]-260-300*[.D251]); IF([.E250]&lt;0; [.B251]-190-300*[.D251]; [.E250]+[.B251]-190-300*[.D251]))" office:value-type="float" office:value="1689" calcext:value-type="float">
            <text:p>168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08" calcext:value-type="date">
            <text:p>8.09.2022</text:p>
          </table:table-cell>
          <table:table-cell office:value-type="float" office:value="0" calcext:value-type="float">
            <text:p>0</text:p>
          </table:table-cell>
          <table:table-cell table:formula="of:=IF([.B252]=0; [.C251]+1; 0)" office:value-type="float" office:value="1" calcext:value-type="float">
            <text:p>1</text:p>
          </table:table-cell>
          <table:table-cell table:formula="of:=IF(AND([.C252]&lt;&gt;0; MOD([.C252]; 5) = 0); 1; 0)" office:value-type="float" office:value="0" calcext:value-type="float">
            <text:p>0</text:p>
          </table:table-cell>
          <table:table-cell table:formula="of:= IF(WEEKDAY([.A252])=4; IF([.E251]&lt;0; [.B252]-260-300*[.D252]; [.E251]+[.B252]-260-300*[.D252]); IF([.E251]&lt;0; [.B252]-190-300*[.D252]; [.E251]+[.B252]-190-300*[.D252]))" office:value-type="float" office:value="1499" calcext:value-type="float">
            <text:p>149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09" calcext:value-type="date">
            <text:p>9.09.2022</text:p>
          </table:table-cell>
          <table:table-cell office:value-type="float" office:value="0" calcext:value-type="float">
            <text:p>0</text:p>
          </table:table-cell>
          <table:table-cell table:formula="of:=IF([.B253]=0; [.C252]+1; 0)" office:value-type="float" office:value="2" calcext:value-type="float">
            <text:p>2</text:p>
          </table:table-cell>
          <table:table-cell table:formula="of:=IF(AND([.C253]&lt;&gt;0; MOD([.C253]; 5) = 0); 1; 0)" office:value-type="float" office:value="0" calcext:value-type="float">
            <text:p>0</text:p>
          </table:table-cell>
          <table:table-cell table:formula="of:= IF(WEEKDAY([.A253])=4; IF([.E252]&lt;0; [.B253]-260-300*[.D253]; [.E252]+[.B253]-260-300*[.D253]); IF([.E252]&lt;0; [.B253]-190-300*[.D253]; [.E252]+[.B253]-190-300*[.D253]))" office:value-type="float" office:value="1309" calcext:value-type="float">
            <text:p>130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10" calcext:value-type="date">
            <text:p>10.09.2022</text:p>
          </table:table-cell>
          <table:table-cell office:value-type="float" office:value="0" calcext:value-type="float">
            <text:p>0</text:p>
          </table:table-cell>
          <table:table-cell table:formula="of:=IF([.B254]=0; [.C253]+1; 0)" office:value-type="float" office:value="3" calcext:value-type="float">
            <text:p>3</text:p>
          </table:table-cell>
          <table:table-cell table:formula="of:=IF(AND([.C254]&lt;&gt;0; MOD([.C254]; 5) = 0); 1; 0)" office:value-type="float" office:value="0" calcext:value-type="float">
            <text:p>0</text:p>
          </table:table-cell>
          <table:table-cell table:formula="of:= IF(WEEKDAY([.A254])=4; IF([.E253]&lt;0; [.B254]-260-300*[.D254]; [.E253]+[.B254]-260-300*[.D254]); IF([.E253]&lt;0; [.B254]-190-300*[.D254]; [.E253]+[.B254]-190-300*[.D254]))" office:value-type="float" office:value="1119" calcext:value-type="float">
            <text:p>111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11" calcext:value-type="date">
            <text:p>11.09.2022</text:p>
          </table:table-cell>
          <table:table-cell office:value-type="float" office:value="0" calcext:value-type="float">
            <text:p>0</text:p>
          </table:table-cell>
          <table:table-cell table:formula="of:=IF([.B255]=0; [.C254]+1; 0)" office:value-type="float" office:value="4" calcext:value-type="float">
            <text:p>4</text:p>
          </table:table-cell>
          <table:table-cell table:formula="of:=IF(AND([.C255]&lt;&gt;0; MOD([.C255]; 5) = 0); 1; 0)" office:value-type="float" office:value="0" calcext:value-type="float">
            <text:p>0</text:p>
          </table:table-cell>
          <table:table-cell table:formula="of:= IF(WEEKDAY([.A255])=4; IF([.E254]&lt;0; [.B255]-260-300*[.D255]; [.E254]+[.B255]-260-300*[.D255]); IF([.E254]&lt;0; [.B255]-190-300*[.D255]; [.E254]+[.B255]-190-300*[.D255]))" office:value-type="float" office:value="929" calcext:value-type="float">
            <text:p>92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12" calcext:value-type="date">
            <text:p>12.09.2022</text:p>
          </table:table-cell>
          <table:table-cell office:value-type="float" office:value="435" calcext:value-type="float">
            <text:p>435</text:p>
          </table:table-cell>
          <table:table-cell table:formula="of:=IF([.B256]=0; [.C255]+1; 0)" office:value-type="float" office:value="0" calcext:value-type="float">
            <text:p>0</text:p>
          </table:table-cell>
          <table:table-cell table:formula="of:=IF(AND([.C256]&lt;&gt;0; MOD([.C256]; 5) = 0); 1; 0)" office:value-type="float" office:value="0" calcext:value-type="float">
            <text:p>0</text:p>
          </table:table-cell>
          <table:table-cell table:formula="of:= IF(WEEKDAY([.A256])=4; IF([.E255]&lt;0; [.B256]-260-300*[.D256]; [.E255]+[.B256]-260-300*[.D256]); IF([.E255]&lt;0; [.B256]-190-300*[.D256]; [.E255]+[.B256]-190-300*[.D256]))" office:value-type="float" office:value="1174" calcext:value-type="float">
            <text:p>117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13" calcext:value-type="date">
            <text:p>13.09.2022</text:p>
          </table:table-cell>
          <table:table-cell office:value-type="float" office:value="406" calcext:value-type="float">
            <text:p>406</text:p>
          </table:table-cell>
          <table:table-cell table:formula="of:=IF([.B257]=0; [.C256]+1; 0)" office:value-type="float" office:value="0" calcext:value-type="float">
            <text:p>0</text:p>
          </table:table-cell>
          <table:table-cell table:formula="of:=IF(AND([.C257]&lt;&gt;0; MOD([.C257]; 5) = 0); 1; 0)" office:value-type="float" office:value="0" calcext:value-type="float">
            <text:p>0</text:p>
          </table:table-cell>
          <table:table-cell table:formula="of:= IF(WEEKDAY([.A257])=4; IF([.E256]&lt;0; [.B257]-260-300*[.D257]; [.E256]+[.B257]-260-300*[.D257]); IF([.E256]&lt;0; [.B257]-190-300*[.D257]; [.E256]+[.B257]-190-300*[.D257]))" office:value-type="float" office:value="1390" calcext:value-type="float">
            <text:p>13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14" calcext:value-type="date">
            <text:p>14.09.2022</text:p>
          </table:table-cell>
          <table:table-cell office:value-type="float" office:value="0" calcext:value-type="float">
            <text:p>0</text:p>
          </table:table-cell>
          <table:table-cell table:formula="of:=IF([.B258]=0; [.C257]+1; 0)" office:value-type="float" office:value="1" calcext:value-type="float">
            <text:p>1</text:p>
          </table:table-cell>
          <table:table-cell table:formula="of:=IF(AND([.C258]&lt;&gt;0; MOD([.C258]; 5) = 0); 1; 0)" office:value-type="float" office:value="0" calcext:value-type="float">
            <text:p>0</text:p>
          </table:table-cell>
          <table:table-cell table:formula="of:= IF(WEEKDAY([.A258])=4; IF([.E257]&lt;0; [.B258]-260-300*[.D258]; [.E257]+[.B258]-260-300*[.D258]); IF([.E257]&lt;0; [.B258]-190-300*[.D258]; [.E257]+[.B258]-190-300*[.D258]))" office:value-type="float" office:value="1130" calcext:value-type="float">
            <text:p>113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15" calcext:value-type="date">
            <text:p>15.09.2022</text:p>
          </table:table-cell>
          <table:table-cell office:value-type="float" office:value="0" calcext:value-type="float">
            <text:p>0</text:p>
          </table:table-cell>
          <table:table-cell table:formula="of:=IF([.B259]=0; [.C258]+1; 0)" office:value-type="float" office:value="2" calcext:value-type="float">
            <text:p>2</text:p>
          </table:table-cell>
          <table:table-cell table:formula="of:=IF(AND([.C259]&lt;&gt;0; MOD([.C259]; 5) = 0); 1; 0)" office:value-type="float" office:value="0" calcext:value-type="float">
            <text:p>0</text:p>
          </table:table-cell>
          <table:table-cell table:formula="of:= IF(WEEKDAY([.A259])=4; IF([.E258]&lt;0; [.B259]-260-300*[.D259]; [.E258]+[.B259]-260-300*[.D259]); IF([.E258]&lt;0; [.B259]-190-300*[.D259]; [.E258]+[.B259]-190-300*[.D259]))" office:value-type="float" office:value="940" calcext:value-type="float">
            <text:p>94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16" calcext:value-type="date">
            <text:p>16.09.2022</text:p>
          </table:table-cell>
          <table:table-cell office:value-type="float" office:value="0" calcext:value-type="float">
            <text:p>0</text:p>
          </table:table-cell>
          <table:table-cell table:formula="of:=IF([.B260]=0; [.C259]+1; 0)" office:value-type="float" office:value="3" calcext:value-type="float">
            <text:p>3</text:p>
          </table:table-cell>
          <table:table-cell table:formula="of:=IF(AND([.C260]&lt;&gt;0; MOD([.C260]; 5) = 0); 1; 0)" office:value-type="float" office:value="0" calcext:value-type="float">
            <text:p>0</text:p>
          </table:table-cell>
          <table:table-cell table:formula="of:= IF(WEEKDAY([.A260])=4; IF([.E259]&lt;0; [.B260]-260-300*[.D260]; [.E259]+[.B260]-260-300*[.D260]); IF([.E259]&lt;0; [.B260]-190-300*[.D260]; [.E259]+[.B260]-190-300*[.D260]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17" calcext:value-type="date">
            <text:p>17.09.2022</text:p>
          </table:table-cell>
          <table:table-cell office:value-type="float" office:value="0" calcext:value-type="float">
            <text:p>0</text:p>
          </table:table-cell>
          <table:table-cell table:formula="of:=IF([.B261]=0; [.C260]+1; 0)" office:value-type="float" office:value="4" calcext:value-type="float">
            <text:p>4</text:p>
          </table:table-cell>
          <table:table-cell table:formula="of:=IF(AND([.C261]&lt;&gt;0; MOD([.C261]; 5) = 0); 1; 0)" office:value-type="float" office:value="0" calcext:value-type="float">
            <text:p>0</text:p>
          </table:table-cell>
          <table:table-cell table:formula="of:= IF(WEEKDAY([.A261])=4; IF([.E260]&lt;0; [.B261]-260-300*[.D261]; [.E260]+[.B261]-260-300*[.D261]); IF([.E260]&lt;0; [.B261]-190-300*[.D261]; [.E260]+[.B261]-190-300*[.D261]))"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18" calcext:value-type="date">
            <text:p>18.09.2022</text:p>
          </table:table-cell>
          <table:table-cell office:value-type="float" office:value="0" calcext:value-type="float">
            <text:p>0</text:p>
          </table:table-cell>
          <table:table-cell table:formula="of:=IF([.B262]=0; [.C261]+1; 0)" office:value-type="float" office:value="5" calcext:value-type="float">
            <text:p>5</text:p>
          </table:table-cell>
          <table:table-cell table:formula="of:=IF(AND([.C262]&lt;&gt;0; MOD([.C262]; 5) = 0); 1; 0)" office:value-type="float" office:value="1" calcext:value-type="float">
            <text:p>1</text:p>
          </table:table-cell>
          <table:table-cell table:formula="of:= IF(WEEKDAY([.A262])=4; IF([.E261]&lt;0; [.B262]-260-300*[.D262]; [.E261]+[.B262]-260-300*[.D262]); IF([.E261]&lt;0; [.B262]-190-300*[.D262]; [.E261]+[.B262]-190-300*[.D262]))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19" calcext:value-type="date">
            <text:p>19.09.2022</text:p>
          </table:table-cell>
          <table:table-cell office:value-type="float" office:value="353" calcext:value-type="float">
            <text:p>353</text:p>
          </table:table-cell>
          <table:table-cell table:formula="of:=IF([.B263]=0; [.C262]+1; 0)" office:value-type="float" office:value="0" calcext:value-type="float">
            <text:p>0</text:p>
          </table:table-cell>
          <table:table-cell table:formula="of:=IF(AND([.C263]&lt;&gt;0; MOD([.C263]; 5) = 0); 1; 0)" office:value-type="float" office:value="0" calcext:value-type="float">
            <text:p>0</text:p>
          </table:table-cell>
          <table:table-cell table:formula="of:= IF(WEEKDAY([.A263])=4; IF([.E262]&lt;0; [.B263]-260-300*[.D263]; [.E262]+[.B263]-260-300*[.D263]); IF([.E262]&lt;0; [.B263]-190-300*[.D263]; [.E262]+[.B263]-190-300*[.D263]))" office:value-type="float" office:value="233" calcext:value-type="float">
            <text:p>23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20" calcext:value-type="date">
            <text:p>20.09.2022</text:p>
          </table:table-cell>
          <table:table-cell office:value-type="float" office:value="476" calcext:value-type="float">
            <text:p>476</text:p>
          </table:table-cell>
          <table:table-cell table:formula="of:=IF([.B264]=0; [.C263]+1; 0)" office:value-type="float" office:value="0" calcext:value-type="float">
            <text:p>0</text:p>
          </table:table-cell>
          <table:table-cell table:formula="of:=IF(AND([.C264]&lt;&gt;0; MOD([.C264]; 5) = 0); 1; 0)" office:value-type="float" office:value="0" calcext:value-type="float">
            <text:p>0</text:p>
          </table:table-cell>
          <table:table-cell table:formula="of:= IF(WEEKDAY([.A264])=4; IF([.E263]&lt;0; [.B264]-260-300*[.D264]; [.E263]+[.B264]-260-300*[.D264]); IF([.E263]&lt;0; [.B264]-190-300*[.D264]; [.E263]+[.B264]-190-300*[.D264]))"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21" calcext:value-type="date">
            <text:p>21.09.2022</text:p>
          </table:table-cell>
          <table:table-cell office:value-type="float" office:value="383" calcext:value-type="float">
            <text:p>383</text:p>
          </table:table-cell>
          <table:table-cell table:formula="of:=IF([.B265]=0; [.C264]+1; 0)" office:value-type="float" office:value="0" calcext:value-type="float">
            <text:p>0</text:p>
          </table:table-cell>
          <table:table-cell table:formula="of:=IF(AND([.C265]&lt;&gt;0; MOD([.C265]; 5) = 0); 1; 0)" office:value-type="float" office:value="0" calcext:value-type="float">
            <text:p>0</text:p>
          </table:table-cell>
          <table:table-cell table:formula="of:= IF(WEEKDAY([.A265])=4; IF([.E264]&lt;0; [.B265]-260-300*[.D265]; [.E264]+[.B265]-260-300*[.D265]); IF([.E264]&lt;0; [.B265]-190-300*[.D265]; [.E264]+[.B265]-190-300*[.D265]))" office:value-type="float" office:value="642" calcext:value-type="float">
            <text:p>64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22" calcext:value-type="date">
            <text:p>22.09.2022</text:p>
          </table:table-cell>
          <table:table-cell office:value-type="float" office:value="0" calcext:value-type="float">
            <text:p>0</text:p>
          </table:table-cell>
          <table:table-cell table:formula="of:=IF([.B266]=0; [.C265]+1; 0)" office:value-type="float" office:value="1" calcext:value-type="float">
            <text:p>1</text:p>
          </table:table-cell>
          <table:table-cell table:formula="of:=IF(AND([.C266]&lt;&gt;0; MOD([.C266]; 5) = 0); 1; 0)" office:value-type="float" office:value="0" calcext:value-type="float">
            <text:p>0</text:p>
          </table:table-cell>
          <table:table-cell table:formula="of:= IF(WEEKDAY([.A266])=4; IF([.E265]&lt;0; [.B266]-260-300*[.D266]; [.E265]+[.B266]-260-300*[.D266]); IF([.E265]&lt;0; [.B266]-190-300*[.D266]; [.E265]+[.B266]-190-300*[.D266]))" office:value-type="float" office:value="452" calcext:value-type="float">
            <text:p>45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23" calcext:value-type="date">
            <text:p>23.09.2022</text:p>
          </table:table-cell>
          <table:table-cell office:value-type="float" office:value="0" calcext:value-type="float">
            <text:p>0</text:p>
          </table:table-cell>
          <table:table-cell table:formula="of:=IF([.B267]=0; [.C266]+1; 0)" office:value-type="float" office:value="2" calcext:value-type="float">
            <text:p>2</text:p>
          </table:table-cell>
          <table:table-cell table:formula="of:=IF(AND([.C267]&lt;&gt;0; MOD([.C267]; 5) = 0); 1; 0)" office:value-type="float" office:value="0" calcext:value-type="float">
            <text:p>0</text:p>
          </table:table-cell>
          <table:table-cell table:formula="of:= IF(WEEKDAY([.A267])=4; IF([.E266]&lt;0; [.B267]-260-300*[.D267]; [.E266]+[.B267]-260-300*[.D267]); IF([.E266]&lt;0; [.B267]-190-300*[.D267]; [.E266]+[.B267]-190-300*[.D267]))"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24" calcext:value-type="date">
            <text:p>24.09.2022</text:p>
          </table:table-cell>
          <table:table-cell office:value-type="float" office:value="0" calcext:value-type="float">
            <text:p>0</text:p>
          </table:table-cell>
          <table:table-cell table:formula="of:=IF([.B268]=0; [.C267]+1; 0)" office:value-type="float" office:value="3" calcext:value-type="float">
            <text:p>3</text:p>
          </table:table-cell>
          <table:table-cell table:formula="of:=IF(AND([.C268]&lt;&gt;0; MOD([.C268]; 5) = 0); 1; 0)" office:value-type="float" office:value="0" calcext:value-type="float">
            <text:p>0</text:p>
          </table:table-cell>
          <table:table-cell table:formula="of:= IF(WEEKDAY([.A268])=4; IF([.E267]&lt;0; [.B268]-260-300*[.D268]; [.E267]+[.B268]-260-300*[.D268]); IF([.E267]&lt;0; [.B268]-190-300*[.D268]; [.E267]+[.B268]-190-300*[.D268])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25" calcext:value-type="date">
            <text:p>25.09.2022</text:p>
          </table:table-cell>
          <table:table-cell office:value-type="float" office:value="0" calcext:value-type="float">
            <text:p>0</text:p>
          </table:table-cell>
          <table:table-cell table:formula="of:=IF([.B269]=0; [.C268]+1; 0)" office:value-type="float" office:value="4" calcext:value-type="float">
            <text:p>4</text:p>
          </table:table-cell>
          <table:table-cell table:formula="of:=IF(AND([.C269]&lt;&gt;0; MOD([.C269]; 5) = 0); 1; 0)" office:value-type="float" office:value="0" calcext:value-type="float">
            <text:p>0</text:p>
          </table:table-cell>
          <table:table-cell table:formula="of:= IF(WEEKDAY([.A269])=4; IF([.E268]&lt;0; [.B269]-260-300*[.D269]; [.E268]+[.B269]-260-300*[.D269]); IF([.E268]&lt;0; [.B269]-190-300*[.D269]; [.E268]+[.B269]-190-300*[.D269]))" office:value-type="float" office:value="-118" calcext:value-type="float">
            <text:p>-11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26" calcext:value-type="date">
            <text:p>26.09.2022</text:p>
          </table:table-cell>
          <table:table-cell office:value-type="float" office:value="0" calcext:value-type="float">
            <text:p>0</text:p>
          </table:table-cell>
          <table:table-cell table:formula="of:=IF([.B270]=0; [.C269]+1; 0)" office:value-type="float" office:value="5" calcext:value-type="float">
            <text:p>5</text:p>
          </table:table-cell>
          <table:table-cell table:formula="of:=IF(AND([.C270]&lt;&gt;0; MOD([.C270]; 5) = 0); 1; 0)" office:value-type="float" office:value="1" calcext:value-type="float">
            <text:p>1</text:p>
          </table:table-cell>
          <table:table-cell table:formula="of:= IF(WEEKDAY([.A270])=4; IF([.E269]&lt;0; [.B270]-260-300*[.D270]; [.E269]+[.B270]-260-300*[.D270]); IF([.E269]&lt;0; [.B270]-190-300*[.D270]; [.E269]+[.B270]-190-300*[.D270]))" office:value-type="float" office:value="-490" calcext:value-type="float">
            <text:p>-4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27" calcext:value-type="date">
            <text:p>27.09.2022</text:p>
          </table:table-cell>
          <table:table-cell office:value-type="float" office:value="0" calcext:value-type="float">
            <text:p>0</text:p>
          </table:table-cell>
          <table:table-cell table:formula="of:=IF([.B271]=0; [.C270]+1; 0)" office:value-type="float" office:value="6" calcext:value-type="float">
            <text:p>6</text:p>
          </table:table-cell>
          <table:table-cell table:formula="of:=IF(AND([.C271]&lt;&gt;0; MOD([.C271]; 5) = 0); 1; 0)" office:value-type="float" office:value="0" calcext:value-type="float">
            <text:p>0</text:p>
          </table:table-cell>
          <table:table-cell table:formula="of:= IF(WEEKDAY([.A271])=4; IF([.E270]&lt;0; [.B271]-260-300*[.D271]; [.E270]+[.B271]-260-300*[.D271]); IF([.E270]&lt;0; [.B271]-190-300*[.D271]; [.E270]+[.B271]-190-300*[.D271]))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28" calcext:value-type="date">
            <text:p>28.09.2022</text:p>
          </table:table-cell>
          <table:table-cell office:value-type="float" office:value="0" calcext:value-type="float">
            <text:p>0</text:p>
          </table:table-cell>
          <table:table-cell table:formula="of:=IF([.B272]=0; [.C271]+1; 0)" office:value-type="float" office:value="7" calcext:value-type="float">
            <text:p>7</text:p>
          </table:table-cell>
          <table:table-cell table:formula="of:=IF(AND([.C272]&lt;&gt;0; MOD([.C272]; 5) = 0); 1; 0)" office:value-type="float" office:value="0" calcext:value-type="float">
            <text:p>0</text:p>
          </table:table-cell>
          <table:table-cell table:formula="of:= IF(WEEKDAY([.A272])=4; IF([.E271]&lt;0; [.B272]-260-300*[.D272]; [.E271]+[.B272]-260-300*[.D272]); IF([.E271]&lt;0; [.B272]-190-300*[.D272]; [.E271]+[.B272]-190-300*[.D272]))" office:value-type="float" office:value="-260" calcext:value-type="float">
            <text:p>-2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29" calcext:value-type="date">
            <text:p>29.09.2022</text:p>
          </table:table-cell>
          <table:table-cell office:value-type="float" office:value="302" calcext:value-type="float">
            <text:p>302</text:p>
          </table:table-cell>
          <table:table-cell table:formula="of:=IF([.B273]=0; [.C272]+1; 0)" office:value-type="float" office:value="0" calcext:value-type="float">
            <text:p>0</text:p>
          </table:table-cell>
          <table:table-cell table:formula="of:=IF(AND([.C273]&lt;&gt;0; MOD([.C273]; 5) = 0); 1; 0)" office:value-type="float" office:value="0" calcext:value-type="float">
            <text:p>0</text:p>
          </table:table-cell>
          <table:table-cell table:formula="of:= IF(WEEKDAY([.A273])=4; IF([.E272]&lt;0; [.B273]-260-300*[.D273]; [.E272]+[.B273]-260-300*[.D273]); IF([.E272]&lt;0; [.B273]-190-300*[.D273]; [.E272]+[.B273]-190-300*[.D273]))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09-30" calcext:value-type="date">
            <text:p>30.09.2022</text:p>
          </table:table-cell>
          <table:table-cell office:value-type="float" office:value="426" calcext:value-type="float">
            <text:p>426</text:p>
          </table:table-cell>
          <table:table-cell table:formula="of:=IF([.B274]=0; [.C273]+1; 0)" office:value-type="float" office:value="0" calcext:value-type="float">
            <text:p>0</text:p>
          </table:table-cell>
          <table:table-cell table:formula="of:=IF(AND([.C274]&lt;&gt;0; MOD([.C274]; 5) = 0); 1; 0)" office:value-type="float" office:value="0" calcext:value-type="float">
            <text:p>0</text:p>
          </table:table-cell>
          <table:table-cell table:formula="of:= IF(WEEKDAY([.A274])=4; IF([.E273]&lt;0; [.B274]-260-300*[.D274]; [.E273]+[.B274]-260-300*[.D274]); IF([.E273]&lt;0; [.B274]-190-300*[.D274]; [.E273]+[.B274]-190-300*[.D274]))"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01" calcext:value-type="date">
            <text:p>1.10.2022</text:p>
          </table:table-cell>
          <table:table-cell office:value-type="float" office:value="456" calcext:value-type="float">
            <text:p>456</text:p>
          </table:table-cell>
          <table:table-cell table:formula="of:=IF([.B275]=0; [.C274]+1; 0)" office:value-type="float" office:value="0" calcext:value-type="float">
            <text:p>0</text:p>
          </table:table-cell>
          <table:table-cell/>
          <table:table-cell table:formula="of:= IF(WEEKDAY([.A275])=4; IF([.E274]&lt;0; [.B275]-260-300*[.D275]; [.E274]+[.B275]-260-300*[.D275]); IF([.E274]&lt;0; [.B275]-190-300*[.D275]; [.E274]+[.B275]-190-300*[.D275]))" office:value-type="float" office:value="614" calcext:value-type="float">
            <text:p>61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02" calcext:value-type="date">
            <text:p>2.10.2022</text:p>
          </table:table-cell>
          <table:table-cell office:value-type="float" office:value="568" calcext:value-type="float">
            <text:p>568</text:p>
          </table:table-cell>
          <table:table-cell table:formula="of:=IF([.B276]=0; [.C275]+1; 0)" office:value-type="float" office:value="0" calcext:value-type="float">
            <text:p>0</text:p>
          </table:table-cell>
          <table:table-cell/>
          <table:table-cell table:formula="of:= IF(WEEKDAY([.A276])=4; IF([.E275]&lt;0; [.B276]-260-300*[.D276]; [.E275]+[.B276]-260-300*[.D276]); IF([.E275]&lt;0; [.B276]-190-300*[.D276]; [.E275]+[.B276]-190-300*[.D276]))" office:value-type="float" office:value="992" calcext:value-type="float">
            <text:p>99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03" calcext:value-type="date">
            <text:p>3.10.2022</text:p>
          </table:table-cell>
          <table:table-cell office:value-type="float" office:value="1182" calcext:value-type="float">
            <text:p>1182</text:p>
          </table:table-cell>
          <table:table-cell table:formula="of:=IF([.B277]=0; [.C276]+1; 0)" office:value-type="float" office:value="0" calcext:value-type="float">
            <text:p>0</text:p>
          </table:table-cell>
          <table:table-cell/>
          <table:table-cell table:formula="of:= IF(WEEKDAY([.A277])=4; IF([.E276]&lt;0; [.B277]-260-300*[.D277]; [.E276]+[.B277]-260-300*[.D277]); IF([.E276]&lt;0; [.B277]-190-300*[.D277]; [.E276]+[.B277]-190-300*[.D277]))" office:value-type="float" office:value="1984" calcext:value-type="float">
            <text:p>198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04" calcext:value-type="date">
            <text:p>4.10.2022</text:p>
          </table:table-cell>
          <table:table-cell office:value-type="float" office:value="0" calcext:value-type="float">
            <text:p>0</text:p>
          </table:table-cell>
          <table:table-cell table:formula="of:=IF([.B278]=0; [.C277]+1; 0)" office:value-type="float" office:value="1" calcext:value-type="float">
            <text:p>1</text:p>
          </table:table-cell>
          <table:table-cell/>
          <table:table-cell table:formula="of:= IF(WEEKDAY([.A278])=4; IF([.E277]&lt;0; [.B278]-260-300*[.D278]; [.E277]+[.B278]-260-300*[.D278]); IF([.E277]&lt;0; [.B278]-190-300*[.D278]; [.E277]+[.B278]-190-300*[.D278]))" office:value-type="float" office:value="1794" calcext:value-type="float">
            <text:p>179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05" calcext:value-type="date">
            <text:p>5.10.2022</text:p>
          </table:table-cell>
          <table:table-cell office:value-type="float" office:value="0" calcext:value-type="float">
            <text:p>0</text:p>
          </table:table-cell>
          <table:table-cell table:formula="of:=IF([.B279]=0; [.C278]+1; 0)" office:value-type="float" office:value="2" calcext:value-type="float">
            <text:p>2</text:p>
          </table:table-cell>
          <table:table-cell/>
          <table:table-cell table:formula="of:= IF(WEEKDAY([.A279])=4; IF([.E278]&lt;0; [.B279]-260-300*[.D279]; [.E278]+[.B279]-260-300*[.D279]); IF([.E278]&lt;0; [.B279]-190-300*[.D279]; [.E278]+[.B279]-190-300*[.D279]))" office:value-type="float" office:value="1534" calcext:value-type="float">
            <text:p>153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06" calcext:value-type="date">
            <text:p>6.10.2022</text:p>
          </table:table-cell>
          <table:table-cell office:value-type="float" office:value="0" calcext:value-type="float">
            <text:p>0</text:p>
          </table:table-cell>
          <table:table-cell table:formula="of:=IF([.B280]=0; [.C279]+1; 0)" office:value-type="float" office:value="3" calcext:value-type="float">
            <text:p>3</text:p>
          </table:table-cell>
          <table:table-cell/>
          <table:table-cell table:formula="of:= IF(WEEKDAY([.A280])=4; IF([.E279]&lt;0; [.B280]-260-300*[.D280]; [.E279]+[.B280]-260-300*[.D280]); IF([.E279]&lt;0; [.B280]-190-300*[.D280]; [.E279]+[.B280]-190-300*[.D280]))" office:value-type="float" office:value="1344" calcext:value-type="float">
            <text:p>134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07" calcext:value-type="date">
            <text:p>7.10.2022</text:p>
          </table:table-cell>
          <table:table-cell office:value-type="float" office:value="0" calcext:value-type="float">
            <text:p>0</text:p>
          </table:table-cell>
          <table:table-cell table:formula="of:=IF([.B281]=0; [.C280]+1; 0)" office:value-type="float" office:value="4" calcext:value-type="float">
            <text:p>4</text:p>
          </table:table-cell>
          <table:table-cell/>
          <table:table-cell table:formula="of:= IF(WEEKDAY([.A281])=4; IF([.E280]&lt;0; [.B281]-260-300*[.D281]; [.E280]+[.B281]-260-300*[.D281]); IF([.E280]&lt;0; [.B281]-190-300*[.D281]; [.E280]+[.B281]-190-300*[.D281]))" office:value-type="float" office:value="1154" calcext:value-type="float">
            <text:p>115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08" calcext:value-type="date">
            <text:p>8.10.2022</text:p>
          </table:table-cell>
          <table:table-cell office:value-type="float" office:value="0" calcext:value-type="float">
            <text:p>0</text:p>
          </table:table-cell>
          <table:table-cell table:formula="of:=IF([.B282]=0; [.C281]+1; 0)" office:value-type="float" office:value="5" calcext:value-type="float">
            <text:p>5</text:p>
          </table:table-cell>
          <table:table-cell/>
          <table:table-cell table:formula="of:= IF(WEEKDAY([.A282])=4; IF([.E281]&lt;0; [.B282]-260-300*[.D282]; [.E281]+[.B282]-260-300*[.D282]); IF([.E281]&lt;0; [.B282]-190-300*[.D282]; [.E281]+[.B282]-190-300*[.D282]))" office:value-type="float" office:value="964" calcext:value-type="float">
            <text:p>96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09" calcext:value-type="date">
            <text:p>9.10.2022</text:p>
          </table:table-cell>
          <table:table-cell office:value-type="float" office:value="0" calcext:value-type="float">
            <text:p>0</text:p>
          </table:table-cell>
          <table:table-cell table:formula="of:=IF([.B283]=0; [.C282]+1; 0)" office:value-type="float" office:value="6" calcext:value-type="float">
            <text:p>6</text:p>
          </table:table-cell>
          <table:table-cell/>
          <table:table-cell table:formula="of:= IF(WEEKDAY([.A283])=4; IF([.E282]&lt;0; [.B283]-260-300*[.D283]; [.E282]+[.B283]-260-300*[.D283]); IF([.E282]&lt;0; [.B283]-190-300*[.D283]; [.E282]+[.B283]-190-300*[.D283]))"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10" calcext:value-type="date">
            <text:p>10.10.2022</text:p>
          </table:table-cell>
          <table:table-cell office:value-type="float" office:value="1170" calcext:value-type="float">
            <text:p>1170</text:p>
          </table:table-cell>
          <table:table-cell table:formula="of:=IF([.B284]=0; [.C283]+1; 0)" office:value-type="float" office:value="0" calcext:value-type="float">
            <text:p>0</text:p>
          </table:table-cell>
          <table:table-cell/>
          <table:table-cell table:formula="of:= IF(WEEKDAY([.A284])=4; IF([.E283]&lt;0; [.B284]-260-300*[.D284]; [.E283]+[.B284]-260-300*[.D284]); IF([.E283]&lt;0; [.B284]-190-300*[.D284]; [.E283]+[.B284]-190-300*[.D284]))" office:value-type="float" office:value="1754" calcext:value-type="float">
            <text:p>175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11" calcext:value-type="date">
            <text:p>11.10.2022</text:p>
          </table:table-cell>
          <table:table-cell office:value-type="float" office:value="695" calcext:value-type="float">
            <text:p>695</text:p>
          </table:table-cell>
          <table:table-cell table:formula="of:=IF([.B285]=0; [.C284]+1; 0)" office:value-type="float" office:value="0" calcext:value-type="float">
            <text:p>0</text:p>
          </table:table-cell>
          <table:table-cell/>
          <table:table-cell table:formula="of:= IF(WEEKDAY([.A285])=4; IF([.E284]&lt;0; [.B285]-260-300*[.D285]; [.E284]+[.B285]-260-300*[.D285]); IF([.E284]&lt;0; [.B285]-190-300*[.D285]; [.E284]+[.B285]-190-300*[.D285]))" office:value-type="float" office:value="2259" calcext:value-type="float">
            <text:p>225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12" calcext:value-type="date">
            <text:p>12.10.2022</text:p>
          </table:table-cell>
          <table:table-cell office:value-type="float" office:value="644" calcext:value-type="float">
            <text:p>644</text:p>
          </table:table-cell>
          <table:table-cell table:formula="of:=IF([.B286]=0; [.C285]+1; 0)" office:value-type="float" office:value="0" calcext:value-type="float">
            <text:p>0</text:p>
          </table:table-cell>
          <table:table-cell/>
          <table:table-cell table:formula="of:= IF(WEEKDAY([.A286])=4; IF([.E285]&lt;0; [.B286]-260-300*[.D286]; [.E285]+[.B286]-260-300*[.D286]); IF([.E285]&lt;0; [.B286]-190-300*[.D286]; [.E285]+[.B286]-190-300*[.D286]))" office:value-type="float" office:value="2643" calcext:value-type="float">
            <text:p>264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13" calcext:value-type="date">
            <text:p>13.10.2022</text:p>
          </table:table-cell>
          <table:table-cell office:value-type="float" office:value="0" calcext:value-type="float">
            <text:p>0</text:p>
          </table:table-cell>
          <table:table-cell table:formula="of:=IF([.B287]=0; [.C286]+1; 0)" office:value-type="float" office:value="1" calcext:value-type="float">
            <text:p>1</text:p>
          </table:table-cell>
          <table:table-cell/>
          <table:table-cell table:formula="of:= IF(WEEKDAY([.A287])=4; IF([.E286]&lt;0; [.B287]-260-300*[.D287]; [.E286]+[.B287]-260-300*[.D287]); IF([.E286]&lt;0; [.B287]-190-300*[.D287]; [.E286]+[.B287]-190-300*[.D287]))" office:value-type="float" office:value="2453" calcext:value-type="float">
            <text:p>245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14" calcext:value-type="date">
            <text:p>14.10.2022</text:p>
          </table:table-cell>
          <table:table-cell office:value-type="float" office:value="0" calcext:value-type="float">
            <text:p>0</text:p>
          </table:table-cell>
          <table:table-cell table:formula="of:=IF([.B288]=0; [.C287]+1; 0)" office:value-type="float" office:value="2" calcext:value-type="float">
            <text:p>2</text:p>
          </table:table-cell>
          <table:table-cell/>
          <table:table-cell table:formula="of:= IF(WEEKDAY([.A288])=4; IF([.E287]&lt;0; [.B288]-260-300*[.D288]; [.E287]+[.B288]-260-300*[.D288]); IF([.E287]&lt;0; [.B288]-190-300*[.D288]; [.E287]+[.B288]-190-300*[.D288]))" office:value-type="float" office:value="2263" calcext:value-type="float">
            <text:p>226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15" calcext:value-type="date">
            <text:p>15.10.2022</text:p>
          </table:table-cell>
          <table:table-cell office:value-type="float" office:value="0" calcext:value-type="float">
            <text:p>0</text:p>
          </table:table-cell>
          <table:table-cell table:formula="of:=IF([.B289]=0; [.C288]+1; 0)" office:value-type="float" office:value="3" calcext:value-type="float">
            <text:p>3</text:p>
          </table:table-cell>
          <table:table-cell/>
          <table:table-cell table:formula="of:= IF(WEEKDAY([.A289])=4; IF([.E288]&lt;0; [.B289]-260-300*[.D289]; [.E288]+[.B289]-260-300*[.D289]); IF([.E288]&lt;0; [.B289]-190-300*[.D289]; [.E288]+[.B289]-190-300*[.D289]))" office:value-type="float" office:value="2073" calcext:value-type="float">
            <text:p>207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16" calcext:value-type="date">
            <text:p>16.10.2022</text:p>
          </table:table-cell>
          <table:table-cell office:value-type="float" office:value="0" calcext:value-type="float">
            <text:p>0</text:p>
          </table:table-cell>
          <table:table-cell table:formula="of:=IF([.B290]=0; [.C289]+1; 0)" office:value-type="float" office:value="4" calcext:value-type="float">
            <text:p>4</text:p>
          </table:table-cell>
          <table:table-cell/>
          <table:table-cell table:formula="of:= IF(WEEKDAY([.A290])=4; IF([.E289]&lt;0; [.B290]-260-300*[.D290]; [.E289]+[.B290]-260-300*[.D290]); IF([.E289]&lt;0; [.B290]-190-300*[.D290]; [.E289]+[.B290]-190-300*[.D290]))" office:value-type="float" office:value="1883" calcext:value-type="float">
            <text:p>188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17" calcext:value-type="date">
            <text:p>17.10.2022</text:p>
          </table:table-cell>
          <table:table-cell office:value-type="float" office:value="0" calcext:value-type="float">
            <text:p>0</text:p>
          </table:table-cell>
          <table:table-cell table:formula="of:=IF([.B291]=0; [.C290]+1; 0)" office:value-type="float" office:value="5" calcext:value-type="float">
            <text:p>5</text:p>
          </table:table-cell>
          <table:table-cell/>
          <table:table-cell table:formula="of:= IF(WEEKDAY([.A291])=4; IF([.E290]&lt;0; [.B291]-260-300*[.D291]; [.E290]+[.B291]-260-300*[.D291]); IF([.E290]&lt;0; [.B291]-190-300*[.D291]; [.E290]+[.B291]-190-300*[.D291]))" office:value-type="float" office:value="1693" calcext:value-type="float">
            <text:p>169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18" calcext:value-type="date">
            <text:p>18.10.2022</text:p>
          </table:table-cell>
          <table:table-cell office:value-type="float" office:value="0" calcext:value-type="float">
            <text:p>0</text:p>
          </table:table-cell>
          <table:table-cell table:formula="of:=IF([.B292]=0; [.C291]+1; 0)" office:value-type="float" office:value="6" calcext:value-type="float">
            <text:p>6</text:p>
          </table:table-cell>
          <table:table-cell/>
          <table:table-cell table:formula="of:= IF(WEEKDAY([.A292])=4; IF([.E291]&lt;0; [.B292]-260-300*[.D292]; [.E291]+[.B292]-260-300*[.D292]); IF([.E291]&lt;0; [.B292]-190-300*[.D292]; [.E291]+[.B292]-190-300*[.D292]))" office:value-type="float" office:value="1503" calcext:value-type="float">
            <text:p>150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19" calcext:value-type="date">
            <text:p>19.10.2022</text:p>
          </table:table-cell>
          <table:table-cell office:value-type="float" office:value="0" calcext:value-type="float">
            <text:p>0</text:p>
          </table:table-cell>
          <table:table-cell table:formula="of:=IF([.B293]=0; [.C292]+1; 0)" office:value-type="float" office:value="7" calcext:value-type="float">
            <text:p>7</text:p>
          </table:table-cell>
          <table:table-cell/>
          <table:table-cell table:formula="of:= IF(WEEKDAY([.A293])=4; IF([.E292]&lt;0; [.B293]-260-300*[.D293]; [.E292]+[.B293]-260-300*[.D293]); IF([.E292]&lt;0; [.B293]-190-300*[.D293]; [.E292]+[.B293]-190-300*[.D293]))" office:value-type="float" office:value="1243" calcext:value-type="float">
            <text:p>124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20" calcext:value-type="date">
            <text:p>20.10.2022</text:p>
          </table:table-cell>
          <table:table-cell office:value-type="float" office:value="0" calcext:value-type="float">
            <text:p>0</text:p>
          </table:table-cell>
          <table:table-cell table:formula="of:=IF([.B294]=0; [.C293]+1; 0)" office:value-type="float" office:value="8" calcext:value-type="float">
            <text:p>8</text:p>
          </table:table-cell>
          <table:table-cell/>
          <table:table-cell table:formula="of:= IF(WEEKDAY([.A294])=4; IF([.E293]&lt;0; [.B294]-260-300*[.D294]; [.E293]+[.B294]-260-300*[.D294]); IF([.E293]&lt;0; [.B294]-190-300*[.D294]; [.E293]+[.B294]-190-300*[.D294]))" office:value-type="float" office:value="1053" calcext:value-type="float">
            <text:p>105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21" calcext:value-type="date">
            <text:p>21.10.2022</text:p>
          </table:table-cell>
          <table:table-cell office:value-type="float" office:value="0" calcext:value-type="float">
            <text:p>0</text:p>
          </table:table-cell>
          <table:table-cell table:formula="of:=IF([.B295]=0; [.C294]+1; 0)" office:value-type="float" office:value="9" calcext:value-type="float">
            <text:p>9</text:p>
          </table:table-cell>
          <table:table-cell/>
          <table:table-cell table:formula="of:= IF(WEEKDAY([.A295])=4; IF([.E294]&lt;0; [.B295]-260-300*[.D295]; [.E294]+[.B295]-260-300*[.D295]); IF([.E294]&lt;0; [.B295]-190-300*[.D295]; [.E294]+[.B295]-190-300*[.D295]))" office:value-type="float" office:value="863" calcext:value-type="float">
            <text:p>86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22" calcext:value-type="date">
            <text:p>22.10.2022</text:p>
          </table:table-cell>
          <table:table-cell office:value-type="float" office:value="1084" calcext:value-type="float">
            <text:p>1084</text:p>
          </table:table-cell>
          <table:table-cell table:formula="of:=IF([.B296]=0; [.C295]+1; 0)" office:value-type="float" office:value="0" calcext:value-type="float">
            <text:p>0</text:p>
          </table:table-cell>
          <table:table-cell/>
          <table:table-cell table:formula="of:= IF(WEEKDAY([.A296])=4; IF([.E295]&lt;0; [.B296]-260-300*[.D296]; [.E295]+[.B296]-260-300*[.D296]); IF([.E295]&lt;0; [.B296]-190-300*[.D296]; [.E295]+[.B296]-190-300*[.D296]))" office:value-type="float" office:value="1757" calcext:value-type="float">
            <text:p>175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23" calcext:value-type="date">
            <text:p>23.10.2022</text:p>
          </table:table-cell>
          <table:table-cell office:value-type="float" office:value="1423" calcext:value-type="float">
            <text:p>1423</text:p>
          </table:table-cell>
          <table:table-cell table:formula="of:=IF([.B297]=0; [.C296]+1; 0)" office:value-type="float" office:value="0" calcext:value-type="float">
            <text:p>0</text:p>
          </table:table-cell>
          <table:table-cell/>
          <table:table-cell table:formula="of:= IF(WEEKDAY([.A297])=4; IF([.E296]&lt;0; [.B297]-260-300*[.D297]; [.E296]+[.B297]-260-300*[.D297]); IF([.E296]&lt;0; [.B297]-190-300*[.D297]; [.E296]+[.B297]-190-300*[.D297]))" office:value-type="float" office:value="2990" calcext:value-type="float">
            <text:p>29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24" calcext:value-type="date">
            <text:p>24.10.2022</text:p>
          </table:table-cell>
          <table:table-cell office:value-type="float" office:value="1315" calcext:value-type="float">
            <text:p>1315</text:p>
          </table:table-cell>
          <table:table-cell table:formula="of:=IF([.B298]=0; [.C297]+1; 0)" office:value-type="float" office:value="0" calcext:value-type="float">
            <text:p>0</text:p>
          </table:table-cell>
          <table:table-cell/>
          <table:table-cell table:formula="of:= IF(WEEKDAY([.A298])=4; IF([.E297]&lt;0; [.B298]-260-300*[.D298]; [.E297]+[.B298]-260-300*[.D298]); IF([.E297]&lt;0; [.B298]-190-300*[.D298]; [.E297]+[.B298]-190-300*[.D298]))" office:value-type="float" office:value="4115" calcext:value-type="float">
            <text:p>411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25" calcext:value-type="date">
            <text:p>25.10.2022</text:p>
          </table:table-cell>
          <table:table-cell office:value-type="float" office:value="717" calcext:value-type="float">
            <text:p>717</text:p>
          </table:table-cell>
          <table:table-cell table:formula="of:=IF([.B299]=0; [.C298]+1; 0)" office:value-type="float" office:value="0" calcext:value-type="float">
            <text:p>0</text:p>
          </table:table-cell>
          <table:table-cell/>
          <table:table-cell table:formula="of:= IF(WEEKDAY([.A299])=4; IF([.E298]&lt;0; [.B299]-260-300*[.D299]; [.E298]+[.B299]-260-300*[.D299]); IF([.E298]&lt;0; [.B299]-190-300*[.D299]; [.E298]+[.B299]-190-300*[.D299]))" office:value-type="float" office:value="4642" calcext:value-type="float">
            <text:p>464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26" calcext:value-type="date">
            <text:p>26.10.2022</text:p>
          </table:table-cell>
          <table:table-cell office:value-type="float" office:value="1398" calcext:value-type="float">
            <text:p>1398</text:p>
          </table:table-cell>
          <table:table-cell table:formula="of:=IF([.B300]=0; [.C299]+1; 0)" office:value-type="float" office:value="0" calcext:value-type="float">
            <text:p>0</text:p>
          </table:table-cell>
          <table:table-cell/>
          <table:table-cell table:formula="of:= IF(WEEKDAY([.A300])=4; IF([.E299]&lt;0; [.B300]-260-300*[.D300]; [.E299]+[.B300]-260-300*[.D300]); IF([.E299]&lt;0; [.B300]-190-300*[.D300]; [.E299]+[.B300]-190-300*[.D300]))" office:value-type="float" office:value="5780" calcext:value-type="float">
            <text:p>578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27" calcext:value-type="date">
            <text:p>27.10.2022</text:p>
          </table:table-cell>
          <table:table-cell office:value-type="float" office:value="913" calcext:value-type="float">
            <text:p>913</text:p>
          </table:table-cell>
          <table:table-cell table:formula="of:=IF([.B301]=0; [.C300]+1; 0)" office:value-type="float" office:value="0" calcext:value-type="float">
            <text:p>0</text:p>
          </table:table-cell>
          <table:table-cell/>
          <table:table-cell table:formula="of:= IF(WEEKDAY([.A301])=4; IF([.E300]&lt;0; [.B301]-260-300*[.D301]; [.E300]+[.B301]-260-300*[.D301]); IF([.E300]&lt;0; [.B301]-190-300*[.D301]; [.E300]+[.B301]-190-300*[.D301]))" office:value-type="float" office:value="6503" calcext:value-type="float">
            <text:p>650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28" calcext:value-type="date">
            <text:p>28.10.2022</text:p>
          </table:table-cell>
          <table:table-cell office:value-type="float" office:value="660" calcext:value-type="float">
            <text:p>660</text:p>
          </table:table-cell>
          <table:table-cell table:formula="of:=IF([.B302]=0; [.C301]+1; 0)" office:value-type="float" office:value="0" calcext:value-type="float">
            <text:p>0</text:p>
          </table:table-cell>
          <table:table-cell/>
          <table:table-cell table:formula="of:= IF(WEEKDAY([.A302])=4; IF([.E301]&lt;0; [.B302]-260-300*[.D302]; [.E301]+[.B302]-260-300*[.D302]); IF([.E301]&lt;0; [.B302]-190-300*[.D302]; [.E301]+[.B302]-190-300*[.D302]))" office:value-type="float" office:value="6973" calcext:value-type="float">
            <text:p>697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29" calcext:value-type="date">
            <text:p>29.10.2022</text:p>
          </table:table-cell>
          <table:table-cell office:value-type="float" office:value="0" calcext:value-type="float">
            <text:p>0</text:p>
          </table:table-cell>
          <table:table-cell table:formula="of:=IF([.B303]=0; [.C302]+1; 0)" office:value-type="float" office:value="1" calcext:value-type="float">
            <text:p>1</text:p>
          </table:table-cell>
          <table:table-cell/>
          <table:table-cell table:formula="of:= IF(WEEKDAY([.A303])=4; IF([.E302]&lt;0; [.B303]-260-300*[.D303]; [.E302]+[.B303]-260-300*[.D303]); IF([.E302]&lt;0; [.B303]-190-300*[.D303]; [.E302]+[.B303]-190-300*[.D303]))" office:value-type="float" office:value="6783" calcext:value-type="float">
            <text:p>678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30" calcext:value-type="date">
            <text:p>30.10.2022</text:p>
          </table:table-cell>
          <table:table-cell office:value-type="float" office:value="0" calcext:value-type="float">
            <text:p>0</text:p>
          </table:table-cell>
          <table:table-cell table:formula="of:=IF([.B304]=0; [.C303]+1; 0)" office:value-type="float" office:value="2" calcext:value-type="float">
            <text:p>2</text:p>
          </table:table-cell>
          <table:table-cell/>
          <table:table-cell table:formula="of:= IF(WEEKDAY([.A304])=4; IF([.E303]&lt;0; [.B304]-260-300*[.D304]; [.E303]+[.B304]-260-300*[.D304]); IF([.E303]&lt;0; [.B304]-190-300*[.D304]; [.E303]+[.B304]-190-300*[.D304]))" office:value-type="float" office:value="6593" calcext:value-type="float">
            <text:p>659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0-31" calcext:value-type="date">
            <text:p>31.10.2022</text:p>
          </table:table-cell>
          <table:table-cell office:value-type="float" office:value="0" calcext:value-type="float">
            <text:p>0</text:p>
          </table:table-cell>
          <table:table-cell table:formula="of:=IF([.B305]=0; [.C304]+1; 0)" office:value-type="float" office:value="3" calcext:value-type="float">
            <text:p>3</text:p>
          </table:table-cell>
          <table:table-cell/>
          <table:table-cell table:formula="of:= IF(WEEKDAY([.A305])=4; IF([.E304]&lt;0; [.B305]-260-300*[.D305]; [.E304]+[.B305]-260-300*[.D305]); IF([.E304]&lt;0; [.B305]-190-300*[.D305]; [.E304]+[.B305]-190-300*[.D305]))" office:value-type="float" office:value="6403" calcext:value-type="float">
            <text:p>640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01" calcext:value-type="date">
            <text:p>1.11.2022</text:p>
          </table:table-cell>
          <table:table-cell office:value-type="float" office:value="0" calcext:value-type="float">
            <text:p>0</text:p>
          </table:table-cell>
          <table:table-cell table:formula="of:=IF([.B306]=0; [.C305]+1; 0)" office:value-type="float" office:value="4" calcext:value-type="float">
            <text:p>4</text:p>
          </table:table-cell>
          <table:table-cell/>
          <table:table-cell table:formula="of:= IF(WEEKDAY([.A306])=4; IF([.E305]&lt;0; [.B306]-260-300*[.D306]; [.E305]+[.B306]-260-300*[.D306]); IF([.E305]&lt;0; [.B306]-190-300*[.D306]; [.E305]+[.B306]-190-300*[.D306]))" office:value-type="float" office:value="6213" calcext:value-type="float">
            <text:p>621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02" calcext:value-type="date">
            <text:p>2.11.2022</text:p>
          </table:table-cell>
          <table:table-cell office:value-type="float" office:value="0" calcext:value-type="float">
            <text:p>0</text:p>
          </table:table-cell>
          <table:table-cell table:formula="of:=IF([.B307]=0; [.C306]+1; 0)" office:value-type="float" office:value="5" calcext:value-type="float">
            <text:p>5</text:p>
          </table:table-cell>
          <table:table-cell/>
          <table:table-cell table:formula="of:= IF(WEEKDAY([.A307])=4; IF([.E306]&lt;0; [.B307]-260-300*[.D307]; [.E306]+[.B307]-260-300*[.D307]); IF([.E306]&lt;0; [.B307]-190-300*[.D307]; [.E306]+[.B307]-190-300*[.D307]))" office:value-type="float" office:value="5953" calcext:value-type="float">
            <text:p>595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03" calcext:value-type="date">
            <text:p>3.11.2022</text:p>
          </table:table-cell>
          <table:table-cell office:value-type="float" office:value="935" calcext:value-type="float">
            <text:p>935</text:p>
          </table:table-cell>
          <table:table-cell table:formula="of:=IF([.B308]=0; [.C307]+1; 0)" office:value-type="float" office:value="0" calcext:value-type="float">
            <text:p>0</text:p>
          </table:table-cell>
          <table:table-cell/>
          <table:table-cell table:formula="of:= IF(WEEKDAY([.A308])=4; IF([.E307]&lt;0; [.B308]-260-300*[.D308]; [.E307]+[.B308]-260-300*[.D308]); IF([.E307]&lt;0; [.B308]-190-300*[.D308]; [.E307]+[.B308]-190-300*[.D308]))" office:value-type="float" office:value="6698" calcext:value-type="float">
            <text:p>669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04" calcext:value-type="date">
            <text:p>4.11.2022</text:p>
          </table:table-cell>
          <table:table-cell office:value-type="float" office:value="648" calcext:value-type="float">
            <text:p>648</text:p>
          </table:table-cell>
          <table:table-cell table:formula="of:=IF([.B309]=0; [.C308]+1; 0)" office:value-type="float" office:value="0" calcext:value-type="float">
            <text:p>0</text:p>
          </table:table-cell>
          <table:table-cell/>
          <table:table-cell table:formula="of:= IF(WEEKDAY([.A309])=4; IF([.E308]&lt;0; [.B309]-260-300*[.D309]; [.E308]+[.B309]-260-300*[.D309]); IF([.E308]&lt;0; [.B309]-190-300*[.D309]; [.E308]+[.B309]-190-300*[.D309]))" office:value-type="float" office:value="7156" calcext:value-type="float">
            <text:p>7156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05" calcext:value-type="date">
            <text:p>5.11.2022</text:p>
          </table:table-cell>
          <table:table-cell office:value-type="float" office:value="793" calcext:value-type="float">
            <text:p>793</text:p>
          </table:table-cell>
          <table:table-cell table:formula="of:=IF([.B310]=0; [.C309]+1; 0)" office:value-type="float" office:value="0" calcext:value-type="float">
            <text:p>0</text:p>
          </table:table-cell>
          <table:table-cell/>
          <table:table-cell table:formula="of:= IF(WEEKDAY([.A310])=4; IF([.E309]&lt;0; [.B310]-260-300*[.D310]; [.E309]+[.B310]-260-300*[.D310]); IF([.E309]&lt;0; [.B310]-190-300*[.D310]; [.E309]+[.B310]-190-300*[.D310]))" office:value-type="float" office:value="7759" calcext:value-type="float">
            <text:p>775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06" calcext:value-type="date">
            <text:p>6.11.2022</text:p>
          </table:table-cell>
          <table:table-cell office:value-type="float" office:value="1276" calcext:value-type="float">
            <text:p>1276</text:p>
          </table:table-cell>
          <table:table-cell table:formula="of:=IF([.B311]=0; [.C310]+1; 0)" office:value-type="float" office:value="0" calcext:value-type="float">
            <text:p>0</text:p>
          </table:table-cell>
          <table:table-cell/>
          <table:table-cell table:formula="of:= IF(WEEKDAY([.A311])=4; IF([.E310]&lt;0; [.B311]-260-300*[.D311]; [.E310]+[.B311]-260-300*[.D311]); IF([.E310]&lt;0; [.B311]-190-300*[.D311]; [.E310]+[.B311]-190-300*[.D311]))" office:value-type="float" office:value="8845" calcext:value-type="float">
            <text:p>8845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07" calcext:value-type="date">
            <text:p>7.11.2022</text:p>
          </table:table-cell>
          <table:table-cell office:value-type="float" office:value="1234" calcext:value-type="float">
            <text:p>1234</text:p>
          </table:table-cell>
          <table:table-cell table:formula="of:=IF([.B312]=0; [.C311]+1; 0)" office:value-type="float" office:value="0" calcext:value-type="float">
            <text:p>0</text:p>
          </table:table-cell>
          <table:table-cell/>
          <table:table-cell table:formula="of:= IF(WEEKDAY([.A312])=4; IF([.E311]&lt;0; [.B312]-260-300*[.D312]; [.E311]+[.B312]-260-300*[.D312]); IF([.E311]&lt;0; [.B312]-190-300*[.D312]; [.E311]+[.B312]-190-300*[.D312]))" office:value-type="float" office:value="9889" calcext:value-type="float">
            <text:p>988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08" calcext:value-type="date">
            <text:p>8.11.2022</text:p>
          </table:table-cell>
          <table:table-cell office:value-type="float" office:value="1302" calcext:value-type="float">
            <text:p>1302</text:p>
          </table:table-cell>
          <table:table-cell table:formula="of:=IF([.B313]=0; [.C312]+1; 0)" office:value-type="float" office:value="0" calcext:value-type="float">
            <text:p>0</text:p>
          </table:table-cell>
          <table:table-cell/>
          <table:table-cell table:formula="of:= IF(WEEKDAY([.A313])=4; IF([.E312]&lt;0; [.B313]-260-300*[.D313]; [.E312]+[.B313]-260-300*[.D313]); IF([.E312]&lt;0; [.B313]-190-300*[.D313]; [.E312]+[.B313]-190-300*[.D313]))" office:value-type="float" office:value="11001" calcext:value-type="float">
            <text:p>1100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09" calcext:value-type="date">
            <text:p>9.11.2022</text:p>
          </table:table-cell>
          <table:table-cell office:value-type="float" office:value="1316" calcext:value-type="float">
            <text:p>1316</text:p>
          </table:table-cell>
          <table:table-cell table:formula="of:=IF([.B314]=0; [.C313]+1; 0)" office:value-type="float" office:value="0" calcext:value-type="float">
            <text:p>0</text:p>
          </table:table-cell>
          <table:table-cell/>
          <table:table-cell table:formula="of:= IF(WEEKDAY([.A314])=4; IF([.E313]&lt;0; [.B314]-260-300*[.D314]; [.E313]+[.B314]-260-300*[.D314]); IF([.E313]&lt;0; [.B314]-190-300*[.D314]; [.E313]+[.B314]-190-300*[.D314]))" office:value-type="float" office:value="12057" calcext:value-type="float">
            <text:p>1205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10" calcext:value-type="date">
            <text:p>10.11.2022</text:p>
          </table:table-cell>
          <table:table-cell office:value-type="float" office:value="1463" calcext:value-type="float">
            <text:p>1463</text:p>
          </table:table-cell>
          <table:table-cell table:formula="of:=IF([.B315]=0; [.C314]+1; 0)" office:value-type="float" office:value="0" calcext:value-type="float">
            <text:p>0</text:p>
          </table:table-cell>
          <table:table-cell/>
          <table:table-cell table:formula="of:= IF(WEEKDAY([.A315])=4; IF([.E314]&lt;0; [.B315]-260-300*[.D315]; [.E314]+[.B315]-260-300*[.D315]); IF([.E314]&lt;0; [.B315]-190-300*[.D315]; [.E314]+[.B315]-190-300*[.D315]))" office:value-type="float" office:value="13330" calcext:value-type="float">
            <text:p>1333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11" calcext:value-type="date">
            <text:p>11.11.2022</text:p>
          </table:table-cell>
          <table:table-cell office:value-type="float" office:value="771" calcext:value-type="float">
            <text:p>771</text:p>
          </table:table-cell>
          <table:table-cell table:formula="of:=IF([.B316]=0; [.C315]+1; 0)" office:value-type="float" office:value="0" calcext:value-type="float">
            <text:p>0</text:p>
          </table:table-cell>
          <table:table-cell/>
          <table:table-cell table:formula="of:= IF(WEEKDAY([.A316])=4; IF([.E315]&lt;0; [.B316]-260-300*[.D316]; [.E315]+[.B316]-260-300*[.D316]); IF([.E315]&lt;0; [.B316]-190-300*[.D316]; [.E315]+[.B316]-190-300*[.D316]))" office:value-type="float" office:value="13911" calcext:value-type="float">
            <text:p>1391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12" calcext:value-type="date">
            <text:p>12.11.2022</text:p>
          </table:table-cell>
          <table:table-cell office:value-type="float" office:value="0" calcext:value-type="float">
            <text:p>0</text:p>
          </table:table-cell>
          <table:table-cell table:formula="of:=IF([.B317]=0; [.C316]+1; 0)" office:value-type="float" office:value="1" calcext:value-type="float">
            <text:p>1</text:p>
          </table:table-cell>
          <table:table-cell/>
          <table:table-cell table:formula="of:= IF(WEEKDAY([.A317])=4; IF([.E316]&lt;0; [.B317]-260-300*[.D317]; [.E316]+[.B317]-260-300*[.D317]); IF([.E316]&lt;0; [.B317]-190-300*[.D317]; [.E316]+[.B317]-190-300*[.D317]))" office:value-type="float" office:value="13721" calcext:value-type="float">
            <text:p>1372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13" calcext:value-type="date">
            <text:p>13.11.2022</text:p>
          </table:table-cell>
          <table:table-cell office:value-type="float" office:value="0" calcext:value-type="float">
            <text:p>0</text:p>
          </table:table-cell>
          <table:table-cell table:formula="of:=IF([.B318]=0; [.C317]+1; 0)" office:value-type="float" office:value="2" calcext:value-type="float">
            <text:p>2</text:p>
          </table:table-cell>
          <table:table-cell/>
          <table:table-cell table:formula="of:= IF(WEEKDAY([.A318])=4; IF([.E317]&lt;0; [.B318]-260-300*[.D318]; [.E317]+[.B318]-260-300*[.D318]); IF([.E317]&lt;0; [.B318]-190-300*[.D318]; [.E317]+[.B318]-190-300*[.D318]))" office:value-type="float" office:value="13531" calcext:value-type="float">
            <text:p>1353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14" calcext:value-type="date">
            <text:p>14.11.2022</text:p>
          </table:table-cell>
          <table:table-cell office:value-type="float" office:value="0" calcext:value-type="float">
            <text:p>0</text:p>
          </table:table-cell>
          <table:table-cell table:formula="of:=IF([.B319]=0; [.C318]+1; 0)" office:value-type="float" office:value="3" calcext:value-type="float">
            <text:p>3</text:p>
          </table:table-cell>
          <table:table-cell/>
          <table:table-cell table:formula="of:= IF(WEEKDAY([.A319])=4; IF([.E318]&lt;0; [.B319]-260-300*[.D319]; [.E318]+[.B319]-260-300*[.D319]); IF([.E318]&lt;0; [.B319]-190-300*[.D319]; [.E318]+[.B319]-190-300*[.D319]))" office:value-type="float" office:value="13341" calcext:value-type="float">
            <text:p>1334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15" calcext:value-type="date">
            <text:p>15.11.2022</text:p>
          </table:table-cell>
          <table:table-cell office:value-type="float" office:value="0" calcext:value-type="float">
            <text:p>0</text:p>
          </table:table-cell>
          <table:table-cell table:formula="of:=IF([.B320]=0; [.C319]+1; 0)" office:value-type="float" office:value="4" calcext:value-type="float">
            <text:p>4</text:p>
          </table:table-cell>
          <table:table-cell/>
          <table:table-cell table:formula="of:= IF(WEEKDAY([.A320])=4; IF([.E319]&lt;0; [.B320]-260-300*[.D320]; [.E319]+[.B320]-260-300*[.D320]); IF([.E319]&lt;0; [.B320]-190-300*[.D320]; [.E319]+[.B320]-190-300*[.D320]))" office:value-type="float" office:value="13151" calcext:value-type="float">
            <text:p>1315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16" calcext:value-type="date">
            <text:p>16.11.2022</text:p>
          </table:table-cell>
          <table:table-cell office:value-type="float" office:value="0" calcext:value-type="float">
            <text:p>0</text:p>
          </table:table-cell>
          <table:table-cell table:formula="of:=IF([.B321]=0; [.C320]+1; 0)" office:value-type="float" office:value="5" calcext:value-type="float">
            <text:p>5</text:p>
          </table:table-cell>
          <table:table-cell/>
          <table:table-cell table:formula="of:= IF(WEEKDAY([.A321])=4; IF([.E320]&lt;0; [.B321]-260-300*[.D321]; [.E320]+[.B321]-260-300*[.D321]); IF([.E320]&lt;0; [.B321]-190-300*[.D321]; [.E320]+[.B321]-190-300*[.D321]))" office:value-type="float" office:value="12891" calcext:value-type="float">
            <text:p>1289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17" calcext:value-type="date">
            <text:p>17.11.2022</text:p>
          </table:table-cell>
          <table:table-cell office:value-type="float" office:value="0" calcext:value-type="float">
            <text:p>0</text:p>
          </table:table-cell>
          <table:table-cell table:formula="of:=IF([.B322]=0; [.C321]+1; 0)" office:value-type="float" office:value="6" calcext:value-type="float">
            <text:p>6</text:p>
          </table:table-cell>
          <table:table-cell/>
          <table:table-cell table:formula="of:= IF(WEEKDAY([.A322])=4; IF([.E321]&lt;0; [.B322]-260-300*[.D322]; [.E321]+[.B322]-260-300*[.D322]); IF([.E321]&lt;0; [.B322]-190-300*[.D322]; [.E321]+[.B322]-190-300*[.D322]))" office:value-type="float" office:value="12701" calcext:value-type="float">
            <text:p>1270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18" calcext:value-type="date">
            <text:p>18.11.2022</text:p>
          </table:table-cell>
          <table:table-cell office:value-type="float" office:value="0" calcext:value-type="float">
            <text:p>0</text:p>
          </table:table-cell>
          <table:table-cell table:formula="of:=IF([.B323]=0; [.C322]+1; 0)" office:value-type="float" office:value="7" calcext:value-type="float">
            <text:p>7</text:p>
          </table:table-cell>
          <table:table-cell/>
          <table:table-cell table:formula="of:= IF(WEEKDAY([.A323])=4; IF([.E322]&lt;0; [.B323]-260-300*[.D323]; [.E322]+[.B323]-260-300*[.D323]); IF([.E322]&lt;0; [.B323]-190-300*[.D323]; [.E322]+[.B323]-190-300*[.D323]))" office:value-type="float" office:value="12511" calcext:value-type="float">
            <text:p>1251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19" calcext:value-type="date">
            <text:p>19.11.2022</text:p>
          </table:table-cell>
          <table:table-cell office:value-type="float" office:value="816" calcext:value-type="float">
            <text:p>816</text:p>
          </table:table-cell>
          <table:table-cell table:formula="of:=IF([.B324]=0; [.C323]+1; 0)" office:value-type="float" office:value="0" calcext:value-type="float">
            <text:p>0</text:p>
          </table:table-cell>
          <table:table-cell/>
          <table:table-cell table:formula="of:= IF(WEEKDAY([.A324])=4; IF([.E323]&lt;0; [.B324]-260-300*[.D324]; [.E323]+[.B324]-260-300*[.D324]); IF([.E323]&lt;0; [.B324]-190-300*[.D324]; [.E323]+[.B324]-190-300*[.D324]))" office:value-type="float" office:value="13137" calcext:value-type="float">
            <text:p>1313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20" calcext:value-type="date">
            <text:p>20.11.2022</text:p>
          </table:table-cell>
          <table:table-cell office:value-type="float" office:value="734" calcext:value-type="float">
            <text:p>734</text:p>
          </table:table-cell>
          <table:table-cell table:formula="of:=IF([.B325]=0; [.C324]+1; 0)" office:value-type="float" office:value="0" calcext:value-type="float">
            <text:p>0</text:p>
          </table:table-cell>
          <table:table-cell/>
          <table:table-cell table:formula="of:= IF(WEEKDAY([.A325])=4; IF([.E324]&lt;0; [.B325]-260-300*[.D325]; [.E324]+[.B325]-260-300*[.D325]); IF([.E324]&lt;0; [.B325]-190-300*[.D325]; [.E324]+[.B325]-190-300*[.D325]))" office:value-type="float" office:value="13681" calcext:value-type="float">
            <text:p>13681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21" calcext:value-type="date">
            <text:p>21.11.2022</text:p>
          </table:table-cell>
          <table:table-cell office:value-type="float" office:value="1097" calcext:value-type="float">
            <text:p>1097</text:p>
          </table:table-cell>
          <table:table-cell table:formula="of:=IF([.B326]=0; [.C325]+1; 0)" office:value-type="float" office:value="0" calcext:value-type="float">
            <text:p>0</text:p>
          </table:table-cell>
          <table:table-cell/>
          <table:table-cell table:formula="of:= IF(WEEKDAY([.A326])=4; IF([.E325]&lt;0; [.B326]-260-300*[.D326]; [.E325]+[.B326]-260-300*[.D326]); IF([.E325]&lt;0; [.B326]-190-300*[.D326]; [.E325]+[.B326]-190-300*[.D326]))" office:value-type="float" office:value="14588" calcext:value-type="float">
            <text:p>1458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22" calcext:value-type="date">
            <text:p>22.11.2022</text:p>
          </table:table-cell>
          <table:table-cell office:value-type="float" office:value="640" calcext:value-type="float">
            <text:p>640</text:p>
          </table:table-cell>
          <table:table-cell table:formula="of:=IF([.B327]=0; [.C326]+1; 0)" office:value-type="float" office:value="0" calcext:value-type="float">
            <text:p>0</text:p>
          </table:table-cell>
          <table:table-cell/>
          <table:table-cell table:formula="of:= IF(WEEKDAY([.A327])=4; IF([.E326]&lt;0; [.B327]-260-300*[.D327]; [.E326]+[.B327]-260-300*[.D327]); IF([.E326]&lt;0; [.B327]-190-300*[.D327]; [.E326]+[.B327]-190-300*[.D327]))" office:value-type="float" office:value="15038" calcext:value-type="float">
            <text:p>1503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23" calcext:value-type="date">
            <text:p>23.11.2022</text:p>
          </table:table-cell>
          <table:table-cell office:value-type="float" office:value="0" calcext:value-type="float">
            <text:p>0</text:p>
          </table:table-cell>
          <table:table-cell table:formula="of:=IF([.B328]=0; [.C327]+1; 0)" office:value-type="float" office:value="1" calcext:value-type="float">
            <text:p>1</text:p>
          </table:table-cell>
          <table:table-cell/>
          <table:table-cell table:formula="of:= IF(WEEKDAY([.A328])=4; IF([.E327]&lt;0; [.B328]-260-300*[.D328]; [.E327]+[.B328]-260-300*[.D328]); IF([.E327]&lt;0; [.B328]-190-300*[.D328]; [.E327]+[.B328]-190-300*[.D328]))" office:value-type="float" office:value="14778" calcext:value-type="float">
            <text:p>1477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24" calcext:value-type="date">
            <text:p>24.11.2022</text:p>
          </table:table-cell>
          <table:table-cell office:value-type="float" office:value="0" calcext:value-type="float">
            <text:p>0</text:p>
          </table:table-cell>
          <table:table-cell table:formula="of:=IF([.B329]=0; [.C328]+1; 0)" office:value-type="float" office:value="2" calcext:value-type="float">
            <text:p>2</text:p>
          </table:table-cell>
          <table:table-cell/>
          <table:table-cell table:formula="of:= IF(WEEKDAY([.A329])=4; IF([.E328]&lt;0; [.B329]-260-300*[.D329]; [.E328]+[.B329]-260-300*[.D329]); IF([.E328]&lt;0; [.B329]-190-300*[.D329]; [.E328]+[.B329]-190-300*[.D329]))" office:value-type="float" office:value="14588" calcext:value-type="float">
            <text:p>1458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25" calcext:value-type="date">
            <text:p>25.11.2022</text:p>
          </table:table-cell>
          <table:table-cell office:value-type="float" office:value="1066" calcext:value-type="float">
            <text:p>1066</text:p>
          </table:table-cell>
          <table:table-cell table:formula="of:=IF([.B330]=0; [.C329]+1; 0)" office:value-type="float" office:value="0" calcext:value-type="float">
            <text:p>0</text:p>
          </table:table-cell>
          <table:table-cell/>
          <table:table-cell table:formula="of:= IF(WEEKDAY([.A330])=4; IF([.E329]&lt;0; [.B330]-260-300*[.D330]; [.E329]+[.B330]-260-300*[.D330]); IF([.E329]&lt;0; [.B330]-190-300*[.D330]; [.E329]+[.B330]-190-300*[.D330]))" office:value-type="float" office:value="15464" calcext:value-type="float">
            <text:p>1546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26" calcext:value-type="date">
            <text:p>26.11.2022</text:p>
          </table:table-cell>
          <table:table-cell office:value-type="float" office:value="670" calcext:value-type="float">
            <text:p>670</text:p>
          </table:table-cell>
          <table:table-cell table:formula="of:=IF([.B331]=0; [.C330]+1; 0)" office:value-type="float" office:value="0" calcext:value-type="float">
            <text:p>0</text:p>
          </table:table-cell>
          <table:table-cell/>
          <table:table-cell table:formula="of:= IF(WEEKDAY([.A331])=4; IF([.E330]&lt;0; [.B331]-260-300*[.D331]; [.E330]+[.B331]-260-300*[.D331]); IF([.E330]&lt;0; [.B331]-190-300*[.D331]; [.E330]+[.B331]-190-300*[.D331]))" office:value-type="float" office:value="15944" calcext:value-type="float">
            <text:p>1594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27" calcext:value-type="date">
            <text:p>27.11.2022</text:p>
          </table:table-cell>
          <table:table-cell office:value-type="float" office:value="0" calcext:value-type="float">
            <text:p>0</text:p>
          </table:table-cell>
          <table:table-cell table:formula="of:=IF([.B332]=0; [.C331]+1; 0)" office:value-type="float" office:value="1" calcext:value-type="float">
            <text:p>1</text:p>
          </table:table-cell>
          <table:table-cell/>
          <table:table-cell table:formula="of:= IF(WEEKDAY([.A332])=4; IF([.E331]&lt;0; [.B332]-260-300*[.D332]; [.E331]+[.B332]-260-300*[.D332]); IF([.E331]&lt;0; [.B332]-190-300*[.D332]; [.E331]+[.B332]-190-300*[.D332]))" office:value-type="float" office:value="15754" calcext:value-type="float">
            <text:p>1575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28" calcext:value-type="date">
            <text:p>28.11.2022</text:p>
          </table:table-cell>
          <table:table-cell office:value-type="float" office:value="0" calcext:value-type="float">
            <text:p>0</text:p>
          </table:table-cell>
          <table:table-cell table:formula="of:=IF([.B333]=0; [.C332]+1; 0)" office:value-type="float" office:value="2" calcext:value-type="float">
            <text:p>2</text:p>
          </table:table-cell>
          <table:table-cell/>
          <table:table-cell table:formula="of:= IF(WEEKDAY([.A333])=4; IF([.E332]&lt;0; [.B333]-260-300*[.D333]; [.E332]+[.B333]-260-300*[.D333]); IF([.E332]&lt;0; [.B333]-190-300*[.D333]; [.E332]+[.B333]-190-300*[.D333]))" office:value-type="float" office:value="15564" calcext:value-type="float">
            <text:p>1556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29" calcext:value-type="date">
            <text:p>29.11.2022</text:p>
          </table:table-cell>
          <table:table-cell office:value-type="float" office:value="0" calcext:value-type="float">
            <text:p>0</text:p>
          </table:table-cell>
          <table:table-cell table:formula="of:=IF([.B334]=0; [.C333]+1; 0)" office:value-type="float" office:value="3" calcext:value-type="float">
            <text:p>3</text:p>
          </table:table-cell>
          <table:table-cell/>
          <table:table-cell table:formula="of:= IF(WEEKDAY([.A334])=4; IF([.E333]&lt;0; [.B334]-260-300*[.D334]; [.E333]+[.B334]-260-300*[.D334]); IF([.E333]&lt;0; [.B334]-190-300*[.D334]; [.E333]+[.B334]-190-300*[.D334]))" office:value-type="float" office:value="15374" calcext:value-type="float">
            <text:p>1537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1-30" calcext:value-type="date">
            <text:p>30.11.2022</text:p>
          </table:table-cell>
          <table:table-cell office:value-type="float" office:value="0" calcext:value-type="float">
            <text:p>0</text:p>
          </table:table-cell>
          <table:table-cell table:formula="of:=IF([.B335]=0; [.C334]+1; 0)" office:value-type="float" office:value="4" calcext:value-type="float">
            <text:p>4</text:p>
          </table:table-cell>
          <table:table-cell/>
          <table:table-cell table:formula="of:= IF(WEEKDAY([.A335])=4; IF([.E334]&lt;0; [.B335]-260-300*[.D335]; [.E334]+[.B335]-260-300*[.D335]); IF([.E334]&lt;0; [.B335]-190-300*[.D335]; [.E334]+[.B335]-190-300*[.D335]))" office:value-type="float" office:value="15114" calcext:value-type="float">
            <text:p>1511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01" calcext:value-type="date">
            <text:p>1.12.2022</text:p>
          </table:table-cell>
          <table:table-cell office:value-type="float" office:value="0" calcext:value-type="float">
            <text:p>0</text:p>
          </table:table-cell>
          <table:table-cell table:formula="of:=IF([.B336]=0; [.C335]+1; 0)" office:value-type="float" office:value="5" calcext:value-type="float">
            <text:p>5</text:p>
          </table:table-cell>
          <table:table-cell/>
          <table:table-cell table:formula="of:= IF(WEEKDAY([.A336])=4; IF([.E335]&lt;0; [.B336]-260-300*[.D336]; [.E335]+[.B336]-260-300*[.D336]); IF([.E335]&lt;0; [.B336]-190-300*[.D336]; [.E335]+[.B336]-190-300*[.D336]))" office:value-type="float" office:value="14924" calcext:value-type="float">
            <text:p>1492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02" calcext:value-type="date">
            <text:p>2.12.2022</text:p>
          </table:table-cell>
          <table:table-cell office:value-type="float" office:value="0" calcext:value-type="float">
            <text:p>0</text:p>
          </table:table-cell>
          <table:table-cell table:formula="of:=IF([.B337]=0; [.C336]+1; 0)" office:value-type="float" office:value="6" calcext:value-type="float">
            <text:p>6</text:p>
          </table:table-cell>
          <table:table-cell/>
          <table:table-cell table:formula="of:= IF(WEEKDAY([.A337])=4; IF([.E336]&lt;0; [.B337]-260-300*[.D337]; [.E336]+[.B337]-260-300*[.D337]); IF([.E336]&lt;0; [.B337]-190-300*[.D337]; [.E336]+[.B337]-190-300*[.D337]))" office:value-type="float" office:value="14734" calcext:value-type="float">
            <text:p>1473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03" calcext:value-type="date">
            <text:p>3.12.2022</text:p>
          </table:table-cell>
          <table:table-cell office:value-type="float" office:value="0" calcext:value-type="float">
            <text:p>0</text:p>
          </table:table-cell>
          <table:table-cell table:formula="of:=IF([.B338]=0; [.C337]+1; 0)" office:value-type="float" office:value="7" calcext:value-type="float">
            <text:p>7</text:p>
          </table:table-cell>
          <table:table-cell/>
          <table:table-cell table:formula="of:= IF(WEEKDAY([.A338])=4; IF([.E337]&lt;0; [.B338]-260-300*[.D338]; [.E337]+[.B338]-260-300*[.D338]); IF([.E337]&lt;0; [.B338]-190-300*[.D338]; [.E337]+[.B338]-190-300*[.D338]))" office:value-type="float" office:value="14544" calcext:value-type="float">
            <text:p>1454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04" calcext:value-type="date">
            <text:p>4.12.2022</text:p>
          </table:table-cell>
          <table:table-cell office:value-type="float" office:value="0" calcext:value-type="float">
            <text:p>0</text:p>
          </table:table-cell>
          <table:table-cell table:formula="of:=IF([.B339]=0; [.C338]+1; 0)" office:value-type="float" office:value="8" calcext:value-type="float">
            <text:p>8</text:p>
          </table:table-cell>
          <table:table-cell/>
          <table:table-cell table:formula="of:= IF(WEEKDAY([.A339])=4; IF([.E338]&lt;0; [.B339]-260-300*[.D339]; [.E338]+[.B339]-260-300*[.D339]); IF([.E338]&lt;0; [.B339]-190-300*[.D339]; [.E338]+[.B339]-190-300*[.D339]))" office:value-type="float" office:value="14354" calcext:value-type="float">
            <text:p>1435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05" calcext:value-type="date">
            <text:p>5.12.2022</text:p>
          </table:table-cell>
          <table:table-cell office:value-type="float" office:value="29" calcext:value-type="float">
            <text:p>29</text:p>
          </table:table-cell>
          <table:table-cell table:formula="of:=IF([.B340]=0; [.C339]+1; 0)" office:value-type="float" office:value="0" calcext:value-type="float">
            <text:p>0</text:p>
          </table:table-cell>
          <table:table-cell/>
          <table:table-cell table:formula="of:= IF(WEEKDAY([.A340])=4; IF([.E339]&lt;0; [.B340]-260-300*[.D340]; [.E339]+[.B340]-260-300*[.D340]); IF([.E339]&lt;0; [.B340]-190-300*[.D340]; [.E339]+[.B340]-190-300*[.D340]))" office:value-type="float" office:value="14193" calcext:value-type="float">
            <text:p>1419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06" calcext:value-type="date">
            <text:p>6.12.2022</text:p>
          </table:table-cell>
          <table:table-cell office:value-type="float" office:value="46" calcext:value-type="float">
            <text:p>46</text:p>
          </table:table-cell>
          <table:table-cell table:formula="of:=IF([.B341]=0; [.C340]+1; 0)" office:value-type="float" office:value="0" calcext:value-type="float">
            <text:p>0</text:p>
          </table:table-cell>
          <table:table-cell/>
          <table:table-cell table:formula="of:= IF(WEEKDAY([.A341])=4; IF([.E340]&lt;0; [.B341]-260-300*[.D341]; [.E340]+[.B341]-260-300*[.D341]); IF([.E340]&lt;0; [.B341]-190-300*[.D341]; [.E340]+[.B341]-190-300*[.D341]))" office:value-type="float" office:value="14049" calcext:value-type="float">
            <text:p>1404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07" calcext:value-type="date">
            <text:p>7.12.2022</text:p>
          </table:table-cell>
          <table:table-cell office:value-type="float" office:value="0" calcext:value-type="float">
            <text:p>0</text:p>
          </table:table-cell>
          <table:table-cell table:formula="of:=IF([.B342]=0; [.C341]+1; 0)" office:value-type="float" office:value="1" calcext:value-type="float">
            <text:p>1</text:p>
          </table:table-cell>
          <table:table-cell/>
          <table:table-cell table:formula="of:= IF(WEEKDAY([.A342])=4; IF([.E341]&lt;0; [.B342]-260-300*[.D342]; [.E341]+[.B342]-260-300*[.D342]); IF([.E341]&lt;0; [.B342]-190-300*[.D342]; [.E341]+[.B342]-190-300*[.D342]))" office:value-type="float" office:value="13789" calcext:value-type="float">
            <text:p>1378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08" calcext:value-type="date">
            <text:p>8.12.2022</text:p>
          </table:table-cell>
          <table:table-cell office:value-type="float" office:value="0" calcext:value-type="float">
            <text:p>0</text:p>
          </table:table-cell>
          <table:table-cell table:formula="of:=IF([.B343]=0; [.C342]+1; 0)" office:value-type="float" office:value="2" calcext:value-type="float">
            <text:p>2</text:p>
          </table:table-cell>
          <table:table-cell/>
          <table:table-cell table:formula="of:= IF(WEEKDAY([.A343])=4; IF([.E342]&lt;0; [.B343]-260-300*[.D343]; [.E342]+[.B343]-260-300*[.D343]); IF([.E342]&lt;0; [.B343]-190-300*[.D343]; [.E342]+[.B343]-190-300*[.D343]))" office:value-type="float" office:value="13599" calcext:value-type="float">
            <text:p>1359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09" calcext:value-type="date">
            <text:p>9.12.2022</text:p>
          </table:table-cell>
          <table:table-cell office:value-type="float" office:value="0" calcext:value-type="float">
            <text:p>0</text:p>
          </table:table-cell>
          <table:table-cell table:formula="of:=IF([.B344]=0; [.C343]+1; 0)" office:value-type="float" office:value="3" calcext:value-type="float">
            <text:p>3</text:p>
          </table:table-cell>
          <table:table-cell/>
          <table:table-cell table:formula="of:= IF(WEEKDAY([.A344])=4; IF([.E343]&lt;0; [.B344]-260-300*[.D344]; [.E343]+[.B344]-260-300*[.D344]); IF([.E343]&lt;0; [.B344]-190-300*[.D344]; [.E343]+[.B344]-190-300*[.D344]))" office:value-type="float" office:value="13409" calcext:value-type="float">
            <text:p>1340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10" calcext:value-type="date">
            <text:p>10.12.2022</text:p>
          </table:table-cell>
          <table:table-cell office:value-type="float" office:value="0" calcext:value-type="float">
            <text:p>0</text:p>
          </table:table-cell>
          <table:table-cell table:formula="of:=IF([.B345]=0; [.C344]+1; 0)" office:value-type="float" office:value="4" calcext:value-type="float">
            <text:p>4</text:p>
          </table:table-cell>
          <table:table-cell/>
          <table:table-cell table:formula="of:= IF(WEEKDAY([.A345])=4; IF([.E344]&lt;0; [.B345]-260-300*[.D345]; [.E344]+[.B345]-260-300*[.D345]); IF([.E344]&lt;0; [.B345]-190-300*[.D345]; [.E344]+[.B345]-190-300*[.D345]))" office:value-type="float" office:value="13219" calcext:value-type="float">
            <text:p>1321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11" calcext:value-type="date">
            <text:p>11.12.2022</text:p>
          </table:table-cell>
          <table:table-cell office:value-type="float" office:value="0" calcext:value-type="float">
            <text:p>0</text:p>
          </table:table-cell>
          <table:table-cell table:formula="of:=IF([.B346]=0; [.C345]+1; 0)" office:value-type="float" office:value="5" calcext:value-type="float">
            <text:p>5</text:p>
          </table:table-cell>
          <table:table-cell/>
          <table:table-cell table:formula="of:= IF(WEEKDAY([.A346])=4; IF([.E345]&lt;0; [.B346]-260-300*[.D346]; [.E345]+[.B346]-260-300*[.D346]); IF([.E345]&lt;0; [.B346]-190-300*[.D346]; [.E345]+[.B346]-190-300*[.D346]))" office:value-type="float" office:value="13029" calcext:value-type="float">
            <text:p>1302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12" calcext:value-type="date">
            <text:p>12.12.2022</text:p>
          </table:table-cell>
          <table:table-cell office:value-type="float" office:value="0" calcext:value-type="float">
            <text:p>0</text:p>
          </table:table-cell>
          <table:table-cell table:formula="of:=IF([.B347]=0; [.C346]+1; 0)" office:value-type="float" office:value="6" calcext:value-type="float">
            <text:p>6</text:p>
          </table:table-cell>
          <table:table-cell/>
          <table:table-cell table:formula="of:= IF(WEEKDAY([.A347])=4; IF([.E346]&lt;0; [.B347]-260-300*[.D347]; [.E346]+[.B347]-260-300*[.D347]); IF([.E346]&lt;0; [.B347]-190-300*[.D347]; [.E346]+[.B347]-190-300*[.D347]))" office:value-type="float" office:value="12839" calcext:value-type="float">
            <text:p>12839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13" calcext:value-type="date">
            <text:p>13.12.2022</text:p>
          </table:table-cell>
          <table:table-cell office:value-type="float" office:value="145" calcext:value-type="float">
            <text:p>145</text:p>
          </table:table-cell>
          <table:table-cell table:formula="of:=IF([.B348]=0; [.C347]+1; 0)" office:value-type="float" office:value="0" calcext:value-type="float">
            <text:p>0</text:p>
          </table:table-cell>
          <table:table-cell/>
          <table:table-cell table:formula="of:= IF(WEEKDAY([.A348])=4; IF([.E347]&lt;0; [.B348]-260-300*[.D348]; [.E347]+[.B348]-260-300*[.D348]); IF([.E347]&lt;0; [.B348]-190-300*[.D348]; [.E347]+[.B348]-190-300*[.D348]))" office:value-type="float" office:value="12794" calcext:value-type="float">
            <text:p>1279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14" calcext:value-type="date">
            <text:p>14.12.2022</text:p>
          </table:table-cell>
          <table:table-cell office:value-type="float" office:value="0" calcext:value-type="float">
            <text:p>0</text:p>
          </table:table-cell>
          <table:table-cell table:formula="of:=IF([.B349]=0; [.C348]+1; 0)" office:value-type="float" office:value="1" calcext:value-type="float">
            <text:p>1</text:p>
          </table:table-cell>
          <table:table-cell/>
          <table:table-cell table:formula="of:= IF(WEEKDAY([.A349])=4; IF([.E348]&lt;0; [.B349]-260-300*[.D349]; [.E348]+[.B349]-260-300*[.D349]); IF([.E348]&lt;0; [.B349]-190-300*[.D349]; [.E348]+[.B349]-190-300*[.D349]))" office:value-type="float" office:value="12534" calcext:value-type="float">
            <text:p>1253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15" calcext:value-type="date">
            <text:p>15.12.2022</text:p>
          </table:table-cell>
          <table:table-cell office:value-type="float" office:value="0" calcext:value-type="float">
            <text:p>0</text:p>
          </table:table-cell>
          <table:table-cell table:formula="of:=IF([.B350]=0; [.C349]+1; 0)" office:value-type="float" office:value="2" calcext:value-type="float">
            <text:p>2</text:p>
          </table:table-cell>
          <table:table-cell/>
          <table:table-cell table:formula="of:= IF(WEEKDAY([.A350])=4; IF([.E349]&lt;0; [.B350]-260-300*[.D350]; [.E349]+[.B350]-260-300*[.D350]); IF([.E349]&lt;0; [.B350]-190-300*[.D350]; [.E349]+[.B350]-190-300*[.D350]))" office:value-type="float" office:value="12344" calcext:value-type="float">
            <text:p>12344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16" calcext:value-type="date">
            <text:p>16.12.2022</text:p>
          </table:table-cell>
          <table:table-cell office:value-type="float" office:value="24" calcext:value-type="float">
            <text:p>24</text:p>
          </table:table-cell>
          <table:table-cell table:formula="of:=IF([.B351]=0; [.C350]+1; 0)" office:value-type="float" office:value="0" calcext:value-type="float">
            <text:p>0</text:p>
          </table:table-cell>
          <table:table-cell/>
          <table:table-cell table:formula="of:= IF(WEEKDAY([.A351])=4; IF([.E350]&lt;0; [.B351]-260-300*[.D351]; [.E350]+[.B351]-260-300*[.D351]); IF([.E350]&lt;0; [.B351]-190-300*[.D351]; [.E350]+[.B351]-190-300*[.D351]))" office:value-type="float" office:value="12178" calcext:value-type="float">
            <text:p>1217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17" calcext:value-type="date">
            <text:p>17.12.2022</text:p>
          </table:table-cell>
          <table:table-cell office:value-type="float" office:value="0" calcext:value-type="float">
            <text:p>0</text:p>
          </table:table-cell>
          <table:table-cell table:formula="of:=IF([.B352]=0; [.C351]+1; 0)" office:value-type="float" office:value="1" calcext:value-type="float">
            <text:p>1</text:p>
          </table:table-cell>
          <table:table-cell/>
          <table:table-cell table:formula="of:= IF(WEEKDAY([.A352])=4; IF([.E351]&lt;0; [.B352]-260-300*[.D352]; [.E351]+[.B352]-260-300*[.D352]); IF([.E351]&lt;0; [.B352]-190-300*[.D352]; [.E351]+[.B352]-190-300*[.D352]))" office:value-type="float" office:value="11988" calcext:value-type="float">
            <text:p>1198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18" calcext:value-type="date">
            <text:p>18.12.2022</text:p>
          </table:table-cell>
          <table:table-cell office:value-type="float" office:value="0" calcext:value-type="float">
            <text:p>0</text:p>
          </table:table-cell>
          <table:table-cell table:formula="of:=IF([.B353]=0; [.C352]+1; 0)" office:value-type="float" office:value="2" calcext:value-type="float">
            <text:p>2</text:p>
          </table:table-cell>
          <table:table-cell/>
          <table:table-cell table:formula="of:= IF(WEEKDAY([.A353])=4; IF([.E352]&lt;0; [.B353]-260-300*[.D353]; [.E352]+[.B353]-260-300*[.D353]); IF([.E352]&lt;0; [.B353]-190-300*[.D353]; [.E352]+[.B353]-190-300*[.D353]))" office:value-type="float" office:value="11798" calcext:value-type="float">
            <text:p>11798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19" calcext:value-type="date">
            <text:p>19.12.2022</text:p>
          </table:table-cell>
          <table:table-cell office:value-type="float" office:value="45" calcext:value-type="float">
            <text:p>45</text:p>
          </table:table-cell>
          <table:table-cell table:formula="of:=IF([.B354]=0; [.C353]+1; 0)" office:value-type="float" office:value="0" calcext:value-type="float">
            <text:p>0</text:p>
          </table:table-cell>
          <table:table-cell/>
          <table:table-cell table:formula="of:= IF(WEEKDAY([.A354])=4; IF([.E353]&lt;0; [.B354]-260-300*[.D354]; [.E353]+[.B354]-260-300*[.D354]); IF([.E353]&lt;0; [.B354]-190-300*[.D354]; [.E353]+[.B354]-190-300*[.D354]))" office:value-type="float" office:value="11653" calcext:value-type="float">
            <text:p>11653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20" calcext:value-type="date">
            <text:p>20.12.2022</text:p>
          </table:table-cell>
          <table:table-cell office:value-type="float" office:value="97" calcext:value-type="float">
            <text:p>97</text:p>
          </table:table-cell>
          <table:table-cell table:formula="of:=IF([.B355]=0; [.C354]+1; 0)" office:value-type="float" office:value="0" calcext:value-type="float">
            <text:p>0</text:p>
          </table:table-cell>
          <table:table-cell/>
          <table:table-cell table:formula="of:= IF(WEEKDAY([.A355])=4; IF([.E354]&lt;0; [.B355]-260-300*[.D355]; [.E354]+[.B355]-260-300*[.D355]); IF([.E354]&lt;0; [.B355]-190-300*[.D355]; [.E354]+[.B355]-190-300*[.D355]))" office:value-type="float" office:value="11560" calcext:value-type="float">
            <text:p>115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21" calcext:value-type="date">
            <text:p>21.12.2022</text:p>
          </table:table-cell>
          <table:table-cell office:value-type="float" office:value="0" calcext:value-type="float">
            <text:p>0</text:p>
          </table:table-cell>
          <table:table-cell table:formula="of:=IF([.B356]=0; [.C355]+1; 0)" office:value-type="float" office:value="1" calcext:value-type="float">
            <text:p>1</text:p>
          </table:table-cell>
          <table:table-cell/>
          <table:table-cell table:formula="of:= IF(WEEKDAY([.A356])=4; IF([.E355]&lt;0; [.B356]-260-300*[.D356]; [.E355]+[.B356]-260-300*[.D356]); IF([.E355]&lt;0; [.B356]-190-300*[.D356]; [.E355]+[.B356]-190-300*[.D356]))" office:value-type="float" office:value="11300" calcext:value-type="float">
            <text:p>1130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22" calcext:value-type="date">
            <text:p>22.12.2022</text:p>
          </table:table-cell>
          <table:table-cell office:value-type="float" office:value="22" calcext:value-type="float">
            <text:p>22</text:p>
          </table:table-cell>
          <table:table-cell table:formula="of:=IF([.B357]=0; [.C356]+1; 0)" office:value-type="float" office:value="0" calcext:value-type="float">
            <text:p>0</text:p>
          </table:table-cell>
          <table:table-cell/>
          <table:table-cell table:formula="of:= IF(WEEKDAY([.A357])=4; IF([.E356]&lt;0; [.B357]-260-300*[.D357]; [.E356]+[.B357]-260-300*[.D357]); IF([.E356]&lt;0; [.B357]-190-300*[.D357]; [.E356]+[.B357]-190-300*[.D357]))" office:value-type="float" office:value="11132" calcext:value-type="float">
            <text:p>1113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23" calcext:value-type="date">
            <text:p>23.12.2022</text:p>
          </table:table-cell>
          <table:table-cell office:value-type="float" office:value="0" calcext:value-type="float">
            <text:p>0</text:p>
          </table:table-cell>
          <table:table-cell table:formula="of:=IF([.B358]=0; [.C357]+1; 0)" office:value-type="float" office:value="1" calcext:value-type="float">
            <text:p>1</text:p>
          </table:table-cell>
          <table:table-cell/>
          <table:table-cell table:formula="of:= IF(WEEKDAY([.A358])=4; IF([.E357]&lt;0; [.B358]-260-300*[.D358]; [.E357]+[.B358]-260-300*[.D358]); IF([.E357]&lt;0; [.B358]-190-300*[.D358]; [.E357]+[.B358]-190-300*[.D358]))" office:value-type="float" office:value="10942" calcext:value-type="float">
            <text:p>1094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24" calcext:value-type="date">
            <text:p>24.12.2022</text:p>
          </table:table-cell>
          <table:table-cell office:value-type="float" office:value="0" calcext:value-type="float">
            <text:p>0</text:p>
          </table:table-cell>
          <table:table-cell table:formula="of:=IF([.B359]=0; [.C358]+1; 0)" office:value-type="float" office:value="2" calcext:value-type="float">
            <text:p>2</text:p>
          </table:table-cell>
          <table:table-cell/>
          <table:table-cell table:formula="of:= IF(WEEKDAY([.A359])=4; IF([.E358]&lt;0; [.B359]-260-300*[.D359]; [.E358]+[.B359]-260-300*[.D359]); IF([.E358]&lt;0; [.B359]-190-300*[.D359]; [.E358]+[.B359]-190-300*[.D359]))" office:value-type="float" office:value="10752" calcext:value-type="float">
            <text:p>1075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25" calcext:value-type="date">
            <text:p>25.12.2022</text:p>
          </table:table-cell>
          <table:table-cell office:value-type="float" office:value="0" calcext:value-type="float">
            <text:p>0</text:p>
          </table:table-cell>
          <table:table-cell table:formula="of:=IF([.B360]=0; [.C359]+1; 0)" office:value-type="float" office:value="3" calcext:value-type="float">
            <text:p>3</text:p>
          </table:table-cell>
          <table:table-cell/>
          <table:table-cell table:formula="of:= IF(WEEKDAY([.A360])=4; IF([.E359]&lt;0; [.B360]-260-300*[.D360]; [.E359]+[.B360]-260-300*[.D360]); IF([.E359]&lt;0; [.B360]-190-300*[.D360]; [.E359]+[.B360]-190-300*[.D360]))" office:value-type="float" office:value="10562" calcext:value-type="float">
            <text:p>10562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26" calcext:value-type="date">
            <text:p>26.12.2022</text:p>
          </table:table-cell>
          <table:table-cell office:value-type="float" office:value="135" calcext:value-type="float">
            <text:p>135</text:p>
          </table:table-cell>
          <table:table-cell table:formula="of:=IF([.B361]=0; [.C360]+1; 0)" office:value-type="float" office:value="0" calcext:value-type="float">
            <text:p>0</text:p>
          </table:table-cell>
          <table:table-cell/>
          <table:table-cell table:formula="of:= IF(WEEKDAY([.A361])=4; IF([.E360]&lt;0; [.B361]-260-300*[.D361]; [.E360]+[.B361]-260-300*[.D361]); IF([.E360]&lt;0; [.B361]-190-300*[.D361]; [.E360]+[.B361]-190-300*[.D361]))" office:value-type="float" office:value="10507" calcext:value-type="float">
            <text:p>1050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27" calcext:value-type="date">
            <text:p>27.12.2022</text:p>
          </table:table-cell>
          <table:table-cell office:value-type="float" office:value="0" calcext:value-type="float">
            <text:p>0</text:p>
          </table:table-cell>
          <table:table-cell table:formula="of:=IF([.B362]=0; [.C361]+1; 0)" office:value-type="float" office:value="1" calcext:value-type="float">
            <text:p>1</text:p>
          </table:table-cell>
          <table:table-cell/>
          <table:table-cell table:formula="of:= IF(WEEKDAY([.A362])=4; IF([.E361]&lt;0; [.B362]-260-300*[.D362]; [.E361]+[.B362]-260-300*[.D362]); IF([.E361]&lt;0; [.B362]-190-300*[.D362]; [.E361]+[.B362]-190-300*[.D362]))" office:value-type="float" office:value="10317" calcext:value-type="float">
            <text:p>10317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28" calcext:value-type="date">
            <text:p>28.12.2022</text:p>
          </table:table-cell>
          <table:table-cell office:value-type="float" office:value="153" calcext:value-type="float">
            <text:p>153</text:p>
          </table:table-cell>
          <table:table-cell table:formula="of:=IF([.B363]=0; [.C362]+1; 0)" office:value-type="float" office:value="0" calcext:value-type="float">
            <text:p>0</text:p>
          </table:table-cell>
          <table:table-cell/>
          <table:table-cell table:formula="of:= IF(WEEKDAY([.A363])=4; IF([.E362]&lt;0; [.B363]-260-300*[.D363]; [.E362]+[.B363]-260-300*[.D363]); IF([.E362]&lt;0; [.B363]-190-300*[.D363]; [.E362]+[.B363]-190-300*[.D363]))" office:value-type="float" office:value="10210" calcext:value-type="float">
            <text:p>1021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29" calcext:value-type="date">
            <text:p>29.12.2022</text:p>
          </table:table-cell>
          <table:table-cell office:value-type="float" office:value="0" calcext:value-type="float">
            <text:p>0</text:p>
          </table:table-cell>
          <table:table-cell table:formula="of:=IF([.B364]=0; [.C363]+1; 0)" office:value-type="float" office:value="1" calcext:value-type="float">
            <text:p>1</text:p>
          </table:table-cell>
          <table:table-cell/>
          <table:table-cell table:formula="of:= IF(WEEKDAY([.A364])=4; IF([.E363]&lt;0; [.B364]-260-300*[.D364]; [.E363]+[.B364]-260-300*[.D364]); IF([.E363]&lt;0; [.B364]-190-300*[.D364]; [.E363]+[.B364]-190-300*[.D364]))" office:value-type="float" office:value="10020" calcext:value-type="float">
            <text:p>1002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30" calcext:value-type="date">
            <text:p>30.12.2022</text:p>
          </table:table-cell>
          <table:table-cell office:value-type="float" office:value="0" calcext:value-type="float">
            <text:p>0</text:p>
          </table:table-cell>
          <table:table-cell table:formula="of:=IF([.B365]=0; [.C364]+1; 0)" office:value-type="float" office:value="2" calcext:value-type="float">
            <text:p>2</text:p>
          </table:table-cell>
          <table:table-cell/>
          <table:table-cell table:formula="of:= IF(WEEKDAY([.A365])=4; IF([.E364]&lt;0; [.B365]-260-300*[.D365]; [.E364]+[.B365]-260-300*[.D365]); IF([.E364]&lt;0; [.B365]-190-300*[.D365]; [.E364]+[.B365]-190-300*[.D365]))" office:value-type="float" office:value="9830" calcext:value-type="float">
            <text:p>9830</text:p>
          </table:table-cell>
          <table:table-cell table:number-columns-repeated="5"/>
        </table:table-row>
        <table:table-row table:style-name="ro1">
          <table:table-cell table:style-name="ce1" office:value-type="date" office:date-value="2022-12-31" calcext:value-type="date">
            <text:p>31.12.2022</text:p>
          </table:table-cell>
          <table:table-cell office:value-type="float" office:value="144" calcext:value-type="float">
            <text:p>144</text:p>
          </table:table-cell>
          <table:table-cell table:formula="of:=IF([.B366]=0; [.C365]+1; 0)" office:value-type="float" office:value="0" calcext:value-type="float">
            <text:p>0</text:p>
          </table:table-cell>
          <table:table-cell/>
          <table:table-cell table:formula="of:= IF(WEEKDAY([.A366])=4; IF([.E365]&lt;0; [.B366]-260-300*[.D366]; [.E365]+[.B366]-260-300*[.D366]); IF([.E365]&lt;0; [.B366]-190-300*[.D366]; [.E365]+[.B366]-190-300*[.D366]))" office:value-type="float" office:value="9784" calcext:value-type="float">
            <text:p>9784</text:p>
          </table:table-cell>
          <table:table-cell table:number-columns-repeated="5"/>
        </table:table-row>
        <table:table-row table:style-name="ro1" table:number-rows-repeated="104820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ekodom.C1:ekodom.C1048576">
            <calcext:condition calcext:apply-style-name="Untitled1" calcext:value="=21" calcext:base-cell-address="ekodom.C1"/>
          </calcext:conditional-format>
        </calcext:conditional-formats>
      </table:table>
      <table:table table:name="zad 4.2" table:style-name="ta1">
        <table:shapes>
          <draw:frame draw:z-index="0" draw:style-name="gr1" draw:text-style-name="P1" svg:width="6.2988in" svg:height="3.5429in" svg:x="3.0094in" svg:y="0.5in">
            <draw:object draw:notify-on-update-of-ranges="'zad 4.2'.E4:'zad 4.2'.E15 'zad 4.2'.F4:'zad 4.2'.F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6"/>
        <table:table-column table:style-name="co3" table:default-cell-style-name="ce10"/>
        <table:table-column table:style-name="co3" table:number-columns-repeated="2" table:default-cell-style-name="Default"/>
        <table:table-column table:style-name="co3" table:default-cell-style-name="ce6"/>
        <table:table-column table:style-name="co3" table:default-cell-style-name="ce10"/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Data2</text:p>
          </table:table-cell>
          <table:table-cell table:style-name="ce8" office:value-type="string" calcext:value-type="string">
            <text:p>Sum - retencja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I</text:p>
          </table:table-cell>
          <table:table-cell table:style-name="ce9" office:value-type="float" office:value="2452" calcext:value-type="float">
            <text:p>2452</text:p>
          </table:table-cell>
          <table:table-cell table:number-columns-repeated="2"/>
          <table:table-cell table:style-name="ce5" office:value-type="string" calcext:value-type="string">
            <text:p>I</text:p>
          </table:table-cell>
          <table:table-cell table:style-name="ce9"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755" calcext:value-type="float">
            <text:p>3755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4213" calcext:value-type="float">
            <text:p>4213</text:p>
          </table:table-cell>
          <table:table-cell table:number-columns-repeated="2"/>
          <table:table-cell office:value-type="string" calcext:value-type="string">
            <text:p>IV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935" calcext:value-type="float">
            <text:p>3935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5566" calcext:value-type="float">
            <text:p>5566</text:p>
          </table:table-cell>
          <table:table-cell table:number-columns-repeated="2"/>
          <table:table-cell office:value-type="string" calcext:value-type="string">
            <text:p>VI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6516" calcext:value-type="float">
            <text:p>6516</text:p>
          </table:table-cell>
          <table:table-cell table:number-columns-repeated="2"/>
          <table:table-cell office:value-type="string" calcext:value-type="string">
            <text:p>VII</text:p>
          </table:table-cell>
          <table:table-cell office:value-type="float" office:value="6516" calcext:value-type="float">
            <text:p>6516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2698" calcext:value-type="float">
            <text:p>2698</text:p>
          </table:table-cell>
          <table:table-cell table:number-columns-repeated="2"/>
          <table:table-cell office:value-type="string" calcext:value-type="string">
            <text:p>VIII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5680" calcext:value-type="float">
            <text:p>5680</text:p>
          </table:table-cell>
          <table:table-cell table:number-columns-repeated="2"/>
          <table:table-cell office:value-type="string" calcext:value-type="string">
            <text:p>IX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225" calcext:value-type="float">
            <text:p>1222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2225" calcext:value-type="float">
            <text:p>12225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14761" calcext:value-type="float">
            <text:p>14761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14761" calcext:value-type="float">
            <text:p>14761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table:style-name="ce11" office:value-type="float" office:value="840" calcext:value-type="float">
            <text:p>840</text:p>
          </table:table-cell>
          <table:table-cell table:number-columns-repeated="2"/>
          <table:table-cell office:value-type="string" calcext:value-type="string">
            <text:p>XII</text:p>
          </table:table-cell>
          <table:table-cell table:style-name="ce11" office:value-type="float" office:value="840" calcext:value-type="float">
            <text:p>840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2" office:value-type="float" office:value="64022" calcext:value-type="float">
            <text:p>64022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  <table:data-pilot-tables>
        <table:data-pilot-table table:name="DataPilot1" table:application-data="" table:target-range-address="'zad 4.2'.A3:'zad 4.2'.B16" table:buttons="'zad 4.2'.A3" table:show-filter-button="false" table:drill-down-on-double-click="false">
          <table:source-cell-range table:cell-range-address="ekodom.A1:ekodom.B366"/>
          <table:data-pilot-field table:source-field-name="Data2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IX" table:display="true" table:show-details="true"/>
                <table:data-pilot-member table:name="X" table:display="true" table:show-details="true"/>
                <table:data-pilot-member table:name="XI" table:display="true" table:show-details="true"/>
                <table:data-pilot-member table:name="XII" table:display="true" table:show-details="true"/>
                <table:data-pilot-member table:name="&lt;1.01.2022" table:display="true" table:show-details="true"/>
                <table:data-pilot-member table:name="&gt;1.01.20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months" table:start="auto" table:end="auto" table:step="0"/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tencja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3" table:display="true" table:show-details="true"/>
                <table:data-pilot-member table:name="18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9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41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65" table:display="true" table:show-details="true"/>
                <table:data-pilot-member table:name="69" table:display="true" table:show-details="true"/>
                <table:data-pilot-member table:name="72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108" table:display="true" table:show-details="true"/>
                <table:data-pilot-member table:name="112" table:display="true" table:show-details="true"/>
                <table:data-pilot-member table:name="118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5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53" table:display="true" table:show-details="true"/>
                <table:data-pilot-member table:name="163" table:display="true" table:show-details="true"/>
                <table:data-pilot-member table:name="170" table:display="true" table:show-details="true"/>
                <table:data-pilot-member table:name="174" table:display="true" table:show-details="true"/>
                <table:data-pilot-member table:name="195" table:display="true" table:show-details="true"/>
                <table:data-pilot-member table:name="205" table:display="true" table:show-details="true"/>
                <table:data-pilot-member table:name="207" table:display="true" table:show-details="true"/>
                <table:data-pilot-member table:name="218" table:display="true" table:show-details="true"/>
                <table:data-pilot-member table:name="220" table:display="true" table:show-details="true"/>
                <table:data-pilot-member table:name="228" table:display="true" table:show-details="true"/>
                <table:data-pilot-member table:name="234" table:display="true" table:show-details="true"/>
                <table:data-pilot-member table:name="259" table:display="true" table:show-details="true"/>
                <table:data-pilot-member table:name="279" table:display="true" table:show-details="true"/>
                <table:data-pilot-member table:name="302" table:display="true" table:show-details="true"/>
                <table:data-pilot-member table:name="353" table:display="true" table:show-details="true"/>
                <table:data-pilot-member table:name="368" table:display="true" table:show-details="true"/>
                <table:data-pilot-member table:name="383" table:display="true" table:show-details="true"/>
                <table:data-pilot-member table:name="388" table:display="true" table:show-details="true"/>
                <table:data-pilot-member table:name="406" table:display="true" table:show-details="true"/>
                <table:data-pilot-member table:name="415" table:display="true" table:show-details="true"/>
                <table:data-pilot-member table:name="426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56" table:display="true" table:show-details="true"/>
                <table:data-pilot-member table:name="467" table:display="true" table:show-details="true"/>
                <table:data-pilot-member table:name="47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25" table:display="true" table:show-details="true"/>
                <table:data-pilot-member table:name="527" table:display="true" table:show-details="true"/>
                <table:data-pilot-member table:name="529" table:display="true" table:show-details="true"/>
                <table:data-pilot-member table:name="537" table:display="true" table:show-details="true"/>
                <table:data-pilot-member table:name="540" table:display="true" table:show-details="true"/>
                <table:data-pilot-member table:name="542" table:display="true" table:show-details="true"/>
                <table:data-pilot-member table:name="552" table:display="true" table:show-details="true"/>
                <table:data-pilot-member table:name="560" table:display="true" table:show-details="true"/>
                <table:data-pilot-member table:name="568" table:display="true" table:show-details="true"/>
                <table:data-pilot-member table:name="601" table:display="true" table:show-details="true"/>
                <table:data-pilot-member table:name="603" table:display="true" table:show-details="true"/>
                <table:data-pilot-member table:name="607" table:display="true" table:show-details="true"/>
                <table:data-pilot-member table:name="609" table:display="true" table:show-details="true"/>
                <table:data-pilot-member table:name="612" table:display="true" table:show-details="true"/>
                <table:data-pilot-member table:name="619" table:display="true" table:show-details="true"/>
                <table:data-pilot-member table:name="622" table:display="true" table:show-details="true"/>
                <table:data-pilot-member table:name="640" table:display="true" table:show-details="true"/>
                <table:data-pilot-member table:name="644" table:display="true" table:show-details="true"/>
                <table:data-pilot-member table:name="648" table:display="true" table:show-details="true"/>
                <table:data-pilot-member table:name="660" table:display="true" table:show-details="true"/>
                <table:data-pilot-member table:name="670" table:display="true" table:show-details="true"/>
                <table:data-pilot-member table:name="673" table:display="true" table:show-details="true"/>
                <table:data-pilot-member table:name="695" table:display="true" table:show-details="true"/>
                <table:data-pilot-member table:name="697" table:display="true" table:show-details="true"/>
                <table:data-pilot-member table:name="705" table:display="true" table:show-details="true"/>
                <table:data-pilot-member table:name="717" table:display="true" table:show-details="true"/>
                <table:data-pilot-member table:name="734" table:display="true" table:show-details="true"/>
                <table:data-pilot-member table:name="745" table:display="true" table:show-details="true"/>
                <table:data-pilot-member table:name="771" table:display="true" table:show-details="true"/>
                <table:data-pilot-member table:name="778" table:display="true" table:show-details="true"/>
                <table:data-pilot-member table:name="781" table:display="true" table:show-details="true"/>
                <table:data-pilot-member table:name="786" table:display="true" table:show-details="true"/>
                <table:data-pilot-member table:name="791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816" table:display="true" table:show-details="true"/>
                <table:data-pilot-member table:name="826" table:display="true" table:show-details="true"/>
                <table:data-pilot-member table:name="890" table:display="true" table:show-details="true"/>
                <table:data-pilot-member table:name="913" table:display="true" table:show-details="true"/>
                <table:data-pilot-member table:name="935" table:display="true" table:show-details="true"/>
                <table:data-pilot-member table:name="998" table:display="true" table:show-details="true"/>
                <table:data-pilot-member table:name="1066" table:display="true" table:show-details="true"/>
                <table:data-pilot-member table:name="1084" table:display="true" table:show-details="true"/>
                <table:data-pilot-member table:name="1097" table:display="true" table:show-details="true"/>
                <table:data-pilot-member table:name="1100" table:display="true" table:show-details="true"/>
                <table:data-pilot-member table:name="1170" table:display="true" table:show-details="true"/>
                <table:data-pilot-member table:name="1182" table:display="true" table:show-details="true"/>
                <table:data-pilot-member table:name="1189" table:display="true" table:show-details="true"/>
                <table:data-pilot-member table:name="1234" table:display="true" table:show-details="true"/>
                <table:data-pilot-member table:name="1245" table:display="true" table:show-details="true"/>
                <table:data-pilot-member table:name="1276" table:display="true" table:show-details="true"/>
                <table:data-pilot-member table:name="1299" table:display="true" table:show-details="true"/>
                <table:data-pilot-member table:name="1302" table:display="true" table:show-details="true"/>
                <table:data-pilot-member table:name="1315" table:display="true" table:show-details="true"/>
                <table:data-pilot-member table:name="1316" table:display="true" table:show-details="true"/>
                <table:data-pilot-member table:name="1398" table:display="true" table:show-details="true"/>
                <table:data-pilot-member table:name="1423" table:display="true" table:show-details="true"/>
                <table:data-pilot-member table:name="146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3T13:50:56.739299541</dc:date>
    <meta:editing-duration>PT27M35S</meta:editing-duration>
    <meta:editing-cycles>3</meta:editing-cycles>
    <meta:generator>LibreOffice/7.5.2.2$Linux_X86_64 LibreOffice_project/50$Build-2</meta:generator>
    <meta:document-statistic meta:table-count="2" meta:cell-count="1709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94cm" svg:y="0.316cm" chart:style-name="ch2">
          <text:p>Retencja wody w 2022</text:p>
        </chart:title>
        <chart:plot-area chart:style-name="ch3" table:cell-range-address="'zad 4.2'.E4:'zad 4.2'.F15" chart:data-source-has-labels="column" svg:x="1.331cm" svg:y="1.275cm" svg:width="14.349cm" svg:height="6.564cm">
          <chart:coordinate-region svg:x="2.508cm" svg:y="1.474cm" svg:width="13.172cm" svg:height="5.718cm"/>
          <chart:axis chart:dimension="x" chart:name="primary-x" chart:style-name="ch4" chartooo:axis-type="auto">
            <chartooo:date-scale/>
            <chart:title svg:x="7.8cm" svg:y="8.019cm" chart:style-name="ch5">
              <text:p>miesiace</text:p>
            </chart:title>
            <chart:categories table:cell-range-address="'zad 4.2'.E4:'zad 4.2'.E15"/>
          </chart:axis>
          <chart:axis chart:dimension="y" chart:name="primary-y" chart:style-name="ch6">
            <chart:title svg:x="0.451cm" svg:y="4.866cm" chart:style-name="ch7">
              <text:p>litry</text:p>
            </chart:title>
            <chart:grid chart:style-name="ch8" chart:class="major"/>
          </chart:axis>
          <chart:series chart:style-name="ch9" chart:values-cell-range-address="'zad 4.2'.F4:'zad 4.2'.F1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I</text:p>
                <draw:g>
                  <svg:desc>'zad 4.2'.E4:'zad 4.2'.E15</svg:desc>
                </draw:g>
              </table:table-cell>
              <table:table-cell office:value-type="float" office:value="2452">
                <text:p>2452</text:p>
                <draw:g>
                  <svg:desc>'zad 4.2'.F4:'zad 4.2'.F15</svg:desc>
                </draw:g>
              </table:table-cell>
            </table:table-row>
            <table:table-row>
              <table:table-cell office:value-type="string">
                <text:p>II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III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IV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VI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string">
                <text:p>VII</text:p>
              </table:table-cell>
              <table:table-cell office:value-type="float" office:value="6516">
                <text:p>6516</text:p>
              </table:table-cell>
            </table:table-row>
            <table:table-row>
              <table:table-cell office:value-type="string">
                <text:p>VIII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IX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2225">
                <text:p>12225</text:p>
              </table:table-cell>
            </table:table-row>
            <table:table-row>
              <table:table-cell office:value-type="string">
                <text:p>XI</text:p>
              </table:table-cell>
              <table:table-cell office:value-type="float" office:value="14761">
                <text:p>14761</text:p>
              </table:table-cell>
            </table:table-row>
            <table:table-row>
              <table:table-cell office:value-type="string">
                <text:p>XII</text:p>
              </table:table-cell>
              <table:table-cell office:value-type="float" office:value="840">
                <text:p>8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